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ystem" style:font-pitch="variable"/>
    <style:font-face style:name="Consolas" svg:font-family="Consolas" style:font-adornments="Italic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family-generic="swiss" style:font-pitch="variable"/>
    <style:font-face style:name="Consolas4" svg:font-family="Consolas" style:font-family-generic="swiss" style:font-pitch="fixed"/>
    <style:font-face style:name="Consolas5" svg:font-family="Consolas"/>
    <style:font-face style:name="Consolas6" svg:font-family="Consolas" style:font-pitch="variable"/>
    <style:font-face style:name="Consolas7" svg:font-family="Consolas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draw:textarea-vertical-align="middle" fo:min-height="13.85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draw:textarea-vertical-align="middle" fo:min-height="15.403cm"/>
      <style:paragraph-properties style:writing-mode="lr-tb"/>
    </style:style>
    <style:style style:name="pr8" style:family="presentation" style:parent-style-name="Default-notes">
      <style:graphic-properties draw:fill-color="#ffffff" fo:min-height="11.019cm"/>
      <style:paragraph-properties style:writing-mode="lr-tb"/>
    </style:style>
    <style:style style:name="pr9" style:family="presentation" style:parent-style-name="Default-outline1">
      <style:graphic-properties draw:textarea-vertical-align="middle" fo:min-height="14.166cm"/>
      <style:paragraph-properties style:writing-mode="lr-tb"/>
    </style:style>
    <style:style style:name="pr10" style:family="presentation" style:parent-style-name="Default-notes">
      <style:graphic-properties draw:fill-color="#ffffff" fo:min-height="6.297cm"/>
      <style:paragraph-properties style:writing-mode="lr-tb"/>
    </style:style>
    <style:style style:name="pr11" style:family="presentation" style:parent-style-name="Default-outline1">
      <style:graphic-properties draw:textarea-vertical-align="middle" draw:auto-grow-height="true" fo:min-height="14.433cm"/>
      <style:paragraph-properties style:writing-mode="lr-tb"/>
    </style:style>
    <style:style style:name="pr12" style:family="presentation" style:parent-style-name="Default-notes">
      <style:graphic-properties draw:fill-color="#ffffff" fo:min-height="14.167cm"/>
      <style:paragraph-properties style:writing-mode="lr-tb"/>
    </style:style>
    <style:style style:name="pr13" style:family="presentation" style:parent-style-name="Default-outline1">
      <style:graphic-properties draw:textarea-vertical-align="middle" fo:min-height="15.661cm"/>
      <style:paragraph-properties style:writing-mode="lr-tb"/>
    </style:style>
    <style:style style:name="pr14" style:family="presentation" style:parent-style-name="Default-notes">
      <style:graphic-properties draw:fill-color="#ffffff" fo:min-height="11.29cm"/>
      <style:paragraph-properties style:writing-mode="lr-tb"/>
    </style:style>
    <style:style style:name="pr15" style:family="presentation" style:parent-style-name="Default-notes">
      <style:graphic-properties draw:fill-color="#ffffff" fo:min-height="12.593cm"/>
      <style:paragraph-properties style:writing-mode="lr-tb"/>
    </style:style>
    <style:style style:name="pr16" style:family="presentation" style:parent-style-name="Default-notes">
      <style:graphic-properties draw:fill-color="#ffffff" fo:min-height="8.658cm"/>
      <style:paragraph-properties style:writing-mode="lr-tb"/>
    </style:style>
    <style:style style:name="pr17" style:family="presentation" style:parent-style-name="Default-outline1">
      <style:graphic-properties draw:textarea-vertical-align="middle" fo:min-height="13.985cm"/>
      <style:paragraph-properties style:writing-mode="lr-tb"/>
    </style:style>
    <style:style style:name="pr18" style:family="presentation" style:parent-style-name="Default-outline1">
      <style:graphic-properties draw:textarea-vertical-align="middle" fo:min-height="13.875cm"/>
      <style:paragraph-properties style:writing-mode="lr-tb"/>
    </style:style>
    <style:style style:name="pr19" style:family="presentation" style:parent-style-name="Default-notes">
      <style:graphic-properties draw:fill-color="#ffffff" fo:min-height="3.149cm"/>
      <style:paragraph-properties style:writing-mode="lr-tb"/>
    </style:style>
    <style:style style:name="pr20" style:family="presentation" style:parent-style-name="Default-outline1">
      <style:graphic-properties draw:textarea-vertical-align="middle" fo:min-height="14.941cm"/>
      <style:paragraph-properties style:writing-mode="lr-tb"/>
    </style:style>
    <style:style style:name="pr21" style:family="presentation" style:parent-style-name="Default-notes">
      <style:graphic-properties draw:fill-color="#ffffff" fo:min-height="5.51cm"/>
      <style:paragraph-properties style:writing-mode="lr-tb"/>
    </style:style>
    <style:style style:name="pr22" style:family="presentation" style:parent-style-name="Default-outline1">
      <style:graphic-properties draw:textarea-vertical-align="middle" fo:min-height="13.989cm"/>
      <style:paragraph-properties style:writing-mode="lr-tb"/>
    </style:style>
    <style:style style:name="pr23" style:family="presentation" style:parent-style-name="Default-outline1">
      <style:graphic-properties draw:textarea-vertical-align="middle" fo:min-height="14.111cm"/>
      <style:paragraph-properties style:writing-mode="lr-tb"/>
    </style:style>
    <style:style style:name="pr24" style:family="presentation" style:parent-style-name="Default-outline1">
      <style:graphic-properties draw:textarea-vertical-align="middle" fo:min-height="15.771cm"/>
      <style:paragraph-properties style:writing-mode="lr-tb"/>
    </style:style>
    <style:style style:name="pr25" style:family="presentation" style:parent-style-name="Default-outline1">
      <style:graphic-properties draw:textarea-vertical-align="middle" fo:min-height="12.18cm"/>
      <style:paragraph-properties style:writing-mode="lr-tb"/>
    </style:style>
    <style:style style:name="pr26" style:family="presentation" style:parent-style-name="Default-outline1">
      <style:graphic-properties draw:textarea-vertical-align="middle" fo:min-height="12.95cm"/>
      <style:paragraph-properties style:writing-mode="lr-tb"/>
    </style:style>
    <style:style style:name="pr27" style:family="presentation" style:parent-style-name="Default-notes">
      <style:graphic-properties draw:fill-color="#ffffff" fo:min-height="13.38cm"/>
      <style:paragraph-properties style:writing-mode="lr-tb"/>
    </style:style>
    <style:style style:name="pr28" style:family="presentation" style:parent-style-name="Default-outline1">
      <style:graphic-properties fo:min-height="12.387cm"/>
      <style:paragraph-properties style:writing-mode="lr-tb"/>
    </style:style>
    <style:style style:name="pr29" style:family="presentation" style:parent-style-name="Default-outline1">
      <style:graphic-properties fo:min-height="12.18cm"/>
      <style:paragraph-properties style:writing-mode="lr-tb"/>
    </style:style>
    <style:style style:name="pr30" style:family="presentation" style:parent-style-name="Default-outline1">
      <style:graphic-properties fo:min-height="14.111cm"/>
      <style:paragraph-properties style:writing-mode="lr-tb"/>
    </style:style>
    <style:style style:name="pr31" style:family="presentation" style:parent-style-name="Default-outline1">
      <style:graphic-properties draw:textarea-vertical-align="middle" fo:min-height="15.256cm"/>
      <style:paragraph-properties style:writing-mode="lr-tb"/>
    </style:style>
    <style:style style:name="pr32" style:family="presentation" style:parent-style-name="Default-outline1">
      <style:graphic-properties draw:textarea-vertical-align="middle" fo:min-height="14.531cm"/>
      <style:paragraph-properties style:writing-mode="lr-tb"/>
    </style:style>
    <style:style style:name="pr33" style:family="presentation" style:parent-style-name="Default-notes">
      <style:graphic-properties draw:fill-color="#ffffff" fo:min-height="0.788cm"/>
      <style:paragraph-properties style:writing-mode="lr-tb"/>
    </style:style>
    <style:style style:name="pr34" style:family="presentation" style:parent-style-name="Default-outline1">
      <style:graphic-properties draw:textarea-vertical-align="middle" fo:min-height="14.216cm"/>
      <style:paragraph-properties style:writing-mode="lr-tb"/>
    </style:style>
    <style:style style:name="pr35" style:family="presentation" style:parent-style-name="Default-outline1">
      <style:graphic-properties fo:min-height="13.859cm"/>
      <style:paragraph-properties style:writing-mode="lr-tb"/>
    </style:style>
    <style:style style:name="pr36" style:family="presentation" style:parent-style-name="Default-outline1">
      <style:graphic-properties draw:textarea-vertical-align="middle" fo:min-height="15.046cm"/>
      <style:paragraph-properties style:writing-mode="lr-tb"/>
    </style:style>
    <style:style style:name="pr37" style:family="presentation" style:parent-style-name="Default-notes">
      <style:graphic-properties draw:fill-color="#ffffff" fo:min-height="5.671cm"/>
      <style:paragraph-properties style:writing-mode="lr-tb"/>
    </style:style>
    <style:style style:name="pr38" style:family="presentation" style:parent-style-name="Default-outline1">
      <style:graphic-properties draw:textarea-vertical-align="middle" fo:min-height="14.901cm"/>
      <style:paragraph-properties style:writing-mode="lr-tb"/>
    </style:style>
    <style:style style:name="pr39" style:family="presentation" style:parent-style-name="Default-outline1">
      <style:graphic-properties fo:min-height="14.156cm"/>
      <style:paragraph-properties style:writing-mode="lr-tb"/>
    </style:style>
    <style:style style:name="pr40" style:family="presentation" style:parent-style-name="Default-notes">
      <style:graphic-properties draw:fill-color="#ffffff" fo:min-height="5.52cm"/>
      <style:paragraph-properties style:writing-mode="lr-tb"/>
    </style:style>
    <style:style style:name="pr41" style:family="presentation" style:parent-style-name="Default-notes">
      <style:graphic-properties draw:fill-color="#ffffff" fo:min-height="0.042cm"/>
      <style:paragraph-properties style:writing-mode="lr-tb"/>
    </style:style>
    <style:style style:name="pr42" style:family="presentation" style:parent-style-name="Default-notes">
      <style:graphic-properties draw:fill-color="#ffffff" fo:min-height="11.806cm"/>
      <style:paragraph-properties style:writing-mode="lr-tb"/>
    </style:style>
    <style:style style:name="pr43" style:family="presentation" style:parent-style-name="Default-outline1">
      <style:graphic-properties fo:min-height="12.247cm"/>
      <style:paragraph-properties style:writing-mode="lr-tb"/>
    </style:style>
    <style:style style:name="pr44" style:family="presentation" style:parent-style-name="Default-outline1">
      <style:graphic-properties draw:textarea-vertical-align="middle" fo:min-height="12.268cm"/>
      <style:paragraph-properties style:writing-mode="lr-tb"/>
    </style:style>
    <style:style style:name="pr45" style:family="presentation" style:parent-style-name="Default-outline1">
      <style:graphic-properties draw:textarea-vertical-align="middle" fo:min-height="12.691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style:font-name="Consolas4" fo:font-size="16pt" style:font-name-asian="Consolas4" style:font-size-asian="16pt" style:font-name-complex="Consolas4" style:font-size-complex="16pt"/>
    </style:style>
    <style:style style:name="P8" style:family="paragraph">
      <style:paragraph-properties fo:margin-top="0cm" fo:margin-bottom="0cm" style:text-autospace="none"/>
    </style:style>
    <style:style style:name="P9" style:family="paragraph">
      <style:paragraph-properties fo:margin-top="0cm" fo:margin-bottom="0cm"/>
      <style:text-properties fo:font-size="16pt" style:font-size-asian="16pt" style:font-size-complex="16pt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cm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style:paragraph-properties style:text-autospace="none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margin-top="0cm" fo:margin-bottom="0cm"/>
      <style:text-properties fo:font-size="24pt"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top="0cm" fo:margin-bottom="0cm"/>
      <style:text-properties fo:font-size="26pt" style:font-size-asian="26pt" style:font-size-complex="26pt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/>
      <style:text-properties style:font-name="Consolas" fo:font-size="16pt" style:font-size-asian="16pt" style:font-size-complex="16pt"/>
    </style:style>
    <style:style style:name="P20" style:family="paragraph">
      <style:paragraph-properties fo:margin-top="0cm" fo:margin-bottom="0cm"/>
      <style:text-properties fo:font-size="20pt" style:font-size-asian="20pt" style:font-size-complex="20pt"/>
    </style:style>
    <style:style style:name="P21" style:family="paragraph">
      <style:paragraph-properties fo:margin-top="0cm" fo:margin-bottom="0cm"/>
      <style:text-properties fo:font-size="12pt" style:font-size-asian="12pt" style:font-size-complex="12pt"/>
    </style:style>
    <style:style style:name="P22" style:family="paragraph">
      <style:paragraph-properties fo:margin-top="0cm" fo:margin-bottom="0cm"/>
      <style:text-properties fo:font-size="22pt" style:font-size-asian="22pt" style:font-size-complex="22pt"/>
    </style:style>
    <style:style style:name="P23" style:family="paragraph">
      <style:paragraph-properties fo:margin-top="0cm" fo:margin-bottom="0cm"/>
      <style:text-properties fo:font-size="18pt" style:font-size-asian="18pt" style:font-size-complex="18pt"/>
    </style:style>
    <style:style style:name="P24" style:family="paragraph">
      <style:paragraph-properties fo:margin-left="0.6cm" fo:margin-right="0cm" fo:margin-top="0cm" fo:margin-bottom="0.499cm" fo:text-indent="-0.6cm"/>
    </style:style>
    <style:style style:name="P25" style:family="paragraph">
      <style:paragraph-properties fo:margin-top="0cm" fo:margin-bottom="0cm" style:text-autospace="none"/>
      <style:text-properties fo:color="#808080" loext:opacity="100%" loext:color-lum-mod="100%" loext:color-lum-off="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P26" style:family="paragraph">
      <style:paragraph-properties fo:margin-top="0cm" fo:margin-bottom="0cm"/>
      <style:text-properties style:font-name="Consolas2" fo:font-size="16pt" style:font-size-asian="16pt" style:font-size-complex="16pt"/>
    </style:style>
    <style:style style:name="P27" style:family="paragraph">
      <style:paragraph-properties fo:margin-top="0cm" fo:margin-bottom="0cm" style:text-autospace="none"/>
      <style:text-properties style:font-name="Consolas5" fo:font-size="10pt" style:font-name-asian="Consolas5" style:font-size-asian="10pt" style:font-name-complex="Consolas5" style:font-size-complex="10pt"/>
    </style:style>
    <style:style style:name="P28" style:family="paragraph">
      <style:paragraph-properties fo:margin-top="0cm" fo:margin-bottom="0cm" style:text-autospace="none"/>
      <style:text-properties fo:color="#000000" loext:opacity="100%" style:font-name="Consolas5" fo:font-size="10pt" style:font-name-asian="Consolas5" style:font-size-asian="10pt" style:font-name-complex="Consolas5" style:font-size-complex="10pt"/>
    </style:style>
    <style:style style:name="P29" style:family="paragraph">
      <style:paragraph-properties fo:margin-left="0cm" fo:margin-right="0cm" fo:margin-top="0cm" fo:margin-bottom="0.4cm" fo:text-indent="0cm"/>
    </style:style>
    <style:style style:name="P30" style:family="paragraph">
      <style:paragraph-properties fo:margin-left="0cm" fo:margin-right="0cm" fo:margin-top="0cm" fo:margin-bottom="0.499cm" fo:text-indent="0cm"/>
    </style:style>
    <style:style style:name="P31" style:family="paragraph">
      <style:paragraph-properties fo:margin-top="0cm" fo:margin-bottom="0cm" style:text-autospace="none"/>
      <style:text-properties style:font-name="Consolas5" fo:font-size="12pt" style:font-name-asian="Consolas5" style:font-size-asian="12pt" style:font-name-complex="Consolas5" style:font-size-complex="12pt"/>
    </style:style>
    <style:style style:name="P32" style:family="paragraph">
      <style:paragraph-properties fo:margin-top="0cm" fo:margin-bottom="0cm" style:text-autospace="none"/>
      <style:text-properties fo:color="#000000" loext:opacity="100%" style:font-name="Consolas5" fo:font-size="12pt" style:font-name-asian="Consolas5" style:font-size-asian="12pt" style:font-name-complex="Consolas5" style:font-size-complex="12pt"/>
    </style:style>
    <style:style style:name="P33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34" style:family="paragraph">
      <style:paragraph-properties fo:margin-top="0cm" fo:margin-bottom="0cm" style:text-autospace="none"/>
      <style:text-properties style:font-name="Consolas5" fo:font-size="20pt" style:font-name-asian="Consolas5" style:font-size-asian="20pt" style:font-name-complex="Consolas5" style:font-size-complex="20pt"/>
    </style:style>
    <style:style style:name="P35" style:family="paragraph">
      <style:paragraph-properties fo:margin-top="0cm" fo:margin-bottom="0cm" style:text-autospace="none"/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P36" style:family="paragraph">
      <style:paragraph-properties fo:margin-top="0cm" fo:margin-bottom="0cm" style:text-autospace="none"/>
      <style:text-properties style:font-name="Consolas2" fo:font-size="20pt" style:font-name-asian="Consolas5" style:font-size-asian="20pt" style:font-name-complex="Consolas5" style:font-size-complex="20pt"/>
    </style:style>
    <style:style style:name="P37" style:family="paragraph">
      <style:paragraph-properties fo:margin-top="0cm" fo:margin-bottom="0cm" style:text-autospace="none"/>
      <style:text-properties fo:color="#000000" loext:opacity="100%" style:font-name="Consolas2" fo:font-size="20pt" style:font-name-asian="Consolas5" style:font-size-asian="20pt" style:font-name-complex="Consolas5" style:font-size-complex="20pt"/>
    </style:style>
    <style:style style:name="P38" style:family="paragraph">
      <style:paragraph-properties fo:margin-top="0cm" fo:margin-bottom="0cm"/>
      <style:text-properties style:font-name="Consolas2" fo:font-size="20pt" style:font-size-asian="20pt" style:font-size-complex="20pt"/>
    </style:style>
    <style:style style:name="P39" style:family="paragraph">
      <style:paragraph-properties fo:margin-top="0cm" fo:margin-bottom="0cm" style:text-autospace="none"/>
      <style:text-properties style:font-name="Consolas5" fo:font-size="16pt" style:font-name-asian="Consolas5" style:font-size-asian="16pt" style:font-name-complex="Consolas5" style:font-size-complex="16pt"/>
    </style:style>
    <style:style style:name="P40" style:family="paragraph">
      <style:paragraph-properties fo:margin-top="0cm" fo:margin-bottom="0cm" style:text-autospace="none"/>
      <style:text-properties fo:color="#000000" loext:opacity="100%" style:font-name="Consolas5" fo:font-size="16pt" style:font-name-asian="Consolas5" style:font-size-asian="16pt" style:font-name-complex="Consolas5" style:font-size-complex="16pt"/>
    </style:style>
    <style:style style:name="P41" style:family="paragraph">
      <style:paragraph-properties fo:margin-left="0.6cm" fo:margin-right="0cm" fo:text-indent="-0.6cm"/>
      <style:text-properties fo:font-size="20pt"/>
    </style:style>
    <style:style style:name="P4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43" style:family="paragraph">
      <style:text-properties fo:font-size="20pt" style:font-size-asian="20pt" style:font-size-complex="20pt"/>
    </style:style>
    <style:style style:name="P44" style:family="paragraph">
      <style:text-properties fo:font-size="26pt" style:font-size-asian="26pt" style:font-size-complex="26pt"/>
    </style:style>
    <style:style style:name="P45" style:family="paragraph">
      <style:paragraph-properties fo:margin-top="0cm" fo:margin-bottom="0cm" style:text-autospace="none"/>
      <style:text-properties fo:color="#808080" loext:opacity="100%" loext:color-lum-mod="100%" loext:color-lum-off="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P46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color="#008080" loext:opacity="100%" style:font-name="Consolas4" fo:font-size="16pt" style:font-name-asian="Consolas4" style:font-size-asian="16pt" style:font-name-complex="Consolas4" style:font-size-complex="16pt"/>
    </style:style>
    <style:style style:name="T4" style:family="text">
      <style:text-properties fo:color="#3f7f7f" loext:opacity="100%" style:font-name="Consolas4" fo:font-size="16pt" style:font-name-asian="Consolas4" style:font-size-asian="16pt" style:font-name-complex="Consolas4" style:font-size-complex="16pt"/>
    </style:style>
    <style:style style:name="T5" style:family="text">
      <style:text-properties style:font-name="Consolas4" fo:font-size="16pt" style:font-name-asian="Consolas4" style:font-size-asian="16pt" style:font-name-complex="Consolas4" style:font-size-complex="16pt"/>
    </style:style>
    <style:style style:name="T6" style:family="text">
      <style:text-properties fo:color="#7f007f" loext:opacity="100%" style:font-name="Consolas4" fo:font-size="16pt" style:font-name-asian="Consolas4" style:font-size-asian="16pt" style:font-name-complex="Consolas4" style:font-size-complex="16pt"/>
    </style:style>
    <style:style style:name="T7" style:family="text">
      <style:text-properties fo:color="#000000" loext:opacity="100%" style:font-name="Consolas4" fo:font-size="16pt" style:font-name-asian="Consolas4" style:font-size-asian="16pt" style:font-name-complex="Consolas4" style:font-size-complex="16pt"/>
    </style:style>
    <style:style style:name="T8" style:family="text">
      <style:text-properties fo:color="#2a00ff" loext:opacity="100%" style:font-name="Consolas4" fo:font-size="16pt" fo:font-style="italic" style:font-name-asian="Consolas4" style:font-size-asian="16pt" style:font-style-asian="italic" style:font-name-complex="Consolas4" style:font-size-complex="16pt" style:font-style-complex="italic"/>
    </style:style>
    <style:style style:name="T9" style:family="text">
      <style:text-properties fo:color="#000000" loext:opacity="100%" style:font-name="Consolas4" fo:font-size="16pt" style:text-underline-style="solid" style:text-underline-width="auto" style:text-underline-color="font-color" style:font-name-asian="Consolas4" style:font-size-asian="16pt" style:font-name-complex="Consolas4" style:font-size-complex="16pt"/>
    </style:style>
    <style:style style:name="T10" style:family="text">
      <style:text-properties fo:color="#008080" loext:opacity="100%" style:font-name="Consolas5" fo:font-size="16pt" style:font-name-asian="Consolas5" style:font-size-asian="16pt" style:font-name-complex="Consolas5" style:font-size-complex="16pt"/>
    </style:style>
    <style:style style:name="T11" style:family="text">
      <style:text-properties fo:color="#3f7f7f" loext:opacity="100%" style:font-name="Consolas5" fo:font-size="16pt" style:font-name-asian="Consolas5" style:font-size-asian="16pt" style:font-name-complex="Consolas5" style:font-size-complex="16pt"/>
    </style:style>
    <style:style style:name="T12" style:family="text">
      <style:text-properties fo:color="#7f007f" loext:opacity="100%" style:font-name="Consolas5" fo:font-size="16pt" style:font-name-asian="Consolas5" style:font-size-asian="16pt" style:font-name-complex="Consolas5" style:font-size-complex="16pt"/>
    </style:style>
    <style:style style:name="T13" style:family="text">
      <style:text-properties fo:color="#000000" loext:opacity="100%" style:font-name="Consolas5" fo:font-size="16pt" style:font-name-asian="Consolas5" style:font-size-asian="16pt" style:font-name-complex="Consolas5" style:font-size-complex="16pt"/>
    </style:style>
    <style:style style:name="T14" style:family="text">
      <style:text-properties fo:color="#2a00ff" loext:opacity="100%" style:font-name="Consolas5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5" style:family="text">
      <style:text-properties fo:color="#7f0055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16" style:family="text">
      <style:text-properties fo:color="#000000" loext:opacity="100%" style:font-name="Consolas4" fo:font-size="14pt" style:font-name-asian="Consolas4" style:font-size-asian="14pt" style:font-name-complex="Consolas4" style:font-size-complex="14pt"/>
    </style:style>
    <style:style style:name="T17" style:family="text">
      <style:text-properties fo:color="#000080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18" style:family="text">
      <style:text-properties style:font-name="Consolas4" fo:font-size="14pt" style:font-name-asian="Consolas4" style:font-size-asian="14pt" style:font-name-complex="Consolas4" style:font-size-complex="14pt"/>
    </style:style>
    <style:style style:name="T19" style:family="text">
      <style:text-properties fo:color="#000080" loext:opacity="100%" style:font-name="Consolas4" fo:font-size="14pt" style:font-name-asian="Consolas4" style:font-size-asian="14pt" style:font-name-complex="Consolas4" style:font-size-complex="14pt"/>
    </style:style>
    <style:style style:name="T20" style:family="text">
      <style:text-properties fo:color="#000000" loext:opacity="100%" style:font-name="Consolas4" fo:font-size="14pt" fo:font-style="italic" style:font-name-asian="Consolas4" style:font-size-asian="14pt" style:font-style-asian="italic" style:font-name-complex="Consolas4" style:font-size-complex="14pt" style:font-style-complex="italic"/>
    </style:style>
    <style:style style:name="T21" style:family="text">
      <style:text-properties fo:color="#008000" loext:opacity="100%" style:font-name="Consolas4" fo:font-size="14pt" style:font-name-asian="Consolas4" style:font-size-asian="14pt" style:font-name-complex="Consolas4" style:font-size-complex="14pt"/>
    </style:style>
    <style:style style:name="T22" style:family="text">
      <style:text-properties fo:color="#000000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23" style:family="text">
      <style:text-properties fo:color="#000000" loext:opacity="100%" style:text-outline="false" style:text-line-through-style="none" style:text-line-through-type="none" style:font-name="Consolas4" fo:font-size="14pt" fo:font-style="normal" fo:text-shadow="none" style:text-underline-style="none" fo:font-weight="normal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 style:text-outline="false" style:text-line-through-style="none" style:text-line-through-type="none" style:font-name="Consolas4" fo:font-size="14pt" fo:font-style="normal" fo:text-shadow="none" style:text-underline-style="none" fo:font-weight="normal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a3e3e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26" style:family="text">
      <style:text-properties fo:color="#6a3e3e" loext:opacity="100%" style:font-name="Consolas4" fo:font-size="14pt" style:font-name-asian="Consolas4" style:font-size-asian="14pt" style:font-name-complex="Consolas4" style:font-size-complex="14pt"/>
    </style:style>
    <style:style style:name="T27" style:family="text">
      <style:text-properties fo:color="#808080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28" style:family="text">
      <style:text-properties fo:color="#808000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29" style:family="text">
      <style:text-properties fo:color="#008080" loext:opacity="100%" style:font-name="Consolas4" fo:font-size="14pt" fo:font-style="italic" fo:font-weight="bold" style:font-name-asian="Consolas4" style:font-size-asian="14pt" style:font-style-asian="italic" style:font-weight-asian="bold" style:font-name-complex="Consolas4" style:font-size-complex="14pt" style:font-style-complex="italic" style:font-weight-complex="bold"/>
    </style:style>
    <style:style style:name="T30" style:family="text">
      <style:text-properties fo:color="#000000" loext:opacity="100%" style:font-name="Consolas4" fo:font-size="14pt" fo:font-style="italic" fo:font-weight="bold" style:font-name-asian="Consolas4" style:font-size-asian="14pt" style:font-style-asian="italic" style:font-weight-asian="bold" style:font-name-complex="Consolas4" style:font-size-complex="14pt" style:font-style-complex="italic" style:font-weight-complex="bold"/>
    </style:style>
    <style:style style:name="T31" style:family="text">
      <style:text-properties fo:color="#008000" loext:opacity="100%" style:font-name="Consolas4" fo:font-size="14pt" fo:font-weight="bold" style:font-name-asian="Consolas4" style:font-size-asian="14pt" style:font-weight-asian="bold" style:font-name-complex="Consolas4" style:font-size-complex="14pt" style:font-weight-complex="bold"/>
    </style:style>
    <style:style style:name="T32" style:family="text">
      <style:text-properties fo:color="#7f0055" loext:opacity="100%" style:font-name="Consolas4" fo:font-size="16pt" fo:font-weight="bold" style:font-name-asian="Consolas4" style:font-size-asian="16pt" style:font-weight-asian="bold" style:font-name-complex="Consolas4" style:font-size-complex="16pt" style:font-weight-complex="bold"/>
    </style:style>
    <style:style style:name="T33" style:family="text">
      <style:text-properties fo:color="#000000" loext:opacity="100%" style:font-name="Consolas4" fo:font-size="16pt" fo:font-weight="bold" style:font-name-asian="Consolas4" style:font-size-asian="16pt" style:font-weight-asian="bold" style:font-name-complex="Consolas4" style:font-size-complex="16pt" style:font-weight-complex="bold"/>
    </style:style>
    <style:style style:name="T34" style:family="text">
      <style:text-properties fo:color="#000080" loext:opacity="100%" style:font-name="Consolas4" fo:font-size="16pt" fo:font-weight="bold" style:font-name-asian="Consolas4" style:font-size-asian="16pt" style:font-weight-asian="bold" style:font-name-complex="Consolas4" style:font-size-complex="16pt" style:font-weight-complex="bold"/>
    </style:style>
    <style:style style:name="T35" style:family="text">
      <style:text-properties fo:color="#6a3e3e" loext:opacity="100%" style:font-name="Consolas4" fo:font-size="16pt" fo:font-weight="bold" style:font-name-asian="Consolas4" style:font-size-asian="16pt" style:font-weight-asian="bold" style:font-name-complex="Consolas4" style:font-size-complex="16pt" style:font-weight-complex="bold"/>
    </style:style>
    <style:style style:name="T36" style:family="text">
      <style:text-properties fo:color="#000080" loext:opacity="100%" style:font-name="Consolas4" fo:font-size="16pt" fo:font-style="italic" fo:font-weight="bold" style:font-name-asian="Consolas4" style:font-size-asian="16pt" style:font-style-asian="italic" style:font-weight-asian="bold" style:font-name-complex="Consolas4" style:font-size-complex="16pt" style:font-style-complex="italic" style:font-weight-complex="bold"/>
    </style:style>
    <style:style style:name="T37" style:family="text">
      <style:text-properties fo:color="#000000" loext:opacity="100%" style:font-name="Consolas4" fo:font-size="16pt" fo:font-style="italic" style:font-name-asian="Consolas4" style:font-size-asian="16pt" style:font-style-asian="italic" style:font-name-complex="Consolas4" style:font-size-complex="16pt" style:font-style-complex="italic"/>
    </style:style>
    <style:style style:name="T38" style:family="text">
      <style:text-properties fo:color="#008080" loext:opacity="100%" style:font-name="Consolas4" fo:font-size="16pt" fo:font-style="italic" fo:font-weight="bold" style:font-name-asian="Consolas4" style:font-size-asian="16pt" style:font-style-asian="italic" style:font-weight-asian="bold" style:font-name-complex="Consolas4" style:font-size-complex="16pt" style:font-style-complex="italic" style:font-weight-complex="bold"/>
    </style:style>
    <style:style style:name="T39" style:family="text">
      <style:text-properties fo:color="#6a3e3e" loext:opacity="100%" style:font-name="Consolas4" fo:font-size="16pt" style:font-name-asian="Consolas4" style:font-size-asian="16pt" style:font-name-complex="Consolas4" style:font-size-complex="16pt"/>
    </style:style>
    <style:style style:name="T40" style:family="text">
      <style:text-properties fo:color="#7f0055" loext:opacity="100%" style:font-name="Consolas4" fo:font-size="24pt" fo:font-weight="bold" style:font-name-asian="Consolas4" style:font-size-asian="24pt" style:font-weight-asian="bold" style:font-name-complex="Consolas4" style:font-size-complex="24pt" style:font-weight-complex="bold"/>
    </style:style>
    <style:style style:name="T41" style:family="text">
      <style:text-properties fo:color="#000000" loext:opacity="100%" style:font-name="Consolas4" fo:font-size="24pt" style:font-name-asian="Consolas4" style:font-size-asian="24pt" style:font-name-complex="Consolas4" style:font-size-complex="24pt"/>
    </style:style>
    <style:style style:name="T42" style:family="text">
      <style:text-properties fo:color="#000080" loext:opacity="100%" style:font-name="Consolas4" fo:font-size="24pt" fo:font-weight="bold" style:font-name-asian="Consolas4" style:font-size-asian="24pt" style:font-weight-asian="bold" style:font-name-complex="Consolas4" style:font-size-complex="24pt" style:font-weight-complex="bold"/>
    </style:style>
    <style:style style:name="T43" style:family="text">
      <style:text-properties style:font-name="Consolas4" fo:font-size="24pt" style:font-name-asian="Consolas4" style:font-size-asian="24pt" style:font-name-complex="Consolas4" style:font-size-complex="24pt"/>
    </style:style>
    <style:style style:name="T44" style:family="text">
      <style:text-properties fo:color="#000000" loext:opacity="100%" style:font-name="Consolas4" fo:font-size="24pt" fo:font-weight="bold" style:font-name-asian="Consolas4" style:font-size-asian="24pt" style:font-weight-asian="bold" style:font-name-complex="Consolas4" style:font-size-complex="24pt" style:font-weight-complex="bold"/>
    </style:style>
    <style:style style:name="T45" style:family="text">
      <style:text-properties fo:color="#008000" loext:opacity="100%" style:font-name="Consolas4" fo:font-size="24pt" style:font-name-asian="Consolas4" style:font-size-asian="24pt" style:font-name-complex="Consolas4" style:font-size-complex="24pt"/>
    </style:style>
    <style:style style:name="T46" style:family="text">
      <style:text-properties fo:color="#000080" loext:opacity="100%" style:font-name="Consolas4" fo:font-size="24pt" style:font-name-asian="Consolas4" style:font-size-asian="24pt" style:font-name-complex="Consolas4" style:font-size-complex="24pt"/>
    </style:style>
    <style:style style:name="T47" style:family="text">
      <style:text-properties fo:color="#6a3e3e" loext:opacity="100%" style:font-name="Consolas4" fo:font-size="24pt" fo:font-weight="bold" style:font-name-asian="Consolas4" style:font-size-asian="24pt" style:font-weight-asian="bold" style:font-name-complex="Consolas4" style:font-size-complex="24pt" style:font-weight-complex="bold"/>
    </style:style>
    <style:style style:name="T48" style:family="text">
      <style:text-properties fo:color="#6a3e3e" loext:opacity="100%" style:font-name="Consolas4" fo:font-size="24pt" style:font-name-asian="Consolas4" style:font-size-asian="24pt" style:font-name-complex="Consolas4" style:font-size-complex="24pt"/>
    </style:style>
    <style:style style:name="T49" style:family="text">
      <style:text-properties fo:color="#808080" loext:opacity="100%" style:font-name="Consolas4" fo:font-size="24pt" fo:font-weight="bold" style:font-name-asian="Consolas4" style:font-size-asian="24pt" style:font-weight-asian="bold" style:font-name-complex="Consolas4" style:font-size-complex="24pt" style:font-weight-complex="bold"/>
    </style:style>
    <style:style style:name="T50" style:family="text">
      <style:text-properties fo:color="#7f0055" loext:opacity="100%" style:font-name="Consolas4" fo:font-size="26pt" fo:font-weight="bold" style:font-name-asian="Consolas4" style:font-size-asian="26pt" style:font-weight-asian="bold" style:font-name-complex="Consolas4" style:font-size-complex="26pt" style:font-weight-complex="bold"/>
    </style:style>
    <style:style style:name="T51" style:family="text">
      <style:text-properties fo:color="#000000" loext:opacity="100%" style:font-name="Consolas4" fo:font-size="26pt" style:font-name-asian="Consolas4" style:font-size-asian="26pt" style:font-name-complex="Consolas4" style:font-size-complex="26pt"/>
    </style:style>
    <style:style style:name="T52" style:family="text">
      <style:text-properties fo:color="#000080" loext:opacity="100%" style:font-name="Consolas4" fo:font-size="26pt" fo:font-weight="bold" style:font-name-asian="Consolas4" style:font-size-asian="26pt" style:font-weight-asian="bold" style:font-name-complex="Consolas4" style:font-size-complex="26pt" style:font-weight-complex="bold"/>
    </style:style>
    <style:style style:name="T53" style:family="text">
      <style:text-properties style:font-name="Consolas4" fo:font-size="26pt" style:font-name-asian="Consolas4" style:font-size-asian="26pt" style:font-name-complex="Consolas4" style:font-size-complex="26pt"/>
    </style:style>
    <style:style style:name="T54" style:family="text">
      <style:text-properties fo:color="#000080" loext:opacity="100%" style:font-name="Consolas4" fo:font-size="26pt" style:font-name-asian="Consolas4" style:font-size-asian="26pt" style:font-name-complex="Consolas4" style:font-size-complex="26pt"/>
    </style:style>
    <style:style style:name="T55" style:family="text">
      <style:text-properties fo:color="#808080" loext:opacity="100%" style:font-name="Consolas4" fo:font-size="26pt" fo:font-weight="bold" style:font-name-asian="Consolas4" style:font-size-asian="26pt" style:font-weight-asian="bold" style:font-name-complex="Consolas4" style:font-size-complex="26pt" style:font-weight-complex="bold"/>
    </style:style>
    <style:style style:name="T56" style:family="text">
      <style:text-properties fo:color="#000000" loext:opacity="100%" style:font-name="Consolas4" fo:font-size="26pt" fo:font-weight="bold" style:font-name-asian="Consolas4" style:font-size-asian="26pt" style:font-weight-asian="bold" style:font-name-complex="Consolas4" style:font-size-complex="26pt" style:font-weight-complex="bold"/>
    </style:style>
    <style:style style:name="T57" style:family="text">
      <style:text-properties fo:color="#6a3e3e" loext:opacity="100%" style:font-name="Consolas4" fo:font-size="26pt" fo:font-weight="bold" style:font-name-asian="Consolas4" style:font-size-asian="26pt" style:font-weight-asian="bold" style:font-name-complex="Consolas4" style:font-size-complex="26pt" style:font-weight-complex="bold"/>
    </style:style>
    <style:style style:name="T58" style:family="text">
      <style:text-properties fo:color="#6a3e3e" loext:opacity="100%" style:font-name="Consolas4" fo:font-size="26pt" style:font-name-asian="Consolas4" style:font-size-asian="26pt" style:font-name-complex="Consolas4" style:font-size-complex="26pt"/>
    </style:style>
    <style:style style:name="T59" style:family="text">
      <style:text-properties fo:color="#000000" loext:opacity="100%" style:font-name="Consolas4" fo:font-size="26pt" fo:font-style="italic" style:font-name-asian="Consolas4" style:font-size-asian="26pt" style:font-style-asian="italic" style:font-name-complex="Consolas4" style:font-size-complex="26pt" style:font-style-complex="italic"/>
    </style:style>
    <style:style style:name="T60" style:family="text">
      <style:text-properties fo:color="#808080" loext:opacity="100%"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61" style:family="text">
      <style:text-properties fo:color="#7f0055" loext:opacity="100%"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62" style:family="text">
      <style:text-properties fo:color="#000000" loext:opacity="100%" style:font-name="Consolas4" fo:font-size="20pt" style:font-name-asian="Consolas4" style:font-size-asian="20pt" style:font-name-complex="Consolas4" style:font-size-complex="20pt"/>
    </style:style>
    <style:style style:name="T63" style:family="text">
      <style:text-properties fo:color="#000080" loext:opacity="100%"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64" style:family="text">
      <style:text-properties style:font-name="Consolas4" fo:font-size="20pt" style:font-name-asian="Consolas4" style:font-size-asian="20pt" style:font-name-complex="Consolas4" style:font-size-complex="20pt"/>
    </style:style>
    <style:style style:name="T65" style:family="text">
      <style:text-properties fo:color="#000000" loext:opacity="100%"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66" style:family="text">
      <style:text-properties fo:color="#008080" loext:opacity="100%" style:font-name="Consolas4" fo:font-size="20pt" fo:font-style="italic" fo:font-weight="bold" style:font-name-asian="Consolas4" style:font-size-asian="20pt" style:font-style-asian="italic" style:font-weight-asian="bold" style:font-name-complex="Consolas4" style:font-size-complex="20pt" style:font-style-complex="italic" style:font-weight-complex="bold"/>
    </style:style>
    <style:style style:name="T67" style:family="text">
      <style:text-properties fo:color="#000080" loext:opacity="100%" style:font-name="Consolas4" fo:font-size="20pt" style:font-name-asian="Consolas4" style:font-size-asian="20pt" style:font-name-complex="Consolas4" style:font-size-complex="20pt"/>
    </style:style>
    <style:style style:name="T68" style:family="text">
      <style:text-properties fo:color="#808000" loext:opacity="100%" style:font-name="Consolas4" fo:font-size="20pt" style:font-name-asian="Consolas4" style:font-size-asian="20pt" style:font-name-complex="Consolas4" style:font-size-complex="20pt"/>
    </style:style>
    <style:style style:name="T69" style:family="text">
      <style:text-properties fo:color="#008000" loext:opacity="100%" style:font-name="Consolas4" fo:font-size="20pt" style:font-name-asian="Consolas4" style:font-size-asian="20pt" style:font-name-complex="Consolas4" style:font-size-complex="20pt"/>
    </style:style>
    <style:style style:name="T70" style:family="text">
      <style:text-properties fo:color="#000080" loext:opacity="100%" style:font-name="Consolas4" fo:font-size="26pt" fo:font-style="italic" fo:font-weight="bold" style:font-name-asian="Consolas4" style:font-size-asian="26pt" style:font-style-asian="italic" style:font-weight-asian="bold" style:font-name-complex="Consolas4" style:font-size-complex="26pt" style:font-style-complex="italic" style:font-weight-complex="bold"/>
    </style:style>
    <style:style style:name="T71" style:family="text">
      <style:text-properties fo:color="#008080" loext:opacity="100%" style:font-name="Consolas4" fo:font-size="26pt" fo:font-style="italic" fo:font-weight="bold" style:font-name-asian="Consolas4" style:font-size-asian="26pt" style:font-style-asian="italic" style:font-weight-asian="bold" style:font-name-complex="Consolas4" style:font-size-complex="26pt" style:font-style-complex="italic" style:font-weight-complex="bold"/>
    </style:style>
    <style:style style:name="T72" style:family="text">
      <style:text-properties fo:color="#0066cc" loext:opacity="100%" style:font-name="Consolas" fo:font-size="16pt" style:text-underline-style="solid" style:text-underline-width="auto" style:text-underline-color="font-color" style:font-name-asian="Consolas4" style:font-size-asian="16pt" style:font-name-complex="Consolas4" style:font-size-complex="16pt"/>
    </style:style>
    <style:style style:name="T73" style:family="text">
      <style:text-properties fo:color="#ff0000" loext:opacity="100%" style:font-name="Consolas" fo:font-size="16pt" style:font-name-asian="Consolas4" style:font-size-asian="16pt" style:font-name-complex="Consolas4" style:font-size-complex="16pt"/>
    </style:style>
    <style:style style:name="T74" style:family="text">
      <style:text-properties fo:color="#000000" loext:opacity="100%" style:font-name="Consolas" fo:font-size="16pt" style:font-name-asian="Consolas4" style:font-size-asian="16pt" style:font-name-complex="Consolas4" style:font-size-complex="16pt"/>
    </style:style>
    <style:style style:name="T75" style:family="text">
      <style:text-properties style:font-name="Consolas" fo:font-size="16pt" style:font-name-asian="Consolas4" style:font-size-asian="16pt" style:font-name-complex="Consolas4" style:font-size-complex="16pt"/>
    </style:style>
    <style:style style:name="T76" style:family="text">
      <style:text-properties fo:color="#808000" loext:opacity="100%"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77" style:family="text">
      <style:text-properties fo:color="#0066cc" loext:opacity="100%" style:font-name="Consolas4" fo:font-size="12pt" style:text-underline-style="solid" style:text-underline-width="auto" style:text-underline-color="font-color" style:font-name-asian="Consolas4" style:font-size-asian="12pt" style:font-name-complex="Consolas4" style:font-size-complex="12pt"/>
    </style:style>
    <style:style style:name="T78" style:family="text">
      <style:text-properties fo:color="#ff0000" loext:opacity="100%" style:font-name="Consolas4" fo:font-size="12pt" style:font-name-asian="Consolas4" style:font-size-asian="12pt" style:font-name-complex="Consolas4" style:font-size-complex="12pt"/>
    </style:style>
    <style:style style:name="T79" style:family="text">
      <style:text-properties fo:color="#000000" loext:opacity="100%" style:font-name="Consolas4" fo:font-size="12pt" style:font-name-asian="Consolas4" style:font-size-asian="12pt" style:font-name-complex="Consolas4" style:font-size-complex="12pt"/>
    </style:style>
    <style:style style:name="T80" style:family="text">
      <style:text-properties style:font-name="Consolas4" fo:font-size="12pt" style:font-name-asian="Consolas4" style:font-size-asian="12pt" style:font-name-complex="Consolas4" style:font-size-complex="12pt"/>
    </style:style>
    <style:style style:name="T81" style:family="text">
      <style:text-properties fo:color="#7f0055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82" style:family="text">
      <style:text-properties fo:color="#000000" loext:opacity="100%" style:font-name="Consolas5" fo:font-size="22pt" style:font-name-asian="Consolas5" style:font-size-asian="22pt" style:font-name-complex="Consolas5" style:font-size-complex="22pt"/>
    </style:style>
    <style:style style:name="T83" style:family="text">
      <style:text-properties fo:color="#00008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84" style:family="text">
      <style:text-properties style:font-name="Consolas5" fo:font-size="22pt" style:font-name-asian="Consolas5" style:font-size-asian="22pt" style:font-name-complex="Consolas5" style:font-size-complex="22pt"/>
    </style:style>
    <style:style style:name="T85" style:family="text">
      <style:text-properties fo:color="#80808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86" style:family="text">
      <style:text-properties fo:color="#008080" loext:opacity="100%" style:font-name="Consolas5" fo:font-size="22pt" fo:font-style="italic" fo:font-weight="bold" style:font-name-asian="Consolas5" style:font-size-asian="22pt" style:font-style-asian="italic" style:font-weight-asian="bold" style:font-name-complex="Consolas5" style:font-size-complex="22pt" style:font-style-complex="italic" style:font-weight-complex="bold"/>
    </style:style>
    <style:style style:name="T87" style:family="text">
      <style:text-properties fo:color="#000080" loext:opacity="100%" style:font-name="Consolas5" fo:font-size="22pt" style:font-name-asian="Consolas5" style:font-size-asian="22pt" style:font-name-complex="Consolas5" style:font-size-complex="22pt"/>
    </style:style>
    <style:style style:name="T88" style:family="text">
      <style:text-properties fo:color="#000000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89" style:family="text">
      <style:text-properties fo:color="#6a3e3e" loext:opacity="100%" style:font-name="Consolas5" fo:font-size="22pt" fo:font-weight="bold" style:font-name-asian="Consolas5" style:font-size-asian="22pt" style:font-weight-asian="bold" style:font-name-complex="Consolas5" style:font-size-complex="22pt" style:font-weight-complex="bold"/>
    </style:style>
    <style:style style:name="T90" style:family="text">
      <style:text-properties fo:color="#000000" loext:opacity="100%" style:font-name="Consolas5" fo:font-size="22pt" fo:font-style="italic" style:font-name-asian="Consolas5" style:font-size-asian="22pt" style:font-style-asian="italic" style:font-name-complex="Consolas5" style:font-size-complex="22pt" style:font-style-complex="italic"/>
    </style:style>
    <style:style style:name="T91" style:family="text">
      <style:text-properties fo:color="#6a3e3e" loext:opacity="100%" style:font-name="Consolas5" fo:font-size="22pt" style:font-name-asian="Consolas5" style:font-size-asian="22pt" style:font-name-complex="Consolas5" style:font-size-complex="22pt"/>
    </style:style>
    <style:style style:name="T92" style:family="text">
      <style:text-properties fo:color="#7f0055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93" style:family="text">
      <style:text-properties fo:color="#00008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94" style:family="text">
      <style:text-properties style:font-name="Consolas5" fo:font-size="16pt" style:font-name-asian="Consolas5" style:font-size-asian="16pt" style:font-name-complex="Consolas5" style:font-size-complex="16pt"/>
    </style:style>
    <style:style style:name="T95" style:family="text">
      <style:text-properties fo:color="#80808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96" style:family="text">
      <style:text-properties fo:color="#008080" loext:opacity="100%" style:font-name="Consolas5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97" style:family="text">
      <style:text-properties fo:color="#000080" loext:opacity="100%" style:font-name="Consolas5" fo:font-size="16pt" style:font-name-asian="Consolas5" style:font-size-asian="16pt" style:font-name-complex="Consolas5" style:font-size-complex="16pt"/>
    </style:style>
    <style:style style:name="T98" style:family="text">
      <style:text-properties fo:color="#00000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99" style:family="text">
      <style:text-properties fo:color="#008000" loext:opacity="100%" style:font-name="Consolas5" fo:font-size="16pt" style:font-name-asian="Consolas5" style:font-size-asian="16pt" style:font-name-complex="Consolas5" style:font-size-complex="16pt"/>
    </style:style>
    <style:style style:name="T100" style:family="text">
      <style:text-properties fo:color="#6a3e3e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101" style:family="text">
      <style:text-properties fo:color="#6a3e3e" loext:opacity="100%" style:font-name="Consolas5" fo:font-size="16pt" style:font-name-asian="Consolas5" style:font-size-asian="16pt" style:font-name-complex="Consolas5" style:font-size-complex="16pt"/>
    </style:style>
    <style:style style:name="T102" style:family="text">
      <style:text-properties fo:color="#000000" loext:opacity="100%" style:font-name="Consolas5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03" style:family="text">
      <style:text-properties fo:color="#7f0055" loext:opacity="100%" style:font-name="Consolas4" fo:font-size="18pt" fo:font-weight="bold" style:font-name-asian="Consolas4" style:font-size-asian="18pt" style:font-weight-asian="bold" style:font-name-complex="Consolas4" style:font-size-complex="18pt" style:font-weight-complex="bold"/>
    </style:style>
    <style:style style:name="T104" style:family="text">
      <style:text-properties fo:color="#000000" loext:opacity="100%" style:font-name="Consolas4" fo:font-size="18pt" style:font-name-asian="Consolas4" style:font-size-asian="18pt" style:font-name-complex="Consolas4" style:font-size-complex="18pt"/>
    </style:style>
    <style:style style:name="T105" style:family="text">
      <style:text-properties fo:color="#000080" loext:opacity="100%" style:font-name="Consolas4" fo:font-size="18pt" fo:font-weight="bold" style:font-name-asian="Consolas4" style:font-size-asian="18pt" style:font-weight-asian="bold" style:font-name-complex="Consolas4" style:font-size-complex="18pt" style:font-weight-complex="bold"/>
    </style:style>
    <style:style style:name="T106" style:family="text">
      <style:text-properties style:font-name="Consolas4" fo:font-size="18pt" style:font-name-asian="Consolas4" style:font-size-asian="18pt" style:font-name-complex="Consolas4" style:font-size-complex="18pt"/>
    </style:style>
    <style:style style:name="T107" style:family="text">
      <style:text-properties fo:color="#808080" loext:opacity="100%" style:font-name="Consolas4" fo:font-size="18pt" fo:font-weight="bold" style:font-name-asian="Consolas4" style:font-size-asian="18pt" style:font-weight-asian="bold" style:font-name-complex="Consolas4" style:font-size-complex="18pt" style:font-weight-complex="bold"/>
    </style:style>
    <style:style style:name="T108" style:family="text">
      <style:text-properties fo:color="#008080" loext:opacity="100%" style:font-name="Consolas4" fo:font-size="18pt" fo:font-style="italic" fo:font-weight="bold" style:font-name-asian="Consolas4" style:font-size-asian="18pt" style:font-style-asian="italic" style:font-weight-asian="bold" style:font-name-complex="Consolas4" style:font-size-complex="18pt" style:font-style-complex="italic" style:font-weight-complex="bold"/>
    </style:style>
    <style:style style:name="T109" style:family="text">
      <style:text-properties fo:color="#000080" loext:opacity="100%" style:font-name="Consolas4" fo:font-size="18pt" style:font-name-asian="Consolas4" style:font-size-asian="18pt" style:font-name-complex="Consolas4" style:font-size-complex="18pt"/>
    </style:style>
    <style:style style:name="T110" style:family="text">
      <style:text-properties fo:color="#000000" loext:opacity="100%" style:font-name="Consolas4" fo:font-size="18pt" fo:font-weight="bold" style:font-name-asian="Consolas4" style:font-size-asian="18pt" style:font-weight-asian="bold" style:font-name-complex="Consolas4" style:font-size-complex="18pt" style:font-weight-complex="bold"/>
    </style:style>
    <style:style style:name="T111" style:family="text">
      <style:text-properties fo:color="#6a3e3e" loext:opacity="100%" style:font-name="Consolas4" fo:font-size="18pt" fo:font-weight="bold" style:font-name-asian="Consolas4" style:font-size-asian="18pt" style:font-weight-asian="bold" style:font-name-complex="Consolas4" style:font-size-complex="18pt" style:font-weight-complex="bold"/>
    </style:style>
    <style:style style:name="T112" style:family="text">
      <style:text-properties fo:color="#000080" loext:opacity="100%" style:font-name="Consolas4" fo:font-size="18pt" fo:font-style="italic" fo:font-weight="bold" style:font-name-asian="Consolas4" style:font-size-asian="18pt" style:font-style-asian="italic" style:font-weight-asian="bold" style:font-name-complex="Consolas4" style:font-size-complex="18pt" style:font-style-complex="italic" style:font-weight-complex="bold"/>
    </style:style>
    <style:style style:name="T113" style:family="text">
      <style:text-properties fo:color="#000000" loext:opacity="100%" style:font-name="Consolas4" fo:font-size="18pt" fo:font-style="italic" style:font-name-asian="Consolas4" style:font-size-asian="18pt" style:font-style-asian="italic" style:font-name-complex="Consolas4" style:font-size-complex="18pt" style:font-style-complex="italic"/>
    </style:style>
    <style:style style:name="T114" style:family="text">
      <style:text-properties fo:color="#6a3e3e" loext:opacity="100%" style:font-name="Consolas4" fo:font-size="18pt" style:font-name-asian="Consolas4" style:font-size-asian="18pt" style:font-name-complex="Consolas4" style:font-size-complex="18pt"/>
    </style:style>
    <style:style style:name="T115" style:family="text">
      <style:text-properties fo:color="#808000" loext:opacity="100%" style:font-name="Consolas5" fo:font-size="16pt" style:font-name-asian="Consolas5" style:font-size-asian="16pt" style:font-name-complex="Consolas5" style:font-size-complex="16pt"/>
    </style:style>
    <style:style style:name="T116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7f0055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18" style:family="text">
      <style:text-properties fo:color="#000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19" style:family="text">
      <style:text-properties fo:color="#000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20" style:family="text">
      <style:text-properties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21" style:family="text">
      <style:text-properties fo:color="#80808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22" style:family="text">
      <style:text-properties fo:color="#008000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23" style:family="text">
      <style:text-properties fo:color="#6a3e3e" loext:opacity="100%"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124" style:family="text">
      <style:text-properties fo:color="#6a3e3e" loext:opacity="100%" style:font-name="Consolas4" fo:font-size="20pt" style:font-name-asian="Consolas4" style:font-size-asian="20pt" style:font-name-complex="Consolas4" style:font-size-complex="20pt"/>
    </style:style>
    <style:style style:name="T125" style:family="text">
      <style:text-properties fo:color="#000000" loext:opacity="100%" style:font-name="Consolas4" fo:font-size="20pt" fo:font-style="italic" style:font-name-asian="Consolas4" style:font-size-asian="20pt" style:font-style-asian="italic" style:font-name-complex="Consolas4" style:font-size-complex="20pt" style:font-style-complex="italic"/>
    </style:style>
    <style:style style:name="T126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127" style:family="text">
      <style:text-properties fo:color="#c0c0c0" loext:opacity="100%" style:font-name="Consolas5" fo:font-size="20pt" style:font-name-asian="Consolas5" style:font-size-asian="20pt" style:font-name-complex="Consolas5" style:font-size-complex="20pt"/>
    </style:style>
    <style:style style:name="T128" style:family="text">
      <style:text-properties fo:color="#80808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29" style:family="text">
      <style:text-properties fo:color="#7f0055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30" style:family="text">
      <style:text-properties fo:color="#000000" loext:opacity="100%" style:font-name="Consolas5" fo:font-size="14pt" style:font-name-asian="Consolas5" style:font-size-asian="14pt" style:font-name-complex="Consolas5" style:font-size-complex="14pt"/>
    </style:style>
    <style:style style:name="T131" style:family="text">
      <style:text-properties fo:color="#00008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32" style:family="text">
      <style:text-properties style:font-name="Consolas5" fo:font-size="14pt" style:font-name-asian="Consolas5" style:font-size-asian="14pt" style:font-name-complex="Consolas5" style:font-size-complex="14pt"/>
    </style:style>
    <style:style style:name="T133" style:family="text">
      <style:text-properties fo:color="#000000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34" style:family="text">
      <style:text-properties fo:color="#6a3e3e" loext:opacity="100%" style:font-name="Consolas5" fo:font-size="14pt" fo:font-weight="bold" style:font-name-asian="Consolas5" style:font-size-asian="14pt" style:font-weight-asian="bold" style:font-name-complex="Consolas5" style:font-size-complex="14pt" style:font-weight-complex="bold"/>
    </style:style>
    <style:style style:name="T135" style:family="text">
      <style:text-properties fo:color="#000000" loext:opacity="100%" style:font-name="Consolas5" fo:font-size="14pt" fo:font-style="italic" style:font-name-asian="Consolas5" style:font-size-asian="14pt" style:font-style-asian="italic" style:font-name-complex="Consolas5" style:font-size-complex="14pt" style:font-style-complex="italic"/>
    </style:style>
    <style:style style:name="T136" style:family="text">
      <style:text-properties fo:color="#008000" loext:opacity="100%" style:font-name="Consolas5" fo:font-size="14pt" style:font-name-asian="Consolas5" style:font-size-asian="14pt" style:font-name-complex="Consolas5" style:font-size-complex="14pt"/>
    </style:style>
    <style:style style:name="T137" style:family="text">
      <style:text-properties fo:color="#6a3e3e" loext:opacity="100%" style:font-name="Consolas5" fo:font-size="14pt" style:font-name-asian="Consolas5" style:font-size-asian="14pt" style:font-name-complex="Consolas5" style:font-size-complex="14pt"/>
    </style:style>
    <style:style style:name="T138" style:family="text">
      <style:text-properties style:font-name="Consolas5" fo:font-size="20pt" style:font-name-asian="Consolas5" style:font-size-asian="20pt" style:font-name-complex="Consolas5" style:font-size-complex="20pt"/>
    </style:style>
    <style:style style:name="T139" style:family="text">
      <style:text-properties fo:color="#6a3e3e" loext:opacity="100%" style:font-name="Consolas5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40" style:family="text">
      <style:text-properties fo:color="#808000" loext:opacity="100%" style:font-name="Consolas5" fo:font-size="20pt" style:font-name-asian="Consolas5" style:font-size-asian="20pt" style:font-name-complex="Consolas5" style:font-size-complex="20pt"/>
    </style:style>
    <style:style style:name="T141" style:family="text">
      <style:text-properties fo:color="#6a3e3e" loext:opacity="100%" style:font-name="Consolas5" fo:font-size="20pt" style:font-name-asian="Consolas5" style:font-size-asian="20pt" style:font-name-complex="Consolas5" style:font-size-complex="20pt"/>
    </style:style>
    <style:style style:name="T142" style:family="text">
      <style:text-properties fo:color="#000080" loext:opacity="100%" style:font-name="Consolas5" fo:font-size="16pt" fo:font-style="italic" fo:font-weight="bold" style:font-name-asian="Consolas5" style:font-size-asian="16pt" style:font-style-asian="italic" style:font-weight-asian="bold" style:font-name-complex="Consolas5" style:font-size-complex="16pt" style:font-style-complex="italic" style:font-weight-complex="bold"/>
    </style:style>
    <style:style style:name="T143" style:family="text">
      <style:text-properties fo:color="#c0c0c0" loext:opacity="100%" style:font-name="Consolas5" fo:font-size="16pt" style:font-name-asian="Consolas5" style:font-size-asian="16pt" style:font-name-complex="Consolas5" style:font-size-complex="16pt"/>
    </style:style>
    <style:style style:name="T144" style:family="text">
      <style:text-properties fo:color="#008080" loext:opacity="100%" style:font-name="Consolas2" fo:font-size="16pt" style:font-name-asian="Consolas5" style:font-size-asian="16pt" style:font-name-complex="Consolas5" style:font-size-complex="16pt"/>
    </style:style>
    <style:style style:name="T145" style:family="text">
      <style:text-properties fo:color="#3f7f7f" loext:opacity="100%" style:font-name="Consolas2" fo:font-size="16pt" style:text-underline-style="solid" style:text-underline-width="auto" style:text-underline-color="font-color" style:font-name-asian="Consolas5" style:font-size-asian="16pt" style:font-name-complex="Consolas5" style:font-size-complex="16pt"/>
    </style:style>
    <style:style style:name="T146" style:family="text">
      <style:text-properties style:font-name="Consolas2" fo:font-size="16pt" style:font-name-asian="Consolas5" style:font-size-asian="16pt" style:font-name-complex="Consolas5" style:font-size-complex="16pt"/>
    </style:style>
    <style:style style:name="T147" style:family="text">
      <style:text-properties fo:color="#7f007f" loext:opacity="100%" style:font-name="Consolas2" fo:font-size="16pt" style:font-name-asian="Consolas5" style:font-size-asian="16pt" style:font-name-complex="Consolas5" style:font-size-complex="16pt"/>
    </style:style>
    <style:style style:name="T148" style:family="text">
      <style:text-properties fo:color="#000000" loext:opacity="100%" style:font-name="Consolas2" fo:font-size="16pt" style:font-name-asian="Consolas5" style:font-size-asian="16pt" style:font-name-complex="Consolas5" style:font-size-complex="16pt"/>
    </style:style>
    <style:style style:name="T149" style:family="text">
      <style:text-properties fo:color="#2a00ff" loext:opacity="100%" style:font-name="Consolas2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150" style:family="text">
      <style:text-properties fo:color="#3f7f7f" loext:opacity="100%" style:font-name="Consolas2" fo:font-size="16pt" style:font-name-asian="Consolas5" style:font-size-asian="16pt" style:font-name-complex="Consolas5" style:font-size-complex="16pt"/>
    </style:style>
    <style:style style:name="T151" style:family="text">
      <style:text-properties fo:font-size="16pt" style:font-size-asian="16pt" style:font-size-complex="16pt"/>
    </style:style>
    <style:style style:name="T152" style:family="text">
      <style:text-properties fo:color="#7f0055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color="#000000" loext:opacity="100%" style:text-outline="false" style:text-line-through-style="none" style:text-line-through-type="none" style:font-name="Consolas4" fo:font-size="20pt" fo:font-style="normal" fo:text-shadow="none" style:text-underline-style="none" style:letter-kerning="true" style:font-name-asian="Consolas4" style:font-size-asian="20pt" style:font-style-asian="normal" style:font-name-complex="Consolas4" style:font-size-complex="20pt" style:font-style-complex="normal" style:text-emphasize="none" style:font-relief="none" style:text-overline-style="none" style:text-overline-color="font-color"/>
    </style:style>
    <style:style style:name="T154" style:family="text">
      <style:text-properties fo:color="#00008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color="#000000" loext:opacity="100%" style:text-outline="false" style:text-line-through-style="none" style:text-line-through-type="none" style:font-name="Consolas4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80808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color="#000080" loext:opacity="100%" style:text-outline="false" style:text-line-through-style="none" style:text-line-through-type="none" style:font-name="Consolas4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7f0055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59" style:family="text">
      <style:text-properties fo:color="#000000" loext:opacity="100%" style:font-name="Consolas5" fo:font-size="12pt" style:font-name-asian="Consolas5" style:font-size-asian="12pt" style:font-name-complex="Consolas5" style:font-size-complex="12pt"/>
    </style:style>
    <style:style style:name="T160" style:family="text">
      <style:text-properties fo:color="#00008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61" style:family="text">
      <style:text-properties fo:color="#008080" loext:opacity="100%" style:font-name="Consolas5" fo:font-size="12pt" fo:font-style="italic" fo:font-weight="bold" style:font-name-asian="Consolas5" style:font-size-asian="12pt" style:font-style-asian="italic" style:font-weight-asian="bold" style:font-name-complex="Consolas5" style:font-size-complex="12pt" style:font-style-complex="italic" style:font-weight-complex="bold"/>
    </style:style>
    <style:style style:name="T162" style:family="text">
      <style:text-properties fo:font-size="12pt" style:font-size-asian="12pt" style:font-size-complex="12pt"/>
    </style:style>
    <style:style style:name="T163" style:family="text">
      <style:text-properties fo:color="#00000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64" style:family="text">
      <style:text-properties fo:color="#000080" loext:opacity="100%" style:font-name="Consolas5" fo:font-size="12pt" fo:font-style="italic" fo:font-weight="bold" style:font-name-asian="Consolas5" style:font-size-asian="12pt" style:font-style-asian="italic" style:font-weight-asian="bold" style:font-name-complex="Consolas5" style:font-size-complex="12pt" style:font-style-complex="italic" style:font-weight-complex="bold"/>
    </style:style>
    <style:style style:name="T165" style:family="text">
      <style:text-properties fo:color="#808080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66" style:family="text">
      <style:text-properties fo:color="#c0c0c0" loext:opacity="100%" style:font-name="Consolas5" fo:font-size="12pt" style:font-name-asian="Consolas5" style:font-size-asian="12pt" style:font-name-complex="Consolas5" style:font-size-complex="12pt"/>
    </style:style>
    <style:style style:name="T167" style:family="text">
      <style:text-properties fo:color="#c0c0c0" loext:opacity="100%" style:font-name="Consolas5" fo:font-size="12pt" style:text-underline-style="solid" style:text-underline-width="auto" style:text-underline-color="font-color" style:font-name-asian="Consolas5" style:font-size-asian="12pt" style:font-name-complex="Consolas5" style:font-size-complex="12pt"/>
    </style:style>
    <style:style style:name="T168" style:family="text">
      <style:text-properties fo:color="#6a3e3e" loext:opacity="100%" style:font-name="Consolas5" fo:font-size="12pt" fo:font-weight="bold" style:font-name-asian="Consolas5" style:font-size-asian="12pt" style:font-weight-asian="bold" style:font-name-complex="Consolas5" style:font-size-complex="12pt" style:font-weight-complex="bold"/>
    </style:style>
    <style:style style:name="T169" style:family="text">
      <style:text-properties fo:color="#6a3e3e" loext:opacity="100%" style:font-name="Consolas5" fo:font-size="12pt" style:font-name-asian="Consolas5" style:font-size-asian="12pt" style:font-name-complex="Consolas5" style:font-size-complex="12pt"/>
    </style:style>
    <style:style style:name="T170" style:family="text">
      <style:text-properties fo:color="#c0c0c0" loext:opacity="100%" style:text-outline="false" style:text-line-through-style="none" style:text-line-through-type="none" style:font-name="Consolas4" fo:font-size="20pt" fo:font-style="normal" fo:text-shadow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color="#c0c0c0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c0c0c0" loext:opacity="100%" style:text-outline="false" style:text-line-through-style="none" style:text-line-through-type="none" style:font-name="Consolas4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66cc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ff0000" loext:opacity="100%" style:text-outline="false" style:text-line-through-style="none" style:text-line-through-type="none" style:font-name="Consolas4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color="#00000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color="#c0c0c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color="#7f0055" loext:opacity="100%" style:font-name="Consolas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178" style:family="text">
      <style:text-properties fo:color="#000000" loext:opacity="100%" style:font-name="Consolas" fo:font-size="20pt" style:font-name-asian="Consolas4" style:font-size-asian="20pt" style:font-name-complex="Consolas4" style:font-size-complex="20pt"/>
    </style:style>
    <style:style style:name="T179" style:family="text">
      <style:text-properties fo:color="#000080" loext:opacity="100%" style:font-name="Consolas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180" style:family="text">
      <style:text-properties style:font-name="Consolas" fo:font-size="20pt" style:font-name-asian="Consolas4" style:font-size-asian="20pt" style:font-name-complex="Consolas4" style:font-size-complex="20pt"/>
    </style:style>
    <style:style style:name="T181" style:family="text">
      <style:text-properties fo:color="#808080" loext:opacity="100%" style:font-name="Consolas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182" style:family="text">
      <style:text-properties fo:color="#000080" loext:opacity="100%" style:font-name="Consolas" fo:font-size="20pt" style:font-name-asian="Consolas4" style:font-size-asian="20pt" style:font-name-complex="Consolas4" style:font-size-complex="20pt"/>
    </style:style>
    <style:style style:name="T183" style:family="text">
      <style:text-properties fo:color="#000000" loext:opacity="100%" style:font-name="Consolas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184" style:family="text">
      <style:text-properties fo:color="#7f0055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style:letter-kerning="true" style:font-name-asian="Consolas4" style:font-size-asian="20pt" style:font-style-asian="normal" style:font-name-complex="Consolas4" style:font-size-complex="20pt" style:font-style-complex="normal" style:text-emphasize="none" style:font-relief="none" style:text-overline-style="none" style:text-overline-color="font-color"/>
    </style:style>
    <style:style style:name="T186" style:family="text">
      <style:text-properties fo:color="#00008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c0c0c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size="20pt" style:font-size-asian="20pt" style:font-size-complex="20pt"/>
    </style:style>
    <style:style style:name="T190" style:family="text">
      <style:text-properties fo:color="#008080" loext:opacity="100%" style:font-name="Consolas5" fo:font-size="20pt" fo:font-style="italic" fo:font-weight="bold" style:font-name-asian="Consolas5" style:font-size-asian="20pt" style:font-style-asian="italic" style:font-weight-asian="bold" style:font-name-complex="Consolas5" style:font-size-complex="20pt" style:font-style-complex="italic" style:font-weight-complex="bold"/>
    </style:style>
    <style:style style:name="T191" style:family="text">
      <style:text-properties fo:color="#000080" loext:opacity="100%" style:font-name="Consolas5" fo:font-size="20pt" style:font-name-asian="Consolas5" style:font-size-asian="20pt" style:font-name-complex="Consolas5" style:font-size-complex="20pt"/>
    </style:style>
    <style:style style:name="T192" style:family="text">
      <style:text-properties fo:color="#000000" loext:opacity="100%" style:font-name="Consolas5" fo:font-size="20pt" fo:font-style="italic" style:font-name-asian="Consolas5" style:font-size-asian="20pt" style:font-style-asian="italic" style:font-name-complex="Consolas5" style:font-size-complex="20pt" style:font-style-complex="italic"/>
    </style:style>
    <style:style style:name="T193" style:family="text">
      <style:text-properties fo:color="#7f0055" loext:opacity="100%" style:font-name="Consolas2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94" style:family="text">
      <style:text-properties fo:color="#000000" loext:opacity="100%" style:font-name="Consolas2" fo:font-size="20pt" style:font-name-asian="Consolas5" style:font-size-asian="20pt" style:font-name-complex="Consolas5" style:font-size-complex="20pt"/>
    </style:style>
    <style:style style:name="T195" style:family="text">
      <style:text-properties fo:color="#000080" loext:opacity="100%" style:font-name="Consolas2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96" style:family="text">
      <style:text-properties style:font-name="Consolas2" fo:font-size="20pt" style:font-size-asian="20pt" style:font-size-complex="20pt"/>
    </style:style>
    <style:style style:name="T197" style:family="text">
      <style:text-properties fo:color="#000000" loext:opacity="100%" style:font-name="Consolas2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98" style:family="text">
      <style:text-properties fo:color="#808080" loext:opacity="100%" style:font-name="Consolas2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199" style:family="text">
      <style:text-properties fo:color="#6a3e3e" loext:opacity="100%" style:font-name="Consolas2" fo:font-size="20pt" fo:font-weight="bold" style:font-name-asian="Consolas5" style:font-size-asian="20pt" style:font-weight-asian="bold" style:font-name-complex="Consolas5" style:font-size-complex="20pt" style:font-weight-complex="bold"/>
    </style:style>
    <style:style style:name="T200" style:family="text">
      <style:text-properties fo:color="#808000" loext:opacity="100%" style:font-name="Consolas2" fo:font-size="20pt" style:font-name-asian="Consolas5" style:font-size-asian="20pt" style:font-name-complex="Consolas5" style:font-size-complex="20pt"/>
    </style:style>
    <style:style style:name="T201" style:family="text">
      <style:text-properties fo:color="#008000" loext:opacity="100%" style:font-name="Consolas2" fo:font-size="20pt" style:font-name-asian="Consolas5" style:font-size-asian="20pt" style:font-name-complex="Consolas5" style:font-size-complex="20pt"/>
    </style:style>
    <style:style style:name="T202" style:family="text">
      <style:text-properties fo:color="#6a3e3e" loext:opacity="100%" style:font-name="Consolas2" fo:font-size="20pt" style:font-name-asian="Consolas5" style:font-size-asian="20pt" style:font-name-complex="Consolas5" style:font-size-complex="20pt"/>
    </style:style>
    <style:style style:name="T203" style:family="text">
      <style:text-properties style:font-name="Consolas4" fo:font-size="20pt" fo:font-weight="bold" style:font-name-asian="Consolas4" style:font-size-asian="20pt" style:font-weight-asian="bold" style:font-name-complex="Consolas4" style:font-size-complex="20pt" style:font-weight-complex="bold"/>
    </style:style>
    <style:style style:name="T204" style:family="text">
      <style:text-properties fo:color="#008080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bold" style:font-name-complex="Consolas4" style:font-size-complex="20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808080" loext:opacity="100%" style:font-name="Consolas4" fo:font-size="20pt" fo:font-style="italic" fo:font-weight="bold" style:font-name-asian="Consolas4" style:font-size-asian="20pt" style:font-style-asian="italic" style:font-weight-asian="bold" style:font-name-complex="Consolas4" style:font-size-complex="20pt" style:font-style-complex="italic" style:font-weight-complex="bold"/>
    </style:style>
    <style:style style:name="T206" style:family="text">
      <style:text-properties fo:color="#000000" loext:opacity="100%" style:font-name="Consolas4" fo:font-size="20pt" fo:font-style="italic" fo:font-weight="bold" style:font-name-asian="Consolas4" style:font-size-asian="20pt" style:font-style-asian="italic" style:font-weight-asian="bold" style:font-name-complex="Consolas4" style:font-size-complex="20pt" style:font-style-complex="italic" style:font-weight-complex="bold"/>
    </style:style>
    <style:style style:name="T207" style:family="text">
      <style:text-properties fo:color="#7f0055" loext:opacity="100%" style:font-name="Consolas4" fo:font-size="20pt" fo:font-style="italic" fo:font-weight="bold" style:font-name-asian="Consolas4" style:font-size-asian="20pt" style:font-style-asian="italic" style:font-weight-asian="bold" style:font-name-complex="Consolas4" style:font-size-complex="20pt" style:font-style-complex="italic" style:font-weight-complex="bold"/>
    </style:style>
    <style:style style:name="T208" style:family="text">
      <style:text-properties fo:color="#808000" loext:opacity="100%" style:text-outline="false" style:text-line-through-style="none" style:text-line-through-type="none" style:font-name="Consolas4" fo:font-size="20pt" fo:font-style="normal" fo:text-shadow="none" style:text-underline-style="none" fo:font-weight="normal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style:letter-kerning="true" style:font-name-asian="Consolas5" style:font-size-asian="20pt" style:font-style-asian="normal" style:font-name-complex="Consolas5" style:font-size-complex="20pt" style:font-style-complex="normal" style:text-emphasize="none" style:font-relief="none" style:text-overline-style="none" style:text-overline-color="font-color"/>
    </style:style>
    <style:style style:name="T211" style:family="text">
      <style:text-properties fo:color="#000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808000" loext:opacity="100%" style:text-outline="false" style:text-line-through-style="none" style:text-line-through-type="none" style:font-name="Consolas5" fo:font-size="20pt" fo:font-style="normal" fo:text-shadow="none" style:text-underline-style="none" fo:font-weight="normal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008080" loext:opacity="100%" style:font-name="Consolas5" fo:font-size="20pt" style:font-name-asian="Consolas5" style:font-size-asian="20pt" style:font-name-complex="Consolas5" style:font-size-complex="20pt"/>
    </style:style>
    <style:style style:name="T215" style:family="text">
      <style:text-properties fo:color="#3f7f7f" loext:opacity="100%" style:font-name="Consolas5" fo:font-size="20pt" style:font-name-asian="Consolas5" style:font-size-asian="20pt" style:font-name-complex="Consolas5" style:font-size-complex="20pt"/>
    </style:style>
    <style:style style:name="T216" style:family="text">
      <style:text-properties fo:color="#7f007f" loext:opacity="100%" style:font-name="Consolas5" fo:font-size="20pt" style:font-name-asian="Consolas5" style:font-size-asian="20pt" style:font-name-complex="Consolas5" style:font-size-complex="20pt"/>
    </style:style>
    <style:style style:name="T217" style:family="text">
      <style:text-properties fo:color="#2a00ff" loext:opacity="100%" style:font-name="Consolas5" fo:font-size="20pt" fo:font-style="italic" style:font-name-asian="Consolas5" style:font-size-asian="20pt" style:font-style-asian="italic" style:font-name-complex="Consolas5" style:font-size-complex="20pt" style:font-style-complex="italic"/>
    </style:style>
    <style:style style:name="T218" style:family="text">
      <style:text-properties fo:color="#808000" loext:opacity="100%" style:font-name="Consolas4" fo:font-size="18pt" style:font-name-asian="Consolas4" style:font-size-asian="18pt" style:font-name-complex="Consolas4" style:font-size-complex="18pt"/>
    </style:style>
    <style:style style:name="T219" style:family="text">
      <style:text-properties fo:color="#008000" loext:opacity="100%" style:font-name="Consolas4" fo:font-size="18pt" style:font-name-asian="Consolas4" style:font-size-asian="18pt" style:font-name-complex="Consolas4" style:font-size-complex="18pt"/>
    </style:style>
    <style:style style:name="T220" style:family="text">
      <style:text-properties fo:color="#808000" loext:opacity="100%" style:font-name="Consolas5" fo:font-size="16pt" fo:font-weight="bold" style:font-name-asian="Consolas5" style:font-size-asian="16pt" style:font-weight-asian="bold" style:font-name-complex="Consolas5" style:font-size-complex="16pt" style:font-weight-complex="bold"/>
    </style:style>
    <style:style style:name="T221" style:family="text">
      <style:text-properties fo:font-size="26pt" style:font-size-asian="26pt" style:font-size-complex="26pt"/>
    </style:style>
    <style:style style:name="T222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223" style:family="text">
      <style:text-properties fo:color="#000080" loext:opacity="100%" style:font-name="Consolas5" fo:font-size="12pt" style:font-name-asian="Consolas5" style:font-size-asian="12pt" style:font-name-complex="Consolas5" style:font-size-complex="12pt"/>
    </style:style>
    <style:style style:name="T224" style:family="text">
      <style:text-properties fo:color="#008000" loext:opacity="100%" style:font-name="Consolas5" fo:font-size="12pt" style:font-name-asian="Consolas5" style:font-size-asian="12pt" style:font-name-complex="Consolas5" style:font-size-complex="12pt"/>
    </style:style>
    <style:style style:name="T225" style:family="text">
      <style:text-properties fo:color="#000000" loext:opacity="100%" style:font-name="Consolas5" fo:font-size="12pt" fo:font-style="italic" style:font-name-asian="Consolas5" style:font-size-asian="12pt" style:font-style-asian="italic" style:font-name-complex="Consolas5" style:font-size-complex="12pt" style:font-style-complex="italic"/>
    </style:style>
    <style:style style:name="T226" style:family="text">
      <style:text-properties fo:color="#000000" loext:opacity="100%" style:text-line-through-style="solid" style:text-line-through-type="single" style:font-name="Consolas5" fo:font-size="12pt" style:font-name-asian="Consolas5" style:font-size-asian="12pt" style:font-name-complex="Consolas5" style:font-size-complex="12pt"/>
    </style:style>
    <style:style style:name="T22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 xlink:type="simple">https://github.com/FrigoCoder/</text:a></text:span></text:p>
            <text:p><text:span text:style-name="T1"><text:a xlink:href="mailto:frigocoder@gmail.com" xlink:type="simple">frigocoder@gmail.com</text:a></text:span></text:p>
            <text:p><text:span text:style-name="T1"><text:a xlink:href="mailto:sandor.orosz@icellmobilsoft.hu" xlink:type="simple">sandor.orosz@icellmobilsoft.hu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 text:style-name="P2">Last time I have presented this was 2 years ago.</text:p>
              <text:p text:style-name="P2">I have not used CDI since, so my skills are a bit rusty.</text:p>
              <text:p text:style-name="P2">I have changed many slides from the original presentation, this made things a bit complicated.</text:p>
              <text:p text:style-name="P2">I want to explain how CDI works before explaining features, so that you will have a better understanding how it implements any particular feature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a xlink:href="http://www.cdi-spec.org/" xlink:type="simple">http://www.cdi-spec.org/</text:a></text:p>
              </text:list-item>
              <text:list-item>
                <text:p><text:a xlink:href="https://jakarta.ee/specifications/cdi/" xlink:type="simple">https://jakarta.ee/specifications/cdi/</text:a></text:p>
              </text:list-item>
              <text:list-item>
                <text:p>Java EE 6+ standard and central feature</text:p>
              </text:list-item>
              <text:list-item>
                <text:p>Created to unify and integrate other Java EE technologies: EJB, JSF, EL, JSP, Servlets, ...</text:p>
              </text:list-item>
              <text:list-item>
                <text:p>You might have used it already without noticing. @Inject annotation sounds familia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Specification can be found in HTML and PDF formats.</text:p>
              <text:p>Central feature of Java EE 6 and onwards.</text:p>
              <text:p>...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2009-10: @Inject JSR-330 (Java EE 6)</text:p>
                <text:list>
                  <text:list-item>
                    <text:p>Dependency Injection for Java</text:p>
                  </text:list-item>
                  <text:list-item>
                    <text:p>Informally known as AtInject</text:p>
                  </text:list-item>
                  <text:list-item>
                    <text:p>Result of Guice and Spring standardization</text:p>
                  </text:list-item>
                </text:list>
              </text:list-item>
              <text:list-item>
                <text:p>2009-12: CDI 1.0 JSR-299 (Java EE 6)</text:p>
                <text:list>
                  <text:list-item>
                    <text:p>Contexts and Dependency Injection for the Java EE Platform, formerly known as Web Beans</text:p>
                  </text:list-item>
                  <text:list-item>
                    <text:p>Result of EJB and JSF standardization</text:p>
                  </text:list-item>
                  <text:list-item>
                    <text:p>CDI implements the @Inject specif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Guice and Spring communities had started to specify the basics of injection as “JSR-330: Dependency Injection for Java” nicknamed <text:s/>“AtInject”.</text:span></text:p>
              <text:p><text:span text:style-name="T2">At the same time under the name of “Web Beans” the CDI specification was created to fill the gaps between EJB at backend and JSF at the view layer.</text:span></text:p>
              <text:p><text:span text:style-name="T2">Collaboration resulted in the AtInject and CDI expert groups working closely together to ensure a common solution across dependency injection frameworks.</text:span></text:p>
              <text:p><text:span text:style-name="T2">As a result CDI fully implements the AtInject specification, just like Guice and Spring.</text:span></text:p>
              <text:p><text:span text:style-name="T2">CDI and AtInject are both included in Java EE 6, and thus an integral part of almost all Java EE server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  <text:list-item>
                <text:p>2019-09: CDI 2.0 (Jakarta EE 8)</text:p>
              </text:list-item>
              <text:list-item>
                <text:p>2020-07: CDI 3.0 (Jakarta EE 9)</text:p>
              </text:list-item>
              <text:list-item>
                <text:p>2022-04: CDI 4.0 (Jakarta EE 10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DI then underwent some additional revisions, adding new features in the process.</text:span></text:p>
              <text:p><text:span text:style-name="T2">The specifications and the changelogs detail precisely what changed in each revision.</text:span></text:p>
              <text:p><text:span text:style-name="T2">CDI 1.1 introduced lot of new features, like half of them</text:span></text:p>
              <text:p><text:span text:style-name="T2">CDI 1.2 contains clarifications and corrections</text:span></text:p>
              <text:p><text:span text:style-name="T2">CDI 2.0 also introduced new features like support for Java Standard Edition</text:span></text:p>
              <text:p><text:span text:style-name="T2">CDI 3.0 saw the move to Jakarta EE namespaces</text:span></text:p>
              <text:p><text:span text:style-name="T2">CDI 4.0 introduced CDI Lite and Full and modules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s</text:p>
          </draw:text-box>
        </draw:frame>
        <draw:frame presentation:style-name="pr7" draw:layer="layout" svg:width="25.199cm" svg:height="15.403cm" svg:x="1.4cm" svg:y="4.9cm" presentation:class="outline" presentation:user-transformed="true">
          <draw:text-box>
            <text:list text:style-name="L3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Java EE technologies are APIs, it is up to third party vendors to provide implementations, which are then certified by Oracle.</text:p>
              <text:p>JBoss Weld is the reference implementation, it is tested to death and the best implementation so far. I highly recommend you use JBoss Weld instead of other implementations.</text:p>
              <text:p>WebSphere Liberty prior to a certain version used Apache OpenWebBeans or maybe its own implementation, I can not remember at the moment, after that certain revision they started using JBoss Weld instead.</text:p>
              <text:p text:style-name="P5">I have never heard of Resin so I can not comment.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9" draw:layer="layout" svg:width="25.199cm" svg:height="14.166cm" svg:x="1.4cm" svg:y="4.77cm" presentation:class="outline" presentation:user-transformed="true">
          <draw:text-box>
            <text:list text:style-name="L3">
              <text:list-item>
                <text:p>Java EE Application Server</text:p>
              </text:list-item>
              <text:list-item>
                <text:p>Java SE application (since CDI 2.0)</text:p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api/core/core-impl/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0" draw:text-style-name="P3" draw:layer="layout" svg:width="17.271cm" svg:height="6.297cm" svg:x="2.159cm" svg:y="13.271cm" presentation:class="notes" presentation:user-transformed="true">
            <draw:text-box>
              <text:p>You need to do some minimal configuration.</text:p>
              <text:p>You need a Java EE application server, or you have to bootstrap CDI from your Java SE application.</text:p>
              <text:p>You have to import a Maven dependency, either the Java EE or the CDI API, or one of the Weld deps.</text:p>
              <text:p>Beans.xml is no longer necessary, but it is preferred to set bean-discovery-mode to ALL for best experience.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14.433cm" svg:x="1.4cm" svg:y="4.627cm" presentation:class="outline" presentation:user-transformed="true">
          <draw:text-box>
            <text:p text:style-name="P6"><text:span text:style-name="T3">&lt;</text:span><text:span text:style-name="T4">project</text:span><text:span text:style-name="T5"> </text:span><text:span text:style-name="T6">xmlns</text:span><text:span text:style-name="T7">=</text:span><text:span text:style-name="T8">"http://maven.apache.org/POM/4.0.0"</text:span><text:span text:style-name="T5"> </text:span></text:p>
            <text:p text:style-name="P6"><text:span text:style-name="T5"><text:s text:c="4"/></text:span><text:span text:style-name="T6">xmlns:xsi</text:span><text:span text:style-name="T7">=</text:span><text:span text:style-name="T8">"http://www.w3.org/2001/XMLSchema-instance"</text:span><text:span text:style-name="T5"> </text:span><text:span text:style-name="T6">xsi:schemaLocation</text:span><text:span text:style-name="T7">=</text:span><text:span text:style-name="T8">"http://maven.apache.org/POM/4.0.0 http://maven.apache.org/maven-v4_0_0.xsd"</text:span><text:span text:style-name="T3">&gt;</text:span></text:p>
            <text:p text:style-name="P6"><text:span text:style-name="T7"><text:s text:c="4"/></text:span><text:span text:style-name="T3">&lt;</text:span><text:span text:style-name="T4">modelVersion</text:span><text:span text:style-name="T3">&gt;</text:span><text:span text:style-name="T7">4.0.0</text:span><text:span text:style-name="T3">&lt;/</text:span><text:span text:style-name="T4">modelVersion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</text:span><text:span text:style-name="T4">groupId</text:span><text:span text:style-name="T3">&gt;</text:span><text:span text:style-name="T9">frigo</text:span><text:span text:style-name="T3">&lt;/</text:span><text:span text:style-name="T4">groupId</text:span><text:span text:style-name="T3">&gt;</text:span></text:p>
            <text:p text:style-name="P6"><text:span text:style-name="T7"><text:s text:c="4"/></text:span><text:span text:style-name="T3">&lt;</text:span><text:span text:style-name="T4">artifactId</text:span><text:span text:style-name="T3">&gt;</text:span><text:span text:style-name="T9">cdi</text:span><text:span text:style-name="T3">&lt;/</text:span><text:span text:style-name="T4">artifactId</text:span><text:span text:style-name="T3">&gt;</text:span></text:p>
            <text:p text:style-name="P6"><text:span text:style-name="T7"><text:s text:c="4"/></text:span><text:span text:style-name="T3">&lt;</text:span><text:span text:style-name="T4">version</text:span><text:span text:style-name="T3">&gt;</text:span><text:span text:style-name="T7">1.0.0-SNAPSHOT</text:span><text:span text:style-name="T3">&lt;/</text:span><text:span text:style-name="T4">version</text:span><text:span text:style-name="T3">&gt;</text:span></text:p>
            <text:p text:style-name="P6"><text:span text:style-name="T7"><text:s text:c="4"/></text:span><text:span text:style-name="T3">&lt;</text:span><text:span text:style-name="T4">packaging</text:span><text:span text:style-name="T3">&gt;</text:span><text:span text:style-name="T7">war</text:span><text:span text:style-name="T3">&lt;/</text:span><text:span text:style-name="T4">packaging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</text:span><text:span text:style-name="T4">dependencies</text:span><text:span text:style-name="T3">&gt;</text:span></text:p>
            <text:p text:style-name="P6"><text:span text:style-name="T5"/></text:p>
            <text:p text:style-name="P6"><text:span text:style-name="T7"><text:s text:c="8"/></text:span><text:span text:style-name="T3">&lt;</text:span><text:span text:style-name="T4">dependency</text:span><text:span text:style-name="T3">&gt;</text:span></text:p>
            <text:p text:style-name="P6"><text:span text:style-name="T7"><text:s text:c="12"/></text:span><text:span text:style-name="T3">&lt;</text:span><text:span text:style-name="T4">groupId</text:span><text:span text:style-name="T3">&gt;</text:span><text:span text:style-name="T9">javax</text:span><text:span text:style-name="T3">&lt;/</text:span><text:span text:style-name="T4">groupId</text:span><text:span text:style-name="T3">&gt;</text:span></text:p>
            <text:p text:style-name="P6"><text:span text:style-name="T7"><text:s text:c="12"/></text:span><text:span text:style-name="T3">&lt;</text:span><text:span text:style-name="T4">artifactId</text:span><text:span text:style-name="T3">&gt;</text:span><text:span text:style-name="T9">javaee</text:span><text:span text:style-name="T7">-</text:span><text:span text:style-name="T9">api</text:span><text:span text:style-name="T3">&lt;/</text:span><text:span text:style-name="T4">artifactId</text:span><text:span text:style-name="T3">&gt;</text:span></text:p>
            <text:p text:style-name="P6"><text:span text:style-name="T7"><text:s text:c="12"/></text:span><text:span text:style-name="T3">&lt;</text:span><text:span text:style-name="T4">version</text:span><text:span text:style-name="T3">&gt;</text:span><text:span text:style-name="T7">8.0.1</text:span><text:span text:style-name="T3">&lt;/</text:span><text:span text:style-name="T4">version</text:span><text:span text:style-name="T3">&gt;</text:span></text:p>
            <text:p text:style-name="P6"><text:span text:style-name="T7"><text:s text:c="8"/></text:span><text:span text:style-name="T3">&lt;/</text:span><text:span text:style-name="T4">dependency</text:span><text:span text:style-name="T3">&gt;</text:span></text:p>
            <text:p text:style-name="P6"><text:span text:style-name="T5"/></text:p>
            <text:p text:style-name="P6"><text:span text:style-name="T7"><text:s text:c="4"/></text:span><text:span text:style-name="T3">&lt;/</text:span><text:span text:style-name="T4">dependencies</text:span><text:span text:style-name="T3">&gt;</text:span></text:p>
            <text:p text:style-name="P6"><text:span text:style-name="T5"/></text:p>
            <text:p text:style-name="P6"><text:span text:style-name="T3">&lt;/</text:span><text:span text:style-name="T4">project</text:span><text:span text:style-name="T3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s.xml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10">&lt;</text:span><text:span text:style-name="T11">beans</text:span><text:span text:style-name="T5"> </text:span><text:span text:style-name="T12">xmlns</text:span><text:span text:style-name="T13">=</text:span><text:span text:style-name="T14">"https://jakarta.ee/xml/ns/jakartaee"</text:span></text:p>
            <text:p text:style-name="P8"><text:span text:style-name="T5"><text:s text:c="4"/></text:span><text:span text:style-name="T12">xmlns:xsi</text:span><text:span text:style-name="T13">=</text:span><text:span text:style-name="T14">"http://www.w3.org/2001/XMLSchema-instance"</text:span></text:p>
            <text:p text:style-name="P8"><text:span text:style-name="T5"><text:s text:c="4"/></text:span><text:span text:style-name="T12">xsi:schemaLocation</text:span><text:span text:style-name="T13">=</text:span><text:span text:style-name="T14">"https://jakarta.ee/xml/ns/jakartaee https://jakarta.ee/xml/ns/jakartaee/beans_4_0.xsd"</text:span></text:p>
            <text:p text:style-name="P8"><text:span text:style-name="T5"><text:s text:c="4"/></text:span><text:span text:style-name="T12">version</text:span><text:span text:style-name="T13">=</text:span><text:span text:style-name="T14">"4.0"</text:span><text:span text:style-name="T5"> </text:span><text:span text:style-name="T12">bean-discovery-mode</text:span><text:span text:style-name="T13">=</text:span><text:span text:style-name="T14">"all"</text:span><text:span text:style-name="T10">&gt;</text:span></text:p>
            <text:p text:style-name="P8"><text:span text:style-name="T10">&lt;/</text:span><text:span text:style-name="T11">beans</text:span><text:span text:style-name="T10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2" draw:text-style-name="P4" draw:layer="layout" svg:width="17.271cm" svg:height="14.167cm" svg:x="2.159cm" svg:y="13.271cm" presentation:class="notes" presentation:user-transformed="true">
            <draw:text-box>
              <text:p text:style-name="P10">Dependency Injection is a basic feature, if you annotate a field with @Inject CDI will try its best to inject that particular dependency by some rules.</text:p>
              <text:p text:style-name="P10">CDI also manages contextes and life cycles, for example it is responsible for creating and tearing down request scoped beans.</text:p>
              <text:p text:style-name="P10">Aspect Oriented Programming makes it possible to add logic around constructors and methods in the form of delegates and interceptors.</text:p>
              <text:p text:style-name="P10">With event bus you can send and receive messages, without coupling your beans together, it is extensively used in CDI itself.</text:p>
              <text:p text:style-name="P10">With portable extensions you can create frameworks or extensions that run on any CDI compliant container.</text:p>
              <text:p text:style-name="P10">CDI injects by type first and foremost and not names, unlike some other dependency injection frameworks you can not create a runtime type error.</text:p>
              <text:p text:style-name="P10"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without CDI</text:p>
          </draw:text-box>
        </draw:frame>
        <draw:frame presentation:style-name="pr13" draw:text-style-name="P11" draw:layer="layout" svg:width="25.199cm" svg:height="15.661cm" svg:x="1.4cm" svg:y="4.017cm" presentation:class="outline" presentation:user-transformed="true">
          <draw:text-box>
            <text:p text:style-name="P8"><text:span text:style-name="T15">public</text:span><text:span text:style-name="T16"> </text:span><text:span text:style-name="T15">class</text:span><text:span text:style-name="T16"> </text:span><text:span text:style-name="T17">LegacyDatabaseReplicator</text:span><text:span text:style-name="T16"> {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Logger</text:span><text:span text:style-name="T16"> </text:span><text:span text:style-name="T19">logger</text:span><text:span text:style-name="T16"> = </text:span><text:span text:style-name="T17">Logger</text:span><text:span text:style-name="T16">.</text:span><text:span text:style-name="T20">getLogger</text:span><text:span text:style-name="T16">(</text:span><text:span text:style-name="T17">LegacyDatabaseReplicator</text:span><text:span text:style-name="T16">.</text:span><text:span text:style-name="T15">class</text:span><text:span text:style-name="T16">.getName()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Base</text:span><text:span text:style-name="T16"> = readProperty(</text:span><text:span text:style-name="T21">"application.properties"</text:span><text:span text:style-name="T16">, </text:span><text:span text:style-name="T21">"source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User</text:span><text:span text:style-name="T16"> = readProperty(</text:span><text:span text:style-name="T21">"application.properties"</text:span><text:span text:style-name="T16">, </text:span><text:span text:style-name="T21">"source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sourcePass</text:span><text:span text:style-name="T16"> = readProperty(</text:span><text:span text:style-name="T21">"application.properties"</text:span><text:span text:style-name="T16">, </text:span><text:span text:style-name="T21">"source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Base</text:span><text:span text:style-name="T16"> = readProperty(</text:span><text:span text:style-name="T21">"application.properties"</text:span><text:span text:style-name="T16">, </text:span><text:span text:style-name="T21">"target.base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User</text:span><text:span text:style-name="T16"> = readProperty(</text:span><text:span text:style-name="T21">"application.properties"</text:span><text:span text:style-name="T16">, </text:span><text:span text:style-name="T21">"target.user"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String</text:span><text:span text:style-name="T16"> </text:span><text:span text:style-name="T19">targetPass</text:span><text:span text:style-name="T16"> = readProperty(</text:span><text:span text:style-name="T21">"application.properties"</text:span><text:span text:style-name="T16">, </text:span><text:span text:style-name="T21">"target.pass"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source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sourceBase</text:span><text:span text:style-name="T16">, </text:span><text:span text:style-name="T19">sourceUser</text:span><text:span text:style-name="T16">, </text:span><text:span text:style-name="T19">sourcePass</text:span><text:span text:style-name="T16">);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target</text:span><text:span text:style-name="T16"> = </text:span><text:span text:style-name="T15">new</text:span><text:span text:style-name="T16"> </text:span><text:span text:style-name="T17">Database</text:span><text:span text:style-name="T16">(</text:span><text:span text:style-name="T19">targetBase</text:span><text:span text:style-name="T16">, </text:span><text:span text:style-name="T19">targetUser</text:span><text:span text:style-name="T16">, </text:span><text:span text:style-name="T19">targetPass</text:span><text:span text:style-name="T16">);</text:span></text:p>
            <text:p text:style-name="P8"><text:span text:style-name="T18"/></text:p>
            <text:p text:style-name="P8"><text:span text:style-name="T16"><text:s text:c="4"/></text:span><text:span text:style-name="T15">public</text:span><text:span text:style-name="T16"> </text:span><text:span text:style-name="T15">void</text:span><text:span text:style-name="T16"> </text:span><text:span text:style-name="T22">replicate</text:span><text:span text:style-name="T16"> () {</text:span></text:p>
            <text:p text:style-name="P8"><text:span text:style-name="T16"><text:s text:c="8"/></text:span><text:span text:style-name="T15">try</text:span><text:span text:style-name="T16">{</text:span></text:p>
            <text:p text:style-name="P8"><text:span text:style-name="T16"><text:s text:c="12"/></text:span><text:span text:style-name="T19">logger</text:span><text:span text:style-name="T16">.info(</text:span><text:span text:style-name="T21">"Started replicate"</text:span><text:span text:style-name="T16">);</text:span></text:p>
            <text:p text:style-name="P6"><text:span text:style-name="T23"><text:s text:c="12"/></text:span><text:span text:style-name="T24">source.</text:span><text:span text:style-name="T23">replicateTo</text:span><text:span text:style-name="T24">(target)</text:span><text:span text:style-name="T16">;</text:span></text:p>
            <text:p text:style-name="P8"><text:span text:style-name="T16"><text:s text:c="12"/></text:span><text:span text:style-name="T19">logger</text:span><text:span text:style-name="T16">.info(</text:span><text:span text:style-name="T21">"Ended replicate"</text:span><text:span text:style-name="T16">);</text:span></text:p>
            <text:p text:style-name="P8"><text:span text:style-name="T16"><text:s text:c="8"/></text:span><text:span text:style-name="T16">}</text:span><text:span text:style-name="T15">catch</text:span><text:span text:style-name="T16">( </text:span><text:span text:style-name="T17">Exception</text:span><text:span text:style-name="T16"> </text:span><text:span text:style-name="T25">e</text:span><text:span text:style-name="T16"> ){</text:span></text:p>
            <text:p text:style-name="P8"><text:span text:style-name="T16"><text:s text:c="12"/></text:span><text:span text:style-name="T19">logger</text:span><text:span text:style-name="T16">.info(</text:span><text:span text:style-name="T21">"Exception "</text:span><text:span text:style-name="T16"> + </text:span><text:span text:style-name="T26">e</text:span><text:span text:style-name="T16">);</text:span></text:p>
            <text:p text:style-name="P8"><text:span text:style-name="T16"><text:s text:c="12"/></text:span><text:span text:style-name="T15">throw</text:span><text:span text:style-name="T16"> </text:span><text:span text:style-name="T26">e</text:span><text:span text:style-name="T16">;</text:span></text:p>
            <text:p text:style-name="P8"><text:span text:style-name="T16"><text:s text:c="8"/></text:span><text:span text:style-name="T16">}</text:span></text:p>
            <text:p text:style-name="P8"><text:span text:style-name="T16"><text:s text:c="4"/></text:span><text:span text:style-name="T16">}</text:span></text:p>
            <text:p text:style-name="P8"><text:span text:style-name="T18"/></text:p>
            <text:p text:style-name="P8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2" draw:text-style-name="P3" draw:layer="layout" svg:width="17.271cm" svg:height="14.167cm" svg:x="2.159cm" svg:y="13.271cm" presentation:class="notes" presentation:user-transformed="true">
            <draw:text-box>
              <text:p>Let’s start with an example, first without CDI.</text:p>
              <text:p>Here is how a database replicator class looks like.</text:p>
              <text:p>This class is wrong because it does like 5 things:</text:p>
              <text:p>Creates a logger and handles logging.</text:p>
              <text:p>Reads properties from a hardcoded property file.</text:p>
              <text:p>Creates source and target database abstractions.</text:p>
              <text:p>Does the actual business logic of database replication</text:p>
              <text:p>And finally handles exceptions, although very poorly.</text:p>
              <text:p>Business logic is mixed in with unnecessary side logic.</text:p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with CDI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p text:style-name="P8"><text:span text:style-name="T15">public</text:span><text:span text:style-name="T16"> </text:span><text:span text:style-name="T15">class</text:span><text:span text:style-name="T16"> </text:span><text:span text:style-name="T17">CdiDatabaseReplicator</text:span><text:span text:style-name="T16"> {</text:span></text:p>
            <text:p text:style-name="P8"><text:span text:style-name="T18"/></text:p>
            <text:p text:style-name="P8"><text:span text:style-name="T16"><text:s text:c="4"/></text:span><text:span text:style-name="T27">@Inject</text:span></text:p>
            <text:p text:style-name="P8"><text:span text:style-name="T16"><text:s text:c="4"/></text:span><text:span text:style-name="T27">@Source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source</text:span><text:span text:style-name="T16">;</text:span></text:p>
            <text:p text:style-name="P8"><text:span text:style-name="T18"/></text:p>
            <text:p text:style-name="P8"><text:span text:style-name="T16"><text:s text:c="4"/></text:span><text:span text:style-name="T27">@Inject</text:span></text:p>
            <text:p text:style-name="P8"><text:span text:style-name="T16"><text:s text:c="4"/></text:span><text:span text:style-name="T27">@Target</text:span></text:p>
            <text:p text:style-name="P8"><text:span text:style-name="T16"><text:s text:c="4"/></text:span><text:span text:style-name="T15">private</text:span><text:span text:style-name="T16"> </text:span><text:span text:style-name="T17">Database</text:span><text:span text:style-name="T16"> </text:span><text:span text:style-name="T19">target</text:span><text:span text:style-name="T16">;</text:span></text:p>
            <text:p text:style-name="P8"><text:span text:style-name="T18"/></text:p>
            <text:p text:style-name="P8"><text:span text:style-name="T16"><text:s text:c="4"/></text:span><text:span text:style-name="T27">@Log</text:span></text:p>
            <text:p text:style-name="P8"><text:span text:style-name="T16"><text:s text:c="4"/></text:span><text:span text:style-name="T15">public</text:span><text:span text:style-name="T16"> </text:span><text:span text:style-name="T15">void</text:span><text:span text:style-name="T16"> </text:span><text:span text:style-name="T22">replicate</text:span><text:span text:style-name="T16"> () {</text:span></text:p>
            <text:p text:style-name="P6"><text:span text:style-name="T23"><text:s text:c="8"/></text:span><text:span text:style-name="T24">source.</text:span><text:span text:style-name="T23">replicateTo</text:span><text:span text:style-name="T24">(target)</text:span><text:span text:style-name="T16">;</text:span></text:p>
            <text:p text:style-name="P8"><text:span text:style-name="T16"><text:s text:c="4"/></text:span><text:span text:style-name="T16">}</text:span></text:p>
            <text:p text:style-name="P8"><text:span text:style-name="T18"/></text:p>
            <text:p text:style-name="P8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CDI simplifies the database replicator into this.</text:p>
              <text:p>We inject the source and target databases.</text:p>
              <text:p>We use annotations to handle logging and exceptions.</text:p>
              <text:p>And we just do the business logic for replication.</text:p>
              <text:p>Side logic were moved out of this class,</text:p>
              <text:p>into producers, interceptors and other classes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2">Example with CDI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13"><text:span text:style-name="T15">public</text:span><text:span text:style-name="T16"> </text:span><text:span text:style-name="T15">class</text:span><text:span text:style-name="T16"> </text:span><text:span text:style-name="T17">SourceDatabaseProducer</text:span><text:span text:style-name="T16"> {</text:span><text:span text:style-name="T16"><text:line-break/></text:span><text:span text:style-name="T16"><text:line-break/></text:span><text:span text:style-name="T16"> <text:s text:c="3"/></text:span><text:span text:style-name="T27">@Inject</text:span><text:span text:style-name="T27"><text:line-break/></text:span><text:span text:style-name="T16"> <text:s text:c="3"/></text:span><text:span text:style-name="T15">private</text:span><text:span text:style-name="T16"> </text:span><text:span text:style-name="T17">Config</text:span><text:span text:style-name="T16"> </text:span><text:span text:style-name="T19">config</text:span><text:span text:style-name="T16">;</text:span><text:span text:style-name="T16"><text:line-break/></text:span><text:span text:style-name="T16"><text:line-break/></text:span><text:span text:style-name="T16"> <text:s text:c="3"/></text:span><text:span text:style-name="T27">@Produces</text:span><text:span text:style-name="T27"><text:line-break/></text:span><text:span text:style-name="T16"> <text:s text:c="3"/></text:span><text:span text:style-name="T27">@Source</text:span><text:span text:style-name="T27"><text:line-break/></text:span><text:span text:style-name="T16"> <text:s text:c="3"/></text:span><text:span text:style-name="T15">public</text:span><text:span text:style-name="T16"> </text:span><text:span text:style-name="T17">Database</text:span><text:span text:style-name="T16"> </text:span><text:span text:style-name="T22">source</text:span><text:span text:style-name="T16">() {</text:span><text:span text:style-name="T16"><text:line-break/></text:span><text:span text:style-name="T16"> <text:s text:c="7"/></text:span><text:span text:style-name="T15">return</text:span><text:span text:style-name="T16"> </text:span><text:span text:style-name="T15">new</text:span><text:span text:style-name="T16"> </text:span><text:span text:style-name="T17">Database</text:span><text:span text:style-name="T16">(</text:span><text:span text:style-name="T19">config</text:span><text:span text:style-name="T16">.sourceBase(), </text:span><text:span text:style-name="T19">config</text:span><text:span text:style-name="T16">.sourceUser(), </text:span><text:span text:style-name="T19">config</text:span><text:span text:style-name="T16">.sourcePass());</text:span><text:span text:style-name="T16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Here we have the source database producer.</text:p>
              <text:p>Whenever we request a database that is annotated with @Source, like within our replication class, CDI will look up this producer, it will recognize that this producer method creates such a database, and it will call that to create such a source database</text:p>
              <text:p>And we have also moved the configuration outside, so we inject the configuration class, where we read the properties of the source database, like URL, username, and password</text:p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2">Example with CDI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13"><text:span text:style-name="T15">public</text:span><text:span text:style-name="T16"> </text:span><text:span text:style-name="T15">class</text:span><text:span text:style-name="T16"> </text:span><text:span text:style-name="T17">TargetDatabaseProducer</text:span><text:span text:style-name="T16"> {</text:span><text:span text:style-name="T16"><text:line-break/></text:span><text:span text:style-name="T16"><text:line-break/></text:span><text:span text:style-name="T16"> <text:s text:c="3"/></text:span><text:span text:style-name="T27">@Inject</text:span><text:span text:style-name="T27"><text:line-break/></text:span><text:span text:style-name="T16"> <text:s text:c="3"/></text:span><text:span text:style-name="T15">private</text:span><text:span text:style-name="T16"> </text:span><text:span text:style-name="T17">Config</text:span><text:span text:style-name="T16"> </text:span><text:span text:style-name="T19">config</text:span><text:span text:style-name="T16">;</text:span><text:span text:style-name="T16"><text:line-break/></text:span><text:span text:style-name="T16"><text:line-break/></text:span><text:span text:style-name="T16"> <text:s text:c="3"/></text:span><text:span text:style-name="T27">@Produces</text:span><text:span text:style-name="T27"><text:line-break/></text:span><text:span text:style-name="T16"> <text:s text:c="3"/></text:span><text:span text:style-name="T27">@Target</text:span><text:span text:style-name="T27"><text:line-break/></text:span><text:span text:style-name="T16"> <text:s text:c="3"/></text:span><text:span text:style-name="T15">public</text:span><text:span text:style-name="T16"> </text:span><text:span text:style-name="T17">Database</text:span><text:span text:style-name="T16"> </text:span><text:span text:style-name="T22">source</text:span><text:span text:style-name="T16">() {</text:span><text:span text:style-name="T16"><text:line-break/></text:span><text:span text:style-name="T16"> <text:s text:c="7"/></text:span><text:span text:style-name="T15">return</text:span><text:span text:style-name="T16"> </text:span><text:span text:style-name="T15">new</text:span><text:span text:style-name="T16"> </text:span><text:span text:style-name="T17">Database</text:span><text:span text:style-name="T16">(</text:span><text:span text:style-name="T19">config</text:span><text:span text:style-name="T16">.targetBase(), </text:span><text:span text:style-name="T19">config</text:span><text:span text:style-name="T16">.targetUser(), </text:span><text:span text:style-name="T19">config</text:span><text:span text:style-name="T16">.targetPass());</text:span><text:span text:style-name="T16"><text:line-break/></text:span><text:span text:style-name="T18"> <text:s text:c="3"/>}</text:span><text:span text:style-name="T18"><text:line-break/></text:span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Likewise for target database it is the exact same thing.</text:span></text:p>
              <text:p><text:span text:style-name="T2">We have a target database producer, which works from a configuration, and again it creates a new database, with target URL, username, and password.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2">Example with CDI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13"><text:span text:style-name="T27">@Interceptor</text:span><text:span text:style-name="T27"><text:line-break/></text:span><text:span text:style-name="T27">@Log</text:span><text:span text:style-name="T27"><text:line-break/></text:span><text:span text:style-name="T27">@Priority</text:span><text:span text:style-name="T22">(</text:span><text:span text:style-name="T27">Interceptor</text:span><text:span text:style-name="T22">.</text:span><text:span text:style-name="T17">Priority</text:span><text:span text:style-name="T22">.</text:span><text:span text:style-name="T28">APPLICATION</text:span><text:span text:style-name="T22">)</text:span><text:span text:style-name="T22"><text:line-break/></text:span><text:span text:style-name="T15">public</text:span><text:span text:style-name="T22"> </text:span><text:span text:style-name="T15">class</text:span><text:span text:style-name="T22"> </text:span><text:span text:style-name="T17">LogInterceptor</text:span><text:span text:style-name="T22"> {</text:span><text:span text:style-name="T22"><text:line-break/></text:span><text:span text:style-name="T22"><text:line-break/></text:span><text:span text:style-name="T22"> <text:s text:c="3"/></text:span><text:span text:style-name="T27">@AroundInvoke</text:span><text:span text:style-name="T27"><text:line-break/></text:span><text:span text:style-name="T22"> <text:s text:c="3"/></text:span><text:span text:style-name="T15">public</text:span><text:span text:style-name="T22"> </text:span><text:span text:style-name="T17">Object</text:span><text:span text:style-name="T22"> log(</text:span><text:span text:style-name="T29">InvocationContext</text:span><text:span text:style-name="T22"> </text:span><text:span text:style-name="T25">ic</text:span><text:span text:style-name="T22">) </text:span><text:span text:style-name="T15">throws</text:span><text:span text:style-name="T22"> </text:span><text:span text:style-name="T17">Throwable</text:span><text:span text:style-name="T22"> {</text:span><text:span text:style-name="T22"><text:line-break/></text:span><text:span text:style-name="T22"> <text:s text:c="7"/></text:span><text:span text:style-name="T17">Class</text:span><text:span text:style-name="T22">&lt;?&gt; </text:span><text:span text:style-name="T25">clazz</text:span><text:span text:style-name="T22"> = </text:span><text:span text:style-name="T25">ic</text:span><text:span text:style-name="T22">.</text:span><text:span text:style-name="T30">getTarget</text:span><text:span text:style-name="T22">().getClass();</text:span><text:span text:style-name="T22"><text:line-break/></text:span><text:span text:style-name="T22"> <text:s text:c="7"/></text:span><text:span text:style-name="T17">Logger</text:span><text:span text:style-name="T22"> </text:span><text:span text:style-name="T25">logger</text:span><text:span text:style-name="T22"> = </text:span><text:span text:style-name="T17">Logger</text:span><text:span text:style-name="T22">.</text:span><text:span text:style-name="T30">getLogger</text:span><text:span text:style-name="T22">(</text:span><text:span text:style-name="T25">clazz</text:span><text:span text:style-name="T22">.getName());</text:span><text:span text:style-name="T22"><text:line-break/></text:span><text:span text:style-name="T22"> <text:s text:c="7"/></text:span><text:span text:style-name="T17">String</text:span><text:span text:style-name="T22"> </text:span><text:span text:style-name="T25">method</text:span><text:span text:style-name="T22"> = </text:span><text:span text:style-name="T25">ic</text:span><text:span text:style-name="T22">.</text:span><text:span text:style-name="T30">getMethod</text:span><text:span text:style-name="T22">().getName();</text:span><text:span text:style-name="T22"><text:line-break/></text:span><text:span text:style-name="T22"> <text:s text:c="7"/></text:span><text:span text:style-name="T15">try</text:span><text:span text:style-name="T22"> {</text:span><text:span text:style-name="T22"><text:line-break/></text:span><text:span text:style-name="T22"> <text:s text:c="11"/></text:span><text:span text:style-name="T25">logger</text:span><text:span text:style-name="T22">.info(</text:span><text:span text:style-name="T31">"Started "</text:span><text:span text:style-name="T22"> + </text:span><text:span text:style-name="T25">method</text:span><text:span text:style-name="T22">);</text:span><text:span text:style-name="T22"><text:line-break/></text:span><text:span text:style-name="T22"> <text:s text:c="11"/></text:span><text:span text:style-name="T17">Object</text:span><text:span text:style-name="T22"> </text:span><text:span text:style-name="T25">result</text:span><text:span text:style-name="T22"> = </text:span><text:span text:style-name="T25">ic</text:span><text:span text:style-name="T22">.</text:span><text:span text:style-name="T30">proceed</text:span><text:span text:style-name="T22">();</text:span><text:span text:style-name="T22"><text:line-break/></text:span><text:span text:style-name="T22"> <text:s text:c="11"/></text:span><text:span text:style-name="T25">logger</text:span><text:span text:style-name="T22">.info(</text:span><text:span text:style-name="T31">"Ended "</text:span><text:span text:style-name="T22"> + </text:span><text:span text:style-name="T25">method</text:span><text:span text:style-name="T22">);</text:span><text:span text:style-name="T22"><text:line-break/></text:span><text:span text:style-name="T22"> <text:s text:c="11"/></text:span><text:span text:style-name="T15">return</text:span><text:span text:style-name="T22"> </text:span><text:span text:style-name="T25">result</text:span><text:span text:style-name="T22">;</text:span><text:span text:style-name="T22"><text:line-break/></text:span><text:span text:style-name="T22"> <text:s text:c="7"/>} </text:span><text:span text:style-name="T15">catch</text:span><text:span text:style-name="T22"> (</text:span><text:span text:style-name="T17">Exception</text:span><text:span text:style-name="T22"> </text:span><text:span text:style-name="T25">e</text:span><text:span text:style-name="T22">) {</text:span><text:span text:style-name="T22"><text:line-break/></text:span><text:span text:style-name="T22"> <text:s text:c="11"/></text:span><text:span text:style-name="T25">logger</text:span><text:span text:style-name="T22">.info(</text:span><text:span text:style-name="T31">"Exception "</text:span><text:span text:style-name="T22"> + </text:span><text:span text:style-name="T25">e</text:span><text:span text:style-name="T22">);</text:span><text:span text:style-name="T22"><text:line-break/></text:span><text:span text:style-name="T22"> <text:s text:c="11"/></text:span><text:span text:style-name="T15">throw</text:span><text:span text:style-name="T22"> </text:span><text:span text:style-name="T25">e</text:span><text:span text:style-name="T22">;</text:span><text:span text:style-name="T22"><text:line-break/></text:span><text:span text:style-name="T27"> <text:s text:c="7"/>}</text:span><text:span text:style-name="T27"><text:line-break/></text:span><text:span text:style-name="T27"> <text:s text:c="3"/>}</text:span><text:span text:style-name="T27"><text:line-break/></text:span><text:span text:style-name="T27"><text:line-break/></text:span><text:span text:style-name="T2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4" draw:text-style-name="P3" draw:layer="layout" svg:width="17.271cm" svg:height="11.29cm" svg:x="2.159cm" svg:y="13.271cm" presentation:class="notes" presentation:user-transformed="true">
            <draw:text-box>
              <text:p>And we have a log interceptor, which is scary at first, but do not be afraid, it won’t hurt you very much.</text:p>
              <text:p>Interceptors can wrap around methods or constructors, and they can insert additional logic around them.</text:p>
              <text:p>We are going to talk about them in detail, for the moment this particular interceptor logs the start and end of the method, any any exception that is thrown.</text:p>
              <text:p/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nvironment in which applications execute</text:p>
              </text:list-item>
              <text:list-item>
                <text:p>Bootstraps your application</text:p>
              </text:list-item>
              <text:list-item>
                <text:p>Provides all CDI features</text:p>
              </text:list-item>
              <text:list-item>
                <text:p>Manages beans and bean resolution</text:p>
              </text:list-item>
              <text:list-item>
                <text:p>Manages contexts and bean lifecycle</text:p>
              </text:list-item>
              <text:list-item>
                <text:p>Manages decoration and interception</text:p>
              </text:list-item>
              <text:list-item>
                <text:p>Manages events and callbac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All CDI implementations have to provide a container.</text:p>
              <text:p>This is the framework which constructs and executes your application.</text:p>
              <text:p>This container is responsible for implementing all features of CDI.</text:p>
              <text:p>The container creates the bean graph of your application, and wedges itself into 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ootstrapping Java SE application</text:p>
          </draw:text-box>
        </draw:frame>
        <draw:frame presentation:style-name="pr5" draw:text-style-name="P9" draw:layer="layout" svg:width="25.199cm" svg:height="13.859cm" svg:x="1.4cm" svg:y="6.124cm" presentation:class="outline" presentation:user-transformed="true">
          <draw:text-box>
            <text:p text:style-name="P8"><text:span text:style-name="T32">public</text:span><text:span text:style-name="T7"> </text:span><text:span text:style-name="T32">static</text:span><text:span text:style-name="T7"> </text:span><text:span text:style-name="T32">void</text:span><text:span text:style-name="T7"> </text:span><text:span text:style-name="T33">main</text:span><text:span text:style-name="T7"> (</text:span><text:span text:style-name="T34">String</text:span><text:span text:style-name="T7">[] </text:span><text:span text:style-name="T35">args</text:span><text:span text:style-name="T7">) {</text:span></text:p>
            <text:p text:style-name="P8"><text:span text:style-name="T7"/></text:p>
            <text:p text:style-name="P8"><text:span text:style-name="T7"><text:s text:c="4"/></text:span><text:span text:style-name="T36">SeContainerInitializer</text:span><text:span text:style-name="T7"> </text:span><text:span text:style-name="T35">initializer</text:span><text:span text:style-name="T7"> = </text:span><text:span text:style-name="T36">SeContainerInitializer</text:span><text:span text:style-name="T7">.</text:span><text:span text:style-name="T37">newInstance</text:span><text:span text:style-name="T7">();</text:span></text:p>
            <text:p text:style-name="P8"><text:span text:style-name="T7"><text:s text:c="4"/></text:span><text:span text:style-name="T32">try</text:span><text:span text:style-name="T7">( </text:span><text:span text:style-name="T38">SeContainer</text:span><text:span text:style-name="T7"> </text:span><text:span text:style-name="T35">container</text:span><text:span text:style-name="T7"> = </text:span><text:span text:style-name="T39">initializer</text:span><text:span text:style-name="T7">.</text:span><text:span text:style-name="T37">initialize</text:span><text:span text:style-name="T7">() ){</text:span></text:p>
            <text:p text:style-name="P8"><text:span text:style-name="T7"><text:s text:c="8"/></text:span><text:span text:style-name="T39">container</text:span><text:span text:style-name="T7">.</text:span><text:span text:style-name="T37">select</text:span><text:span text:style-name="T7">(</text:span><text:span text:style-name="T34">GreeterApplication</text:span><text:span text:style-name="T7">.</text:span><text:span text:style-name="T32">class</text:span><text:span text:style-name="T7">).</text:span><text:span text:style-name="T37">get</text:span><text:span text:style-name="T7">().greet();</text:span></text:p>
            <text:p text:style-name="P8"><text:span text:style-name="T7"><text:s text:c="4"/></text:span><text:span text:style-name="T7">}</text:span></text:p>
            <text:p text:style-name="P8"><text:span text:style-name="T5"/></text:p>
            <text:p text:style-name="P8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2" draw:text-style-name="P3" draw:layer="layout" svg:width="17.271cm" svg:height="14.167cm" svg:x="2.159cm" svg:y="13.271cm" presentation:class="notes" presentation:user-transformed="true">
            <draw:text-box>
              <text:p>CDI 2.0 allows us to use CDI in Java SE applications.</text:p>
              <text:p>This is how we create a CDI container, and bootstrap our application with it.</text:p>
              <text:p>Once we select our GreeterApplication and run it, it is entirely under CDI control.</text:p>
              <text:p>SeContainer implements the Instance interface.</text:p>
              <text:p>The select method selects the appropriate bean, there are multiple select methods that accept annotations, classes, or typeliterals.</text:p>
              <text:p>The get method returns the bean if there is one and only one bean that satisfies the selection.</text:p>
              <text:p>The greet method is the application’s own method.</text:p>
              <text:p/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other Java SE example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8"><text:span text:style-name="T36">SeContainerInitializer</text:span><text:span text:style-name="T7"> </text:span><text:span text:style-name="T35">initializer</text:span><text:span text:style-name="T7"> = </text:span><text:span text:style-name="T36">SeContainerInitializer</text:span><text:span text:style-name="T7">.</text:span><text:span text:style-name="T37">newInstance</text:span><text:span text:style-name="T7">();</text:span></text:p>
            <text:p text:style-name="P8"><text:span text:style-name="T39">initializer</text:span><text:span text:style-name="T7">.</text:span><text:span text:style-name="T37">disableDiscovery</text:span><text:span text:style-name="T7">();</text:span></text:p>
            <text:p text:style-name="P8"><text:span text:style-name="T39">initializer</text:span><text:span text:style-name="T7">.</text:span><text:span text:style-name="T37">addBeanClasses</text:span><text:span text:style-name="T7">(</text:span><text:span text:style-name="T34">GreeterClient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addBeanClasses</text:span><text:span text:style-name="T7">(</text:span><text:span text:style-name="T34">User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addBeanClasses</text:span><text:span text:style-name="T7">(</text:span><text:span text:style-name="T34">EnglishHelloService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enableDecorators</text:span><text:span text:style-name="T7">(</text:span><text:span text:style-name="T34">HelloDecorator</text:span><text:span text:style-name="T7">.</text:span><text:span text:style-name="T32">class</text:span><text:span text:style-name="T7">);</text:span></text:p>
            <text:p text:style-name="P8"><text:span text:style-name="T39">initializer</text:span><text:span text:style-name="T7">.</text:span><text:span text:style-name="T37">enableInterceptors</text:span><text:span text:style-name="T7">(</text:span><text:span text:style-name="T34">LogInterceptor</text:span><text:span text:style-name="T7">.</text:span><text:span text:style-name="T32">class</text:span><text:span text:style-name="T7">);</text:span></text:p>
            <text:p text:style-name="P8"><text:span text:style-name="T5"/></text:p>
            <text:p text:style-name="P8"><text:span text:style-name="T32">try</text:span><text:span text:style-name="T7">( </text:span><text:span text:style-name="T38">SeContainer</text:span><text:span text:style-name="T7"> </text:span><text:span text:style-name="T35">container</text:span><text:span text:style-name="T7"> = </text:span><text:span text:style-name="T39">initializer</text:span><text:span text:style-name="T7">.</text:span><text:span text:style-name="T37">initialize</text:span><text:span text:style-name="T7">() ){</text:span></text:p>
            <text:p text:style-name="P8"><text:span text:style-name="T7"><text:s text:c="4"/></text:span><text:span text:style-name="T38">Instance</text:span><text:span text:style-name="T7">&lt;</text:span><text:span text:style-name="T34">GreeterApp</text:span><text:span text:style-name="T7">&gt; </text:span><text:span text:style-name="T35">instance</text:span><text:span text:style-name="T7"> = </text:span><text:span text:style-name="T39">container</text:span><text:span text:style-name="T7">.</text:span><text:span text:style-name="T37">select</text:span><text:span text:style-name="T7">(</text:span><text:span text:style-name="T34">GreeterApp</text:span><text:span text:style-name="T7">.</text:span><text:span text:style-name="T32">class</text:span><text:span text:style-name="T7">);</text:span></text:p>
            <text:p text:style-name="P8"><text:span text:style-name="T7"><text:s text:c="4"/></text:span><text:span text:style-name="T34">GreeterApp</text:span><text:span text:style-name="T7"> </text:span><text:span text:style-name="T35">greeter</text:span><text:span text:style-name="T7"> = </text:span><text:span text:style-name="T39">instance</text:span><text:span text:style-name="T7">.</text:span><text:span text:style-name="T37">get</text:span><text:span text:style-name="T7">();</text:span></text:p>
            <text:p text:style-name="P8"><text:span text:style-name="T7"><text:s text:c="4"/></text:span><text:span text:style-name="T39">greeter</text:span><text:span text:style-name="T7">.greet();</text:span></text:p>
            <text:p text:style-name="P8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6" draw:text-style-name="P3" draw:layer="layout" svg:width="17.271cm" svg:height="8.658cm" svg:x="2.159cm" svg:y="13.271cm" presentation:class="notes" presentation:user-transformed="true">
            <draw:text-box>
              <text:p>This is another Java Standard Edition example.</text:p>
              <text:p>Here we disable the default bean discovery, and we add bean classes, decorators, interceptors manually.</text:p>
              <text:p>If you have a huge application, you might not want CDI to scan and instantiate every single class you have.</text:p>
              <text:p>Maybe you just want to test a very small feature, and you do not want CDI to create the entire application.</text:p>
              <text:p>You only want a select few dependencies and a select few classes and do some tests on them.</text:p>
              <text:p>This is how CDI testing frameworks also operate, I will show them at later slides.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I have already used the word “bean” but what are beans or more properly managed beans?</text:p>
              <text:p>Beans are classes the CDI container can instantiate, proxy, and do certain operations with it.</text:p>
              <text:p>In order to do that, it has some technical restrictions.</text:p>
              <text:p>It needs to have a constructor that CDI can call, either a no-args constructor or one annotated with @Inject.</text:p>
              <text:p>It can not be an inner class, an abstract class (unless it is a @Decorator), and it is highly recommended to avoid final classes and final methods.</text:p>
              <text:p>It can not be a CDI extension.</text:p>
              <text:p>It can not be @Vetoed.</text:p>
              <text:p>Most classes fulfill these criteria and are beans.</text:p>
              <text:p>The most different classes are data classes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15" draw:layer="layout" svg:width="25.199cm" svg:height="13.859cm" svg:x="1.4cm" svg:y="4.914cm" presentation:class="outline" presentation:user-transformed="true">
          <draw:text-box>
            <text:p text:style-name="P8"><text:span text:style-name="T40">public</text:span><text:span text:style-name="T41"> </text:span><text:span text:style-name="T40">class</text:span><text:span text:style-name="T41"> </text:span><text:span text:style-name="T42">HelloService</text:span><text:span text:style-name="T41"> {</text:span></text:p>
            <text:p text:style-name="P8"><text:span text:style-name="T43"/></text:p>
            <text:p text:style-name="P8"><text:span text:style-name="T41"><text:s text:c="4"/></text:span><text:span text:style-name="T40">public</text:span><text:span text:style-name="T41"> </text:span><text:span text:style-name="T42">String</text:span><text:span text:style-name="T41"> </text:span><text:span text:style-name="T44">hello</text:span><text:span text:style-name="T41"> () {</text:span></text:p>
            <text:p text:style-name="P8"><text:span text:style-name="T41"><text:s text:c="8"/></text:span><text:span text:style-name="T40">return</text:span><text:span text:style-name="T41"> </text:span><text:span text:style-name="T45">"Hello World!"</text:span><text:span text:style-name="T41">;</text:span></text:p>
            <text:p text:style-name="P8"><text:span text:style-name="T41"><text:s text:c="4"/></text:span><text:span text:style-name="T41">}</text:span></text:p>
            <text:p text:style-name="P8"><text:span text:style-name="T43"/></text:p>
            <text:p text:style-name="P8"><text:span text:style-name="T4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t a bean</text:p>
          </draw:text-box>
        </draw:frame>
        <draw:frame presentation:style-name="pr17" draw:text-style-name="P16" draw:layer="layout" svg:width="25.199cm" svg:height="13.985cm" svg:x="1.4cm" svg:y="4.851cm" presentation:class="outline" presentation:user-transformed="true">
          <draw:text-box>
            <text:p text:style-name="P13"><text:span text:style-name="T40">public</text:span><text:span text:style-name="T41"> </text:span><text:span text:style-name="T40">class</text:span><text:span text:style-name="T41"> </text:span><text:span text:style-name="T42">HelloService</text:span><text:span text:style-name="T41"> {</text:span><text:span text:style-name="T41"><text:line-break/></text:span><text:span text:style-name="T41"><text:line-break/></text:span><text:span text:style-name="T41"> <text:s text:c="3"/></text:span><text:span text:style-name="T40">private</text:span><text:span text:style-name="T41"> </text:span><text:span text:style-name="T40">final</text:span><text:span text:style-name="T41"> </text:span><text:span text:style-name="T42">String</text:span><text:span text:style-name="T41"> </text:span><text:span text:style-name="T46">greeting</text:span><text:span text:style-name="T41">;</text:span><text:span text:style-name="T41"><text:line-break/></text:span><text:span text:style-name="T41"><text:line-break/></text:span><text:span text:style-name="T41"> <text:s text:c="3"/></text:span><text:span text:style-name="T40">public</text:span><text:span text:style-name="T41"> </text:span><text:span text:style-name="T44">HelloService</text:span><text:span text:style-name="T41">(</text:span><text:span text:style-name="T42">String</text:span><text:span text:style-name="T41"> </text:span><text:span text:style-name="T47">greeting</text:span><text:span text:style-name="T41">) {</text:span><text:span text:style-name="T41"><text:line-break/></text:span><text:span text:style-name="T41"> <text:s text:c="7"/></text:span><text:span text:style-name="T40">this</text:span><text:span text:style-name="T41">.</text:span><text:span text:style-name="T46">greeting</text:span><text:span text:style-name="T41"> = </text:span><text:span text:style-name="T48">greeting</text:span><text:span text:style-name="T41">;</text:span><text:span text:style-name="T41"><text:line-break/></text:span><text:span text:style-name="T43"> <text:s text:c="3"/>}</text:span><text:span text:style-name="T43"><text:line-break/></text:span><text:span text:style-name="T43"><text:line-break/></text:span><text:span text:style-name="T41"> <text:s text:c="3"/></text:span><text:span text:style-name="T40">public</text:span><text:span text:style-name="T41"> </text:span><text:span text:style-name="T42">String</text:span><text:span text:style-name="T41"> </text:span><text:span text:style-name="T44">hello</text:span><text:span text:style-name="T41">() {</text:span><text:span text:style-name="T41"><text:line-break/></text:span><text:span text:style-name="T41"> <text:s text:c="7"/></text:span><text:span text:style-name="T40">return</text:span><text:span text:style-name="T41"> </text:span><text:span text:style-name="T46">greeting</text:span><text:span text:style-name="T41">;</text:span><text:span text:style-name="T41"><text:line-break/></text:span><text:span text:style-name="T43"> <text:s text:c="3"/>}</text:span><text:span text:style-name="T43"><text:line-break/></text:span><text:span text:style-name="T43"><text:line-break/></text:span><text:span text:style-name="T4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not a bean because the constructor has a parameter and is not annotated with @Inject.</text:p>
              <text:p/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so a bean</text:p>
          </draw:text-box>
        </draw:frame>
        <draw:frame presentation:style-name="pr18" draw:text-style-name="P16" draw:layer="layout" svg:width="25.199cm" svg:height="13.875cm" svg:x="1.4cm" svg:y="4.904cm" presentation:class="outline" presentation:user-transformed="true">
          <draw:text-box>
            <text:p text:style-name="P13"><text:span text:style-name="T40">public</text:span><text:span text:style-name="T41"> </text:span><text:span text:style-name="T40">class</text:span><text:span text:style-name="T41"> </text:span><text:span text:style-name="T42">HelloService</text:span><text:span text:style-name="T41"> {</text:span><text:span text:style-name="T41"><text:line-break/></text:span><text:span text:style-name="T41"><text:line-break/></text:span><text:span text:style-name="T41"> <text:s text:c="3"/></text:span><text:span text:style-name="T40">private</text:span><text:span text:style-name="T41"> </text:span><text:span text:style-name="T40">final</text:span><text:span text:style-name="T41"> </text:span><text:span text:style-name="T42">String</text:span><text:span text:style-name="T41"> </text:span><text:span text:style-name="T46">greeting</text:span><text:span text:style-name="T41">;</text:span><text:span text:style-name="T41"><text:line-break/></text:span><text:span text:style-name="T41"><text:line-break/></text:span><text:span text:style-name="T41"> <text:s text:c="3"/></text:span><text:span text:style-name="T49">@Inject</text:span><text:span text:style-name="T49"><text:line-break/></text:span><text:span text:style-name="T41"> <text:s text:c="3"/></text:span><text:span text:style-name="T40">public</text:span><text:span text:style-name="T41"> </text:span><text:span text:style-name="T44">HelloService</text:span><text:span text:style-name="T41">(</text:span><text:span text:style-name="T49">@Greeting</text:span><text:span text:style-name="T41"> </text:span><text:span text:style-name="T42">String</text:span><text:span text:style-name="T41"> </text:span><text:span text:style-name="T47">greeting</text:span><text:span text:style-name="T41">) {</text:span><text:span text:style-name="T41"><text:line-break/></text:span><text:span text:style-name="T41"> <text:s text:c="7"/></text:span><text:span text:style-name="T40">this</text:span><text:span text:style-name="T41">.</text:span><text:span text:style-name="T46">greeting</text:span><text:span text:style-name="T41"> = </text:span><text:span text:style-name="T48">greeting</text:span><text:span text:style-name="T41">;</text:span><text:span text:style-name="T41"><text:line-break/></text:span><text:span text:style-name="T43"> <text:s text:c="3"/>}</text:span><text:span text:style-name="T43"><text:line-break/></text:span><text:span text:style-name="T43"><text:line-break/></text:span><text:span text:style-name="T41"> <text:s text:c="3"/></text:span><text:span text:style-name="T40">public</text:span><text:span text:style-name="T41"> </text:span><text:span text:style-name="T42">String</text:span><text:span text:style-name="T41"> </text:span><text:span text:style-name="T44">hello</text:span><text:span text:style-name="T41">() {</text:span><text:span text:style-name="T41"><text:line-break/></text:span><text:span text:style-name="T41"> <text:s text:c="7"/></text:span><text:span text:style-name="T40">return</text:span><text:span text:style-name="T41"> </text:span><text:span text:style-name="T46">greeting</text:span><text:span text:style-name="T41">;</text:span><text:span text:style-name="T41"><text:line-break/></text:span><text:span text:style-name="T43"> <text:s text:c="3"/>}</text:span><text:span text:style-name="T43"><text:line-break/></text:span><text:span text:style-name="T43"><text:line-break/></text:span><text:span text:style-name="T4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also a bean because the constructor is annotated with @Inject, and we also have a CDI qualifier on its parameter. I will talk about qualifiers later.</text:p>
              <text:p/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Since some of you have some Spring experience, you should already know some dependency injection.</text:p>
              <text:p>Inversion of control means we request dependencies from the container, instead of creating them by hand.</text:p>
              <text:p>We separate the construction and use of objects, we construct objects outside, and we use them inside.</text:p>
              <text:p>Why is this good? Because we decouple the dependency creation from the usage. This makes it more flexible, replacable, testable, readable.</text:p>
              <text:p>We do not use hardcoded objects, rather we request from some outside configuration that can change.</text:p>
              <text:p>For example if we are testing we need a different configuration with different dependencies, as opposed to when we a running on a live system.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DI</text:p>
              </text:list-item>
              <text:list-item>
                <text:p>Spring</text:p>
              </text:list-item>
              <text:list-item>
                <text:p>Guice</text:p>
              </text:list-item>
              <text:list-item>
                <text:p>Dagger</text:p>
              </text:list-item>
              <text:list-item>
                <text:p>PicoContainer</text:p>
              </text:list-item>
              <text:list-item>
                <text:p>Play 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We have already mentioned CDI, Spring, and Guice.</text:p>
              <text:p>I apologize but I have no experience with the others.</text:p>
              <text:p/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0">private</text:span><text:span text:style-name="T51"> </text:span><text:span text:style-name="T52">HelloService</text:span><text:span text:style-name="T51">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ublic</text:span><text:span text:style-name="T51"> </text:span><text:span text:style-name="T56">GreeterClient</text:span><text:span text:style-name="T51"> (</text:span><text:span text:style-name="T52">HelloService</text:span><text:span text:style-name="T51"> </text:span><text:span text:style-name="T57">hello</text:span><text:span text:style-name="T51">) {</text:span></text:p>
            <text:p text:style-name="P8"><text:span text:style-name="T51"><text:s text:c="8"/></text:span><text:span text:style-name="T50">this</text:span><text:span text:style-name="T51">.hello = </text:span><text:span text:style-name="T58">hello</text:span><text:span text:style-name="T51">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re are three types of dependency injection within CDI: Constructor, field, and method injection.</text:p>
              <text:p>Constructor injection can accept dependencies as constructor parameters.</text:p>
              <text:p>This allows final fields, as well as logic within the constructor. However it has one significant drawback, it does not support circular dependencies.</text:p>
              <text:p>For other types of dependency injection we can use the @PostConstruct annotation on methods to allow initialization logic.</text:p>
              <text:p/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0">private</text:span><text:span text:style-name="T51"> </text:span><text:span text:style-name="T52">HelloService</text:span><text:span text:style-name="T51">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setService</text:span><text:span text:style-name="T51"> (</text:span><text:span text:style-name="T52">HelloService</text:span><text:span text:style-name="T51"> </text:span><text:span text:style-name="T57">hello</text:span><text:span text:style-name="T51">) {</text:span></text:p>
            <text:p text:style-name="P8"><text:span text:style-name="T51"><text:s text:c="8"/></text:span><text:span text:style-name="T50">this</text:span><text:span text:style-name="T51">.</text:span><text:span text:style-name="T54">hello</text:span><text:span text:style-name="T51"> = </text:span><text:span text:style-name="T58">hello</text:span><text:span text:style-name="T51">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re is also the setter injection, or method injection if you like that better.</text:p>
              <text:p>CDI can detect these setters, and use these setters to inject your fields, your dependencies.</text:p>
              <text:p>This approach is mainly used to maintain compatibility with older technologies that rely on setters.</text:p>
              <text:p/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52">HelloService</text:span><text:span text:style-name="T51">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displayHello</text:span><text:span text:style-name="T51"> () {</text:span></text:p>
            <text:p text:style-name="P8"><text:span text:style-name="T51"><text:s text:c="8"/></text:span><text:span text:style-name="T59">display</text:span><text:span text:style-name="T51">(</text:span><text:span text:style-name="T54">hello</text:span><text:span text:style-name="T51">.hello())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19" draw:text-style-name="P3" draw:layer="layout" svg:width="17.271cm" svg:height="3.149cm" svg:x="2.159cm" svg:y="12.941cm" presentation:class="notes" presentation:user-transformed="true">
            <draw:text-box>
              <text:p>And finally there is also field injection.</text:p>
              <text:p>Personally I like field injection the best, I think that’s the most straightforward.</text:p>
              <text:p/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an lifecycle callbacks</text:p>
          </draw:text-box>
        </draw:frame>
        <draw:frame presentation:style-name="pr20" draw:text-style-name="P18" draw:layer="layout" svg:width="25.199cm" svg:height="14.941cm" svg:x="1.4cm" svg:y="4.914cm" presentation:class="outline" presentation:user-transformed="true">
          <draw:text-box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text:span text:style-name="T65"> 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5">GreeterClient</text:span><text:span text:style-name="T62"> (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Constructor "</text:span><text:span text:style-name="T62"> + </text:span><text:span text:style-name="T67">hello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<text:s text:c="4"/></text:span><text:span text:style-name="T60">@PostConstruct</text:span><text:span text:style-name="T65"> </text:span><text:span text:style-name="T61">public</text:span><text:span text:style-name="T62"> </text:span><text:span text:style-name="T61">void</text:span><text:span text:style-name="T62"> </text:span><text:span text:style-name="T65">init</text:span><text:span text:style-name="T62"> (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@PostConstruct "</text:span><text:span text:style-name="T62"> + </text:span><text:span text:style-name="T67">hello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<text:s text:c="4"/></text:span><text:span text:style-name="T60">@PreDestroy</text:span><text:span text:style-name="T65"> </text:span><text:span text:style-name="T61">public</text:span><text:span text:style-name="T62"> </text:span><text:span text:style-name="T61">void</text:span><text:span text:style-name="T62"> </text:span><text:span text:style-name="T65">teardown</text:span><text:span text:style-name="T62"> (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@PreDestroy "</text:span><text:span text:style-name="T62"> + </text:span><text:span text:style-name="T67">hello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1" draw:text-style-name="P3" draw:layer="layout" svg:width="17.271cm" svg:height="5.51cm" svg:x="2.159cm" svg:y="13.271cm" presentation:class="notes" presentation:user-transformed="true">
            <draw:text-box>
              <text:p>When we use field or setter injection, we can not access dependencies within constructors.</text:p>
              <text:p>@PostConstruct offers an alternative mechanism to do initialization logic after dependencies are injected.</text:p>
              <text:p>@PreDestroy allows some teardown logic before the bean is destroyed.</text:p>
              <text:p/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ype safety</text:p>
          </draw:text-box>
        </draw:frame>
        <draw:frame presentation:style-name="pr22" draw:text-style-name="P17" draw:layer="layout" svg:width="25.199cm" svg:height="13.989cm" svg:x="1.4cm" svg:y="4.849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70">HelloService</text:span><text:span text:style-name="T51">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52">EmailService</text:span><text:span text:style-name="T51"> </text:span><text:span text:style-name="T54">email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sendHello</text:span><text:span text:style-name="T51"> () {</text:span></text:p>
            <text:p text:style-name="P8"><text:span text:style-name="T51"><text:s text:c="8"/></text:span><text:span text:style-name="T54">email</text:span><text:span text:style-name="T51">.</text:span><text:span text:style-name="T59">send</text:span><text:span text:style-name="T51">(</text:span><text:span text:style-name="T54">hello</text:span><text:span text:style-name="T51">.</text:span><text:span text:style-name="T59">hello</text:span><text:span text:style-name="T51">())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DI has compile time type safety.</text:span></text:p>
              <text:p text:style-name="P5"><text:span text:style-name="T2">In this example we have a GreeterClient, which depends on a HelloService and an EmailService, and it sends an email with a hello text.</text:span></text:p>
              <text:p><text:span text:style-name="T2">Injection points have types, and CDI will only inject beans that conform to this particular type.</text:span></text:p>
              <text:p><text:span text:style-name="T2">By default it injects by type, not by name, or extensive external configurations.</text:span></text:p>
              <text:p><text:span text:style-name="T2">This simplifies development a lot, but you have to be aware of some drawbacks.</text:span></text:p>
              <text:p><text:span text:style-name="T2">If you have multiple implementations, CDI will need additional hints to decide which to inject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o type erasure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52">Service</text:span><text:span text:style-name="T51">&lt;</text:span><text:span text:style-name="T52">Hello</text:span><text:span text:style-name="T51">&gt;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52">Service</text:span><text:span text:style-name="T51">&lt;</text:span><text:span text:style-name="T52">Email</text:span><text:span text:style-name="T51">&gt; </text:span><text:span text:style-name="T54">email</text:span><text:span text:style-name="T51">;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Generics are only checked at compile time, their type is removed in a process called type erasure. During runtime the virtual machine has no type information.</text:p>
              <text:p>CDI manages to circumvent this, I believe it uses some type metadata from class files.</text:p>
              <text:p>So you can inject a Service&lt;Hello&gt; and a Service&lt;Email&gt;, and CDI will be able to handle it.</text:p>
              <text:p/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interface</text:span><text:span text:style-name="T51"> </text:span><text:span text:style-name="T71">HelloService</text:span><text:span text:style-name="T51"> {</text:span></text:p>
            <text:p text:style-name="P8"><text:span text:style-name="T51"/></text:p>
            <text:p text:style-name="P8"><text:span text:style-name="T51"><text:s text:c="4"/></text:span><text:span text:style-name="T50">public</text:span><text:span text:style-name="T51"> </text:span><text:span text:style-name="T52">String</text:span><text:span text:style-name="T51"> </text:span><text:span text:style-name="T56">hello</text:span><text:span text:style-name="T51"> ();</text:span></text:p>
            <text:p text:style-name="P8"><text:span text:style-name="T51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Interfaces can be injected too.</text:span></text:p>
              <text:p><text:span text:style-name="T2">CDI will look up the implementations of the interface, and injection proceeds with the implementations.</text:span></text:p>
              <text:p><text:span text:style-name="T2">CDI can still inject only one type, so additional hints are needed to pick an implementation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72">org.jboss.weld.exceptions.DeploymentException</text:span><text:span text:style-name="T73">: WELD-001408: Unsatisfied dependencies for type HelloService with qualifiers @Default</text:span></text:p>
            <text:p text:style-name="P8"><text:span text:style-name="T74"><text:s text:c="2"/></text:span><text:span text:style-name="T74">at injection point [BackedAnnotatedField] @Inject private GreeterClient.hello</text:span></text:p>
            <text:p text:style-name="P8"><text:span text:style-name="T74"><text:s text:c="2"/></text:span><text:span text:style-name="T74">at GreeterClient.hello(</text:span><text:span text:style-name="T72">GreeterClient.java:0</text:span><text:span text:style-name="T74">)</text:span></text:p>
            <text:p text:style-name="P8"><text:span text:style-name="T7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f your interface is not implemented CDI will not start your application, and it will complain with a generic error message “Unsatisfied dependencies”.</text:p>
              <text:p>CDI only sees the interface, it cannot inject anything, because there is no implementation.</text:p>
              <text:p/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23" draw:text-style-name="P20" draw:layer="layout" svg:width="25.199cm" svg:height="14.111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o World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Hungarian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ó Világ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mbiguous dependencies</text:p>
          </draw:text-box>
        </draw:frame>
        <draw:frame presentation:style-name="pr5" draw:text-style-name="P19" draw:layer="layout" svg:width="25.199cm" svg:height="13.859cm" svg:x="1.4cm" svg:y="4.914cm" presentation:class="outline" presentation:user-transformed="true">
          <draw:text-box>
            <text:p text:style-name="P8"><text:span text:style-name="T72">org.jboss.weld.exceptions.DeploymentException</text:span><text:span text:style-name="T73">: WELD-001409: Ambiguous dependencies for type HelloService with qualifiers @Default</text:span></text:p>
            <text:p text:style-name="P8"><text:span text:style-name="T74"><text:s text:c="2"/></text:span><text:span text:style-name="T74">at injection point [BackedAnnotatedField] @Inject private GreeterClient.hello</text:span></text:p>
            <text:p text:style-name="P8"><text:span text:style-name="T74"><text:s text:c="2"/></text:span><text:span text:style-name="T74">at GreeterClient.hello(</text:span><text:span text:style-name="T72">GreeterClient.java:0</text:span><text:span text:style-name="T74">)</text:span></text:p>
            <text:p text:style-name="P8"><text:span text:style-name="T74"><text:s text:c="2"/></text:span><text:span text:style-name="T74">Possible dependencies: </text:span></text:p>
            <text:p text:style-name="P8"><text:span text:style-name="T74"><text:s text:c="2"/></text:span><text:span text:style-name="T74">- Managed Bean [class HungarianHelloService] with qualifiers [@Any @Default],</text:span></text:p>
            <text:p text:style-name="P8"><text:span text:style-name="T74"><text:s text:c="2"/></text:span><text:span text:style-name="T74">- Managed Bean [class EnglishHelloService] with qualifiers [@Any @Default]</text:span></text:p>
            <text:p text:style-name="P8"><text:span text:style-name="T7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 text:style-name="P5">If you have more than one implementations, like an English and a Hungarian HelloService, then CDI will also refuse to start, and complain with the “Ambiguous dependencies” error message.</text:p>
              <text:p text:style-name="P5"/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rs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notations that help container pick a bean</text:p>
              </text:list-item>
            </text:list>
            <text:p text:style-name="P8"><text:span text:style-name="T55"/></text:p>
            <text:p text:style-name="P8"><text:span text:style-name="T60">@Qualifier</text:span></text:p>
            <text:p text:style-name="P8"><text:span text:style-name="T60">@Retention</text:span><text:span text:style-name="T62">(</text:span><text:span text:style-name="T68">RUNTIME</text:span><text:span text:style-name="T62">)</text:span></text:p>
            <text:p text:style-name="P8"><text:span text:style-name="T60">@Target</text:span><text:span text:style-name="T62">({</text:span><text:span text:style-name="T68">FIELD</text:span><text:span text:style-name="T62">, </text:span><text:span text:style-name="T68">TYPE</text:span><text:span text:style-name="T62">, </text:span><text:span text:style-name="T68">METHOD</text:span><text:span text:style-name="T62">, </text:span><text:span text:style-name="T68">PARAMETER</text:span><text:span text:style-name="T62">})</text:span></text:p>
            <text:p text:style-name="P8"><text:span text:style-name="T61">public</text:span><text:span text:style-name="T62"> </text:span><text:span text:style-name="T61">@interface</text:span><text:span text:style-name="T62"> </text:span><text:span text:style-name="T60">English</text:span><text:span text:style-name="T62"> {</text:span></text:p>
            <text:p text:style-name="P8"><text:span text:style-name="T62">}</text:span></text:p>
            <text:p text:style-name="P8"><text:span text:style-name="T62"/></text:p>
            <text:p text:style-name="P8"><text:span text:style-name="T60">@Qualifier</text:span></text:p>
            <text:p text:style-name="P8"><text:span text:style-name="T60">@Retention</text:span><text:span text:style-name="T62">(</text:span><text:span text:style-name="T68">RUNTIME</text:span><text:span text:style-name="T62">)</text:span></text:p>
            <text:p text:style-name="P8"><text:span text:style-name="T60">@Target</text:span><text:span text:style-name="T62">({</text:span><text:span text:style-name="T68">FIELD</text:span><text:span text:style-name="T62">, </text:span><text:span text:style-name="T68">TYPE</text:span><text:span text:style-name="T62">, </text:span><text:span text:style-name="T68">METHOD</text:span><text:span text:style-name="T62">, </text:span><text:span text:style-name="T68">PARAMETER</text:span><text:span text:style-name="T62">})</text:span></text:p>
            <text:p text:style-name="P8"><text:span text:style-name="T61">public</text:span><text:span text:style-name="T62"> </text:span><text:span text:style-name="T61">@interface</text:span><text:span text:style-name="T62"> </text:span><text:span text:style-name="T60">Hungarian</text:span><text:span text:style-name="T62"> {</text:span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Qualifiers are one tool to help pick an implementation.</text:p>
              <text:p text:style-name="P5">We have already seen the @Source and @Target annotations when we produced databases.</text:p>
              <text:p text:style-name="P5">Likewise in this example we have @English and @Hungarian qualifiers.</text:p>
              <text:p text:style-name="P5"/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beans</text:p>
          </draw:text-box>
        </draw:frame>
        <draw:frame presentation:style-name="pr24" draw:text-style-name="P20" draw:layer="layout" svg:width="25.199cm" svg:height="15.771cm" svg:x="1.4cm" svg:y="3.958cm" presentation:class="outline" presentation:user-transformed="true">
          <draw:text-box>
            <text:p text:style-name="P8"><text:span text:style-name="T60">@English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Override</text:span></text:p>
            <text:p text:style-name="P8"><text:span text:style-name="T60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o World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2"/></text:p>
            <text:p text:style-name="P8"><text:span text:style-name="T64">}</text:span></text:p>
            <text:p text:style-name="P8"><text:span text:style-name="T62"/></text:p>
            <text:p text:style-name="P8"><text:span text:style-name="T60">@Hungarian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Hungarian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ó Világ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2"/></text:p>
            <text:p text:style-name="P8"><text:span text:style-name="T6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Here we annotate our beans with the qualifiers.</text:p>
              <text:p text:style-name="P5"/>
              <text:p text:style-name="P5"/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injection point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0"><text:s text:c="4"/></text:span><text:span text:style-name="T60">@English</text:span></text:p>
            <text:p text:style-name="P8"><text:span text:style-name="T60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62">}</text:span></text:p>
            <text:p text:style-name="P8"><text:span text:style-name="T64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0"><text:s text:c="4"/></text:span><text:span text:style-name="T60">@Hungarian</text:span></text:p>
            <text:p text:style-name="P8"><text:span text:style-name="T60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We also annotate injection points with the qualifiers.</text:p>
              <text:p text:style-name="P5">This tells CDI we expect a particular implementation.</text:p>
              <text:p text:style-name="P5"/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rs can have member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0">@Qualifier</text:span></text:p>
            <text:p text:style-name="P8"><text:span text:style-name="T60">@Retention</text:span><text:span text:style-name="T62">(</text:span><text:span text:style-name="T68">RUNTIME</text:span><text:span text:style-name="T62">)</text:span></text:p>
            <text:p text:style-name="P8"><text:span text:style-name="T60">@Target</text:span><text:span text:style-name="T62">({</text:span><text:span text:style-name="T68">FIELD</text:span><text:span text:style-name="T62">, </text:span><text:span text:style-name="T68">TYPE</text:span><text:span text:style-name="T62">, </text:span><text:span text:style-name="T68">METHOD</text:span><text:span text:style-name="T62">, </text:span><text:span text:style-name="T68">PARAMETER</text:span><text:span text:style-name="T62">})</text:span></text:p>
            <text:p text:style-name="P8"><text:span text:style-name="T61">public</text:span><text:span text:style-name="T62"> </text:span><text:span text:style-name="T61">@interface</text:span><text:span text:style-name="T62"> </text:span><text:span text:style-name="T60">Languag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76">Languages</text:span><text:span text:style-name="T62"> </text:span><text:span text:style-name="T65">value</text:span><text:span text:style-name="T62"> ()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enum</text:span><text:span text:style-name="T62"> </text:span><text:span text:style-name="T76">Languages</text:span><text:span text:style-name="T62"> {</text:span></text:p>
            <text:p text:style-name="P8"><text:span text:style-name="T64"/></text:p>
            <text:p text:style-name="P8"><text:span text:style-name="T62"><text:s text:c="8"/></text:span><text:span text:style-name="T68">ENGLISH</text:span><text:span text:style-name="T62">,</text:span></text:p>
            <text:p text:style-name="P8"><text:span text:style-name="T62"><text:s text:c="8"/></text:span><text:span text:style-name="T68">HUNGARIAN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Qualifiers can have members.</text:p>
              <text:p>In this example we have a Language qualifier that can take an enum with ENGLISH or HUNGARIAN value.</text:p>
              <text:p/>
              <text:p/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-with-members beans</text:p>
          </draw:text-box>
        </draw:frame>
        <draw:frame presentation:style-name="pr24" draw:text-style-name="P20" draw:layer="layout" svg:width="25.199cm" svg:height="15.771cm" svg:x="1.4cm" svg:y="3.95cm" presentation:class="outline" presentation:user-transformed="true">
          <draw:text-box>
            <text:p text:style-name="P8"><text:span text:style-name="T60">@Language</text:span><text:span text:style-name="T62">(</text:span><text:span text:style-name="T68">ENGLISH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o World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0">@Language</text:span><text:span text:style-name="T62">(</text:span><text:span text:style-name="T68">HUNGARIAN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Hungarian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Helló Világ!"</text:span><text:span text:style-name="T62">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Beans can be annotated with these qualifier members.</text:span></text:p>
              <text:p><text:span text:style-name="T2"/>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-with-members injections</text:p>
          </draw:text-box>
        </draw:frame>
        <draw:frame presentation:style-name="pr5" draw:text-style-name="P20" draw:layer="layout" svg:width="25.199cm" svg:height="13.859cm" svg:x="1.4cm" svg:y="5.455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0"><text:s text:c="4"/></text:span><text:span text:style-name="T60">@Language</text:span><text:span text:style-name="T62">(</text:span><text:span text:style-name="T68">ENGLISH</text:span><text:span text:style-name="T62">)</text:span></text:p>
            <text:p text:style-name="P8"><text:span text:style-name="T65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0"><text:s text:c="4"/></text:span><text:span text:style-name="T60">@Language</text:span><text:span text:style-name="T62">(</text:span><text:span text:style-name="T68">HUNGARIAN</text:span><text:span text:style-name="T62">)</text:span></text:p>
            <text:p text:style-name="P8"><text:span text:style-name="T65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Injection points can be annotated as well.</text:span>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ple qualifiers</text:p>
          </draw:text-box>
        </draw:frame>
        <draw:frame presentation:style-name="pr5" draw:text-style-name="P20" draw:layer="layout" svg:width="25.199cm" svg:height="13.859cm" svg:x="1.4cm" svg:y="4.908cm" presentation:class="outline" presentation:user-transformed="true">
          <draw:text-box>
            <text:p text:style-name="P8"><text:span text:style-name="T60">@English</text:span></text:p>
            <text:p text:style-name="P8"><text:span text:style-name="T60">@Console</text:span></text:p>
            <text:p text:style-name="P8"><text:span text:style-name="T60">@Secur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0">@English</text:span></text:p>
            <text:p text:style-name="P8"><text:span text:style-name="T62"><text:s text:c="4"/></text:span><text:span text:style-name="T60">@Console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Multiple qualifiers are possible, when you have a lot of implementations, and you want a very specific one.</text:p>
              <text:p>In this example we have an @English @Console @Secured HelloService, which fulfills the required @English @Console HelloService.</text:p>
              <text:p>The @Secured implementation is present on the bean, but this is still acceptable for the injection point.</text:p>
              <text:p/>
            </draw:text-box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ple qualifiers mismatch</text:p>
          </draw:text-box>
        </draw:frame>
        <draw:frame presentation:style-name="pr5" draw:text-style-name="P20" draw:layer="layout" svg:width="25.199cm" svg:height="13.859cm" svg:x="1.4cm" svg:y="4.908cm" presentation:class="outline" presentation:user-transformed="true">
          <draw:text-box>
            <text:p text:style-name="P8"><text:span text:style-name="T60">@English</text:span></text:p>
            <text:p text:style-name="P8"><text:span text:style-name="T60">@Secur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EnglishHelloService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2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0">@English</text:span></text:p>
            <text:p text:style-name="P8"><text:span text:style-name="T62"><text:s text:c="4"/></text:span><text:span text:style-name="T60">@Console</text:span></text:p>
            <text:p text:style-name="P8"><text:span text:style-name="T62"><text:s text:c="4"/></text:span><text:span text:style-name="T60">@Secured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However it does not work the other way around.</text:span></text:p>
              <text:p><text:span text:style-name="T2">In this example we have an @English @Secured HelloService, but we required an @English @Console @Secured one.</text:span></text:p>
              <text:p><text:span text:style-name="T2">The @Console qualifier is not present on the bean, so CDI will not consider it an appropriate candidate.</text:span></text:p>
              <text:p><text:span text:style-name="T2">So you have to be careful that you always pick the appropriate qualified implementation.</text:span></text:p>
              <text:p><text:span text:style-name="T2"/>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21" draw:layer="layout" svg:width="25.199cm" svg:height="13.859cm" svg:x="1.4cm" svg:y="4.914cm" presentation:class="outline" presentation:user-transformed="true">
          <draw:text-box>
            <text:p text:style-name="P8"><text:span text:style-name="T77">org.jboss.weld.exceptions.DeploymentException</text:span><text:span text:style-name="T78">: WELD-001408: Unsatisfied dependencies for type HelloService with qualifiers @Secured @English @Console</text:span></text:p>
            <text:p text:style-name="P8"><text:span text:style-name="T79"><text:s text:c="2"/></text:span><text:span text:style-name="T79">at injection point [BackedAnnotatedField] @Inject @English @Console @Secured private GreeterClient.hello</text:span></text:p>
            <text:p text:style-name="P8"><text:span text:style-name="T79"><text:s text:c="2"/></text:span><text:span text:style-name="T79">at GreeterClient.hello(</text:span><text:span text:style-name="T77">GreeterClient.java:0</text:span><text:span text:style-name="T79">)</text:span></text:p>
            <text:p text:style-name="P8"><text:span text:style-name="T79">WELD-001475: The following beans match by type, but none have matching qualifiers:</text:span></text:p>
            <text:p text:style-name="P8"><text:span text:style-name="T79"><text:s text:c="2"/></text:span><text:span text:style-name="T79">- Managed Bean [class HungarianHelloService] with qualifiers [@Secured @Hungarian @Any],</text:span></text:p>
            <text:p text:style-name="P8"><text:span text:style-name="T79"><text:s text:c="2"/></text:span><text:span text:style-name="T79">- Managed Bean [class EnglishHelloService] with qualifiers [@Secured @English @Any]</text:span></text:p>
            <text:p text:style-name="P8"><text:span text:style-name="T8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is a slightly cryptic but straightforward error.</text:p>
              <text:p>The beans match by type since they implement HelloService, but not by the required qualifiers.</text:p>
              <text:p/>
            </draw:text-box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grammatic lookup<text:line-break/>or lazy injection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71">Instance</text:span><text:span text:style-name="T51">&lt;</text:span><text:span text:style-name="T71">HelloService</text:span><text:span text:style-name="T51">&gt;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hello</text:span><text:span text:style-name="T51"> () {</text:span></text:p>
            <text:p text:style-name="P8"><text:span text:style-name="T51"><text:s text:c="8"/></text:span><text:span text:style-name="T59">display</text:span><text:span text:style-name="T51">(</text:span><text:span text:style-name="T54">hello</text:span><text:span text:style-name="T51">.</text:span><text:span text:style-name="T59">get</text:span><text:span text:style-name="T51">().</text:span><text:span text:style-name="T59">hello</text:span><text:span text:style-name="T51">())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8" draw:text-style-name="P3" draw:layer="layout" svg:width="17.271cm" svg:height="11.019cm" svg:x="2.159cm" svg:y="13.271cm" presentation:class="notes" presentation:user-transformed="true">
            <draw:text-box>
              <text:p>We can defer CDI injection until runtime with Instance.</text:p>
              <text:p>By default CDI constructs the entire bean graph that is necessary to fulfill an action. For example to start an application, fulfill a request, or start a session.</text:p>
              <text:p>When the construction of the bean graph fails, CDI will not start your application or your request.</text:p>
              <text:p>We have already seen two examples for this, when we had zero or two implementations of an interface.</text:p>
              <text:p>If we use Instance&lt;T&gt; we defer this decision until runtime, the get call is what queries CDI for an appropriate bean.</text:p>
              <text:p>It is up to you to programmatically test this, CDI can not check your code during compile or startup time for such definition errors.</text:p>
            </draw:text-box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untime check of bean existence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71">Instance</text:span><text:span text:style-name="T51">&lt;</text:span><text:span text:style-name="T71">HelloService</text:span><text:span text:style-name="T51">&gt;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hello</text:span><text:span text:style-name="T51"> () {</text:span></text:p>
            <text:p text:style-name="P8"><text:span text:style-name="T51"><text:s text:c="8"/></text:span><text:span text:style-name="T50">if</text:span><text:span text:style-name="T51">( </text:span><text:span text:style-name="T54">hello</text:span><text:span text:style-name="T51">.isResolvable() ){</text:span></text:p>
            <text:p text:style-name="P8"><text:span text:style-name="T51"><text:s text:c="12"/></text:span><text:span text:style-name="T59">display</text:span><text:span text:style-name="T51">(</text:span><text:span text:style-name="T54">hello</text:span><text:span text:style-name="T51">.</text:span><text:span text:style-name="T59">get</text:span><text:span text:style-name="T51">().</text:span><text:span text:style-name="T59">hello</text:span><text:span text:style-name="T51">());</text:span></text:p>
            <text:p text:style-name="P8"><text:span text:style-name="T51"><text:s text:c="8"/></text:span><text:span text:style-name="T51">}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ankfully CDI offers tools to check for the existence of appropriate dependencies.</text:p>
              <text:p>The isResolvable method will return true if there is one and only one implementation.</text:p>
              <text:p>If there is no such implementation you could implement some other logic for example.</text:p>
              <text:p/>
            </draw:text-box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is iterable</text:p>
          </draw:text-box>
        </draw:frame>
        <draw:frame presentation:style-name="pr22" draw:text-style-name="P17" draw:layer="layout" svg:width="25.199cm" svg:height="13.989cm" svg:x="1.4cm" svg:y="4.849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8"><text:span text:style-name="T51"><text:s text:c="4"/></text:span><text:span text:style-name="T50">private</text:span><text:span text:style-name="T51"> </text:span><text:span text:style-name="T71">Instance</text:span><text:span text:style-name="T51">&lt;</text:span><text:span text:style-name="T71">HelloService</text:span><text:span text:style-name="T51">&gt; </text:span><text:span text:style-name="T54">services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hello</text:span><text:span text:style-name="T51"> () {</text:span></text:p>
            <text:p text:style-name="P8"><text:span text:style-name="T51"><text:s text:c="8"/></text:span><text:span text:style-name="T50">for</text:span><text:span text:style-name="T51">( </text:span><text:span text:style-name="T71">HelloService</text:span><text:span text:style-name="T51"> </text:span><text:span text:style-name="T57">service</text:span><text:span text:style-name="T51"> : </text:span><text:span text:style-name="T54">services</text:span><text:span text:style-name="T51"> ){</text:span></text:p>
            <text:p text:style-name="P8"><text:span text:style-name="T51"><text:s text:c="12"/></text:span><text:span text:style-name="T59">display</text:span><text:span text:style-name="T51">(</text:span><text:span text:style-name="T58">service</text:span><text:span text:style-name="T51">.</text:span><text:span text:style-name="T59">hello</text:span><text:span text:style-name="T51">());</text:span></text:p>
            <text:p text:style-name="P8"><text:span text:style-name="T51"><text:s text:c="8"/></text:span><text:span text:style-name="T51">}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nstance can iterate through all implementations.</text:p>
              <text:p>We need to add @Any otherwise it does not work.</text:p>
              <text:p>We can have zero, one, two or more implementations.</text:p>
              <text:p>The logic will be the same, we just iterate over them.</text:p>
              <text:p/>
            </draw:text-box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offers streams</text:p>
          </draw:text-box>
        </draw:frame>
        <draw:frame presentation:style-name="pr25" draw:text-style-name="P22" draw:layer="layout" svg:width="25.199cm" svg:height="12.18cm" svg:x="1.4cm" svg:y="4.914cm" presentation:class="outline" presentation:user-transformed="true">
          <draw:text-box>
            <text:p text:style-name="P8"><text:span text:style-name="T81">public</text:span><text:span text:style-name="T82"> </text:span><text:span text:style-name="T81">class</text:span><text:span text:style-name="T82"> </text:span><text:span text:style-name="T83">ActionCollector</text:span><text:span text:style-name="T82"> {</text:span></text:p>
            <text:p text:style-name="P8"><text:span text:style-name="T84"/></text:p>
            <text:p text:style-name="P8"><text:span text:style-name="T82"><text:s text:c="4"/></text:span><text:span text:style-name="T85">@Inject</text:span></text:p>
            <text:p text:style-name="P8"><text:span text:style-name="T82"><text:s text:c="4"/></text:span><text:span text:style-name="T81">private</text:span><text:span text:style-name="T82"> </text:span><text:span text:style-name="T86">Instance</text:span><text:span text:style-name="T82">&lt;</text:span><text:span text:style-name="T86">Action</text:span><text:span text:style-name="T82">&gt; </text:span><text:span text:style-name="T87">actions</text:span><text:span text:style-name="T82">;</text:span></text:p>
            <text:p text:style-name="P8"><text:span text:style-name="T84"/></text:p>
            <text:p text:style-name="P8"><text:span text:style-name="T82"><text:s text:c="4"/></text:span><text:span text:style-name="T81">public</text:span><text:span text:style-name="T82"> </text:span><text:span text:style-name="T86">List</text:span><text:span text:style-name="T82">&lt;</text:span><text:span text:style-name="T86">Action</text:span><text:span text:style-name="T82">&gt; </text:span><text:span text:style-name="T88">possibleActions</text:span><text:span text:style-name="T82">(</text:span><text:span text:style-name="T83">Record</text:span><text:span text:style-name="T82"> </text:span><text:span text:style-name="T89">record</text:span><text:span text:style-name="T82">) {</text:span></text:p>
            <text:p text:style-name="P8"><text:span text:style-name="T82"><text:s text:c="8"/></text:span><text:span text:style-name="T81">return</text:span><text:span text:style-name="T82"> </text:span><text:span text:style-name="T87">actions</text:span></text:p>
            <text:p text:style-name="P8"><text:span text:style-name="T82"><text:s text:c="12"/></text:span><text:span text:style-name="T82">.stream()</text:span></text:p>
            <text:p text:style-name="P8"><text:span text:style-name="T82"><text:s text:c="12"/></text:span><text:span text:style-name="T82">.</text:span><text:span text:style-name="T90">filter</text:span><text:span text:style-name="T82">(</text:span><text:span text:style-name="T89">action</text:span><text:span text:style-name="T82"> -&gt; </text:span><text:span text:style-name="T91">action</text:span><text:span text:style-name="T82">.</text:span><text:span text:style-name="T90">isApplicable</text:span><text:span text:style-name="T82">(</text:span><text:span text:style-name="T91">record</text:span><text:span text:style-name="T82">))</text:span></text:p>
            <text:p text:style-name="P8"><text:span text:style-name="T82"><text:s text:c="12"/></text:span><text:span text:style-name="T82">.toList();</text:span></text:p>
            <text:p text:style-name="P8"><text:span text:style-name="T82"><text:s text:c="4"/></text:span><text:span text:style-name="T82">}</text:span></text:p>
            <text:p text:style-name="P8"><text:span text:style-name="T84"/></text:p>
            <text:p text:style-name="P8"><text:span text:style-name="T8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rategy pattern</text:p>
          </draw:text-box>
        </draw:frame>
        <draw:frame presentation:style-name="pr26" draw:text-style-name="P9" draw:layer="layout" svg:width="25.199cm" svg:height="12.95cm" svg:x="1.4cm" svg:y="4.914cm" presentation:class="outline" presentation:user-transformed="true">
          <draw:text-box>
            <text:p text:style-name="P8"><text:span text:style-name="T92">public</text:span><text:span text:style-name="T13"> </text:span><text:span text:style-name="T92">class</text:span><text:span text:style-name="T13"> </text:span><text:span text:style-name="T93">UserProducer</text:span><text:span text:style-name="T13"> {</text:span></text:p>
            <text:p text:style-name="P8"><text:span text:style-name="T94"/></text:p>
            <text:p text:style-name="P8"><text:span text:style-name="T13"><text:s text:c="4"/></text:span><text:span text:style-name="T95">@Inject</text:span></text:p>
            <text:p text:style-name="P8"><text:span text:style-name="T13"><text:s text:c="4"/></text:span><text:span text:style-name="T92">private</text:span><text:span text:style-name="T13"> </text:span><text:span text:style-name="T96">Instance</text:span><text:span text:style-name="T13">&lt;</text:span><text:span text:style-name="T96">UserMapper</text:span><text:span text:style-name="T13">&gt; </text:span><text:span text:style-name="T97">mappers</text:span><text:span text:style-name="T13">;</text:span></text:p>
            <text:p text:style-name="P8"><text:span text:style-name="T94"/></text:p>
            <text:p text:style-name="P8"><text:span text:style-name="T13"><text:s text:c="4"/></text:span><text:span text:style-name="T95">@Inject</text:span></text:p>
            <text:p text:style-name="P8"><text:span text:style-name="T13"><text:s text:c="4"/></text:span><text:span text:style-name="T92">private</text:span><text:span text:style-name="T13"> </text:span><text:span text:style-name="T93">UserSubject</text:span><text:span text:style-name="T13"> </text:span><text:span text:style-name="T97">subject</text:span><text:span text:style-name="T13">;</text:span></text:p>
            <text:p text:style-name="P8"><text:span text:style-name="T94"/></text:p>
            <text:p text:style-name="P8"><text:span text:style-name="T13"><text:s text:c="4"/></text:span><text:span text:style-name="T95">@Produces</text:span></text:p>
            <text:p text:style-name="P8"><text:span text:style-name="T13"><text:s text:c="4"/></text:span><text:span text:style-name="T95">@RequestScoped</text:span></text:p>
            <text:p text:style-name="P8"><text:span text:style-name="T13"><text:s text:c="4"/></text:span><text:span text:style-name="T92">public</text:span><text:span text:style-name="T13"> </text:span><text:span text:style-name="T93">User</text:span><text:span text:style-name="T13"> </text:span><text:span text:style-name="T98">user</text:span><text:span text:style-name="T13">() {</text:span></text:p>
            <text:p text:style-name="P8"><text:span text:style-name="T13"><text:s text:c="8"/></text:span><text:span text:style-name="T92">if</text:span><text:span text:style-name="T13"> (!</text:span><text:span text:style-name="T97">subject</text:span><text:span text:style-name="T13">.authenticated()) {</text:span></text:p>
            <text:p text:style-name="P8"><text:span text:style-name="T13"><text:s text:c="12"/></text:span><text:span text:style-name="T92">throw</text:span><text:span text:style-name="T13"> </text:span><text:span text:style-name="T92">new</text:span><text:span text:style-name="T13"> </text:span><text:span text:style-name="T93">ForbiddenException</text:span><text:span text:style-name="T13">(</text:span><text:span text:style-name="T99">"Authentication required."</text:span><text:span text:style-name="T13">);</text:span></text:p>
            <text:p text:style-name="P8"><text:span text:style-name="T13"><text:s text:c="8"/></text:span><text:span text:style-name="T13">}</text:span></text:p>
            <text:p text:style-name="P8"><text:span text:style-name="T13"><text:s text:c="8"/></text:span><text:span text:style-name="T92">for</text:span><text:span text:style-name="T13"> (</text:span><text:span text:style-name="T96">UserMapper</text:span><text:span text:style-name="T13"> </text:span><text:span text:style-name="T100">mapper</text:span><text:span text:style-name="T13"> : </text:span><text:span text:style-name="T97">mappers</text:span><text:span text:style-name="T13">) {</text:span></text:p>
            <text:p text:style-name="P8"><text:span text:style-name="T13"><text:s text:c="12"/></text:span><text:span text:style-name="T92">if</text:span><text:span text:style-name="T13"> (</text:span><text:span text:style-name="T101">mapper</text:span><text:span text:style-name="T13">.</text:span><text:span text:style-name="T102">isApplicable</text:span><text:span text:style-name="T13">(</text:span><text:span text:style-name="T97">subject</text:span><text:span text:style-name="T13">)) {</text:span></text:p>
            <text:p text:style-name="P8"><text:span text:style-name="T13"><text:s text:c="16"/></text:span><text:span text:style-name="T92">return</text:span><text:span text:style-name="T13"> </text:span><text:span text:style-name="T101">mapper</text:span><text:span text:style-name="T13">.</text:span><text:span text:style-name="T102">apply</text:span><text:span text:style-name="T13">(</text:span><text:span text:style-name="T97">subject</text:span><text:span text:style-name="T13">);</text:span></text:p>
            <text:p text:style-name="P8"><text:span text:style-name="T13"><text:s text:c="12"/></text:span><text:span text:style-name="T13">}</text:span></text:p>
            <text:p text:style-name="P8"><text:span text:style-name="T13"><text:s text:c="8"/></text:span><text:span text:style-name="T13">}</text:span></text:p>
            <text:p text:style-name="P8"><text:span text:style-name="T13"><text:s text:c="8"/></text:span><text:span text:style-name="T92">throw</text:span><text:span text:style-name="T13"> </text:span><text:span text:style-name="T92">new</text:span><text:span text:style-name="T13"> </text:span><text:span text:style-name="T93">ForbiddenException</text:span><text:span text:style-name="T13">(</text:span><text:span text:style-name="T99">"Unknown user "</text:span><text:span text:style-name="T13"> + </text:span><text:span text:style-name="T97">subject</text:span><text:span text:style-name="T13">.accessId());</text:span></text:p>
            <text:p text:style-name="P8"><text:span text:style-name="T13"><text:s text:c="4"/></text:span><text:span text:style-name="T13">}</text:span></text:p>
            <text:p text:style-name="P8"><text:span text:style-name="T94"/></text:p>
            <text:p text:style-name="P8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nce&lt;T&gt; can use qualifiers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8"><text:span text:style-name="T50">public</text:span><text:span text:style-name="T51"> </text:span><text:span text:style-name="T50">class</text:span><text:span text:style-name="T51"> </text:span><text:span text:style-name="T52">GreeterClient</text:span><text:span text:style-name="T51"> {</text:span></text:p>
            <text:p text:style-name="P8"><text:span text:style-name="T53"/></text:p>
            <text:p text:style-name="P8"><text:span text:style-name="T51"><text:s text:c="4"/></text:span><text:span text:style-name="T55">@Inject</text:span></text:p>
            <text:p text:style-name="P6"><text:span text:style-name="T56"><text:s text:c="4"/></text:span><text:span text:style-name="T55">@English</text:span></text:p>
            <text:p text:style-name="P8"><text:span text:style-name="T51"><text:s text:c="4"/></text:span><text:span text:style-name="T50">private</text:span><text:span text:style-name="T51"> </text:span><text:span text:style-name="T71">Instance</text:span><text:span text:style-name="T51">&lt;</text:span><text:span text:style-name="T71">HelloService</text:span><text:span text:style-name="T51">&gt; </text:span><text:span text:style-name="T54">hello</text:span><text:span text:style-name="T51">;</text:span></text:p>
            <text:p text:style-name="P8"><text:span text:style-name="T53"/></text:p>
            <text:p text:style-name="P8"><text:span text:style-name="T51"><text:s text:c="4"/></text:span><text:span text:style-name="T50">public</text:span><text:span text:style-name="T51"> </text:span><text:span text:style-name="T50">void</text:span><text:span text:style-name="T51"> </text:span><text:span text:style-name="T56">hello</text:span><text:span text:style-name="T51"> () {</text:span></text:p>
            <text:p text:style-name="P8"><text:span text:style-name="T51"><text:s text:c="8"/></text:span><text:span text:style-name="T59">display</text:span><text:span text:style-name="T51">(</text:span><text:span text:style-name="T54">hello</text:span><text:span text:style-name="T51">.</text:span><text:span text:style-name="T59">get</text:span><text:span text:style-name="T51">().</text:span><text:span text:style-name="T59">hello</text:span><text:span text:style-name="T51">());</text:span></text:p>
            <text:p text:style-name="P8"><text:span text:style-name="T51"><text:s text:c="4"/></text:span><text:span text:style-name="T51">}</text:span></text:p>
            <text:p text:style-name="P8"><text:span text:style-name="T53"/></text:p>
            <text:p text:style-name="P8"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untime selection of qualifier</text:p>
          </draw:text-box>
        </draw:frame>
        <draw:frame presentation:style-name="pr5" draw:text-style-name="P23" draw:layer="layout" svg:width="25.199cm" svg:height="13.859cm" svg:x="1.4cm" svg:y="4.913cm" presentation:class="outline" presentation:user-transformed="true">
          <draw:text-box>
            <text:p text:style-name="P8"><text:span text:style-name="T103">public</text:span><text:span text:style-name="T104"> </text:span><text:span text:style-name="T103">class</text:span><text:span text:style-name="T104"> </text:span><text:span text:style-name="T105">GreeterClient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7">@Any</text:span></text:p>
            <text:p text:style-name="P8"><text:span text:style-name="T104"><text:s text:c="4"/></text:span><text:span text:style-name="T107">@Inject</text:span></text:p>
            <text:p text:style-name="P8"><text:span text:style-name="T104"><text:s text:c="4"/></text:span><text:span text:style-name="T103">private</text:span><text:span text:style-name="T104"> </text:span><text:span text:style-name="T108">Instance</text:span><text:span text:style-name="T104">&lt;</text:span><text:span text:style-name="T108">HelloService</text:span><text:span text:style-name="T104">&gt; </text:span><text:span text:style-name="T109">services</text:span><text:span text:style-name="T104">;</text:span></text:p>
            <text:p text:style-name="P8"><text:span text:style-name="T106"/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hello</text:span><text:span text:style-name="T104"> () {</text:span></text:p>
            <text:p text:style-name="P8"><text:span text:style-name="T104"><text:s text:c="8"/></text:span><text:span text:style-name="T108">Annotation</text:span><text:span text:style-name="T104"> </text:span><text:span text:style-name="T111">qualifier</text:span><text:span text:style-name="T104"> = </text:span><text:span text:style-name="T103">new</text:span><text:span text:style-name="T104"> </text:span><text:span text:style-name="T112">AnnotationLiteral</text:span><text:span text:style-name="T104">&lt;</text:span><text:span text:style-name="T107">English</text:span><text:span text:style-name="T104">&gt;() {};</text:span></text:p>
            <text:p text:style-name="P8"><text:span text:style-name="T104"><text:s text:c="8"/></text:span><text:span text:style-name="T108">HelloService</text:span><text:span text:style-name="T104"> </text:span><text:span text:style-name="T111">service</text:span><text:span text:style-name="T104"> = </text:span><text:span text:style-name="T109">services</text:span><text:span text:style-name="T104">.</text:span><text:span text:style-name="T113">select</text:span><text:span text:style-name="T104">(</text:span><text:span text:style-name="T114">qualifier</text:span><text:span text:style-name="T104">).</text:span><text:span text:style-name="T113">get</text:span><text:span text:style-name="T104">();</text:span></text:p>
            <text:p text:style-name="P8"><text:span text:style-name="T104"><text:s text:c="8"/></text:span><text:span text:style-name="T113">display</text:span><text:span text:style-name="T104">(</text:span><text:span text:style-name="T114">service</text:span><text:span text:style-name="T104">.</text:span><text:span text:style-name="T113">hello</text:span><text:span text:style-name="T104">());</text:span></text:p>
            <text:p text:style-name="P8"><text:span text:style-name="T104"><text:s text:c="4"/></text:span><text:span text:style-name="T104">}</text:span></text:p>
            <text:p text:style-name="P8"><text:span text:style-name="T106"/></text:p>
            <text:p text:style-name="P8"><text:span text:style-name="T10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7" draw:text-style-name="P3" draw:layer="layout" svg:width="17.271cm" svg:height="13.38cm" svg:x="2.159cm" svg:y="13.271cm" presentation:class="notes" presentation:user-transformed="true">
            <draw:text-box>
              <text:p>@Any annotation allows us to select qualifiers runtime.</text:p>
              <text:p>In this example we select the @English qualifier.</text:p>
              <text:p>We create a new AnnotationLiteral instance to do so.</text:p>
              <text:p/>
            </draw:text-box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ilt-in annotation literals</text:p>
          </draw:text-box>
        </draw:frame>
        <draw:frame presentation:style-name="pr28" draw:text-style-name="P9" draw:layer="layout" svg:width="25.199cm" svg:height="12.387cm" svg:x="1.4cm" svg:y="4.914cm" presentation:class="outline" presentation:user-transformed="true">
          <draw:text-box>
            <text:p text:style-name="P8"><text:span text:style-name="T13"><text:s text:c="12"/></text:span><text:span text:style-name="T95">Any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Default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New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Specializes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Vetoed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Nonbinding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Initialized</text:span><text:span text:style-name="T13">.</text:span><text:span text:style-name="T93">Literal</text:span><text:span text:style-name="T13">.</text:span><text:span text:style-name="T115">REQUEST</text:span><text:span text:style-name="T13">,</text:span></text:p>
            <text:p text:style-name="P8"><text:span text:style-name="T13"><text:s text:c="12"/></text:span><text:span text:style-name="T95">Initialized</text:span><text:span text:style-name="T13">.</text:span><text:span text:style-name="T93">Literal</text:span><text:span text:style-name="T13">.</text:span><text:span text:style-name="T115">CONVERSATION</text:span><text:span text:style-name="T13">,</text:span></text:p>
            <text:p text:style-name="P8"><text:span text:style-name="T13"><text:s text:c="12"/></text:span><text:span text:style-name="T95">Initialized</text:span><text:span text:style-name="T13">.</text:span><text:span text:style-name="T93">Literal</text:span><text:span text:style-name="T13">.</text:span><text:span text:style-name="T115">SESSION</text:span><text:span text:style-name="T13">,</text:span></text:p>
            <text:p text:style-name="P8"><text:span text:style-name="T13"><text:s text:c="12"/></text:span><text:span text:style-name="T95">Initialized</text:span><text:span text:style-name="T13">.</text:span><text:span text:style-name="T93">Literal</text:span><text:span text:style-name="T13">.</text:span><text:span text:style-name="T115">APPLICATION</text:span><text:span text:style-name="T13">,</text:span></text:p>
            <text:p text:style-name="P8"><text:span text:style-name="T13"><text:s text:c="12"/></text:span><text:span text:style-name="T95">Destroyed</text:span><text:span text:style-name="T13">.</text:span><text:span text:style-name="T93">Literal</text:span><text:span text:style-name="T13">.</text:span><text:span text:style-name="T115">REQUEST</text:span><text:span text:style-name="T13">,</text:span></text:p>
            <text:p text:style-name="P8"><text:span text:style-name="T13"><text:s text:c="12"/></text:span><text:span text:style-name="T95">Destroyed</text:span><text:span text:style-name="T13">.</text:span><text:span text:style-name="T93">Literal</text:span><text:span text:style-name="T13">.</text:span><text:span text:style-name="T115">CONVERSATION</text:span><text:span text:style-name="T13">,</text:span></text:p>
            <text:p text:style-name="P8"><text:span text:style-name="T13"><text:s text:c="12"/></text:span><text:span text:style-name="T95">Destroyed</text:span><text:span text:style-name="T13">.</text:span><text:span text:style-name="T93">Literal</text:span><text:span text:style-name="T13">.</text:span><text:span text:style-name="T115">SESSION</text:span><text:span text:style-name="T13">,</text:span></text:p>
            <text:p text:style-name="P8"><text:span text:style-name="T13"><text:s text:c="12"/></text:span><text:span text:style-name="T95">Destroyed</text:span><text:span text:style-name="T13">.</text:span><text:span text:style-name="T93">Literal</text:span><text:span text:style-name="T13">.</text:span><text:span text:style-name="T115">APPLICATION</text:span><text:span text:style-name="T13">,</text:span></text:p>
            <text:p text:style-name="P8"><text:span text:style-name="T13"><text:s text:c="12"/></text:span><text:span text:style-name="T95">RequestScoped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SessionScoped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ApplicationScoped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Dependent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ConversationScoped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Alternative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Typed</text:span><text:span text:style-name="T13">.</text:span><text:span text:style-name="T93">Literal</text:span><text:span text:style-name="T13">.</text:span><text:span text:style-name="T115">INSTANCE</text:span><text:span text:style-name="T13">,</text:span></text:p>
            <text:p text:style-name="P8"><text:span text:style-name="T13"><text:s text:c="12"/></text:span><text:span text:style-name="T95">Typed</text:span><text:span text:style-name="T13">.</text:span><text:span text:style-name="T93">Literal</text:span><text:span text:style-name="T13">.</text:span><text:span text:style-name="T102">of</text:span><text:span text:style-name="T13">(</text:span><text:span text:style-name="T92">new</text:span><text:span text:style-name="T13"> </text:span><text:span text:style-name="T93">Class</text:span><text:span text:style-name="T13">[]{</text:span><text:span text:style-name="T96">HelloService</text:span><text:span text:style-name="T13">.</text:span><text:span text:style-name="T92">class</text:span><text:span text:style-name="T13">}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2">There are some built-in annotation literals, so we do not have to create new instances all the time.</text:p>
            </draw:text-box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4">Producers can return objects to be injected</text:p>
              </text:list-item>
              <text:list-item>
                <text:p text:style-name="P24">Objects can be beans but not necessarily so</text:p>
              </text:list-item>
              <text:list-item>
                <text:p text:style-name="P24"><text:span text:style-name="T116">Producers can use the new keyword</text:span></text:p>
              </text:list-item>
              <text:list-item>
                <text:p text:style-name="P24"><text:span text:style-name="T116">Objects will be under half CDI control</text:span></text:p>
              </text:list-item>
              <text:list-item>
                <text:p text:style-name="P24"><text:span text:style-name="T116">Useful for working with legacy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 fields</text:p>
          </draw:text-box>
        </draw:frame>
        <draw:frame presentation:style-name="pr5" draw:text-style-name="P20" draw:layer="layout" svg:width="25.199cm" svg:height="13.859cm" svg:x="1.4cm" svg:y="5.443cm" presentation:class="outline" presentation:user-transformed="true">
          <draw:text-box>
            <text:p text:style-name="P8"><text:span text:style-name="T117">public</text:span><text:span text:style-name="T118"> </text:span><text:span text:style-name="T117">class</text:span><text:span text:style-name="T118"> </text:span><text:span text:style-name="T119">DatabaseProducer</text:span><text:span text:style-name="T118"> {</text:span></text:p>
            <text:p text:style-name="P8"><text:span text:style-name="T120"/></text:p>
            <text:p text:style-name="P8"><text:span text:style-name="T118"><text:s text:c="4"/></text:span><text:span text:style-name="T121">@Produces</text:span></text:p>
            <text:p text:style-name="P8"><text:span text:style-name="T118"><text:s text:c="4"/></text:span><text:span text:style-name="T117">private</text:span><text:span text:style-name="T118"> </text:span><text:span text:style-name="T119">Database</text:span><text:span text:style-name="T118"> </text:span><text:span text:style-name="T119">database</text:span><text:span text:style-name="T118"> =</text:span></text:p>
            <text:p text:style-name="P8"><text:span text:style-name="T118"><text:s text:c="8"/></text:span><text:span text:style-name="T117">new</text:span><text:span text:style-name="T118"> </text:span><text:span text:style-name="T119">Database</text:span><text:span text:style-name="T118">(</text:span><text:span text:style-name="T122">"http://database"</text:span><text:span text:style-name="T118">, </text:span><text:span text:style-name="T122">"user"</text:span><text:span text:style-name="T118">, </text:span><text:span text:style-name="T122">"pass"</text:span><text:span text:style-name="T118">); </text:span></text:p>
            <text:p text:style-name="P8"><text:span text:style-name="T120"/></text:p>
            <text:p text:style-name="P8"><text:span text:style-name="T118">}</text:span></text:p>
            <text:p text:style-name="P8"><text:span text:style-name="T64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Database</text:span><text:span text:style-name="T62"> </text:span><text:span text:style-name="T67">database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 method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8"><text:span text:style-name="T61">public</text:span><text:span text:style-name="T65"> </text:span><text:span text:style-name="T61">class</text:span><text:span text:style-name="T65"> </text:span><text:span text:style-name="T63">DatabaseProducer</text:span><text:span text:style-name="T65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2"><text:s text:c="4"/></text:span><text:span text:style-name="T61">public</text:span><text:span text:style-name="T62"> </text:span><text:span text:style-name="T63">Database</text:span><text:span text:style-name="T62"> </text:span><text:span text:style-name="T65">createDatabase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Database</text:span><text:span text:style-name="T62">(</text:span><text:span text:style-name="T69">"http://database"</text:span><text:span text:style-name="T62">, </text:span><text:span text:style-name="T69">"user"</text:span><text:span text:style-name="T62">, </text:span><text:span text:style-name="T69">"pass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4">}</text:span></text:p>
            <text:p text:style-name="P8"><text:span text:style-name="T64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Database</text:span><text:span text:style-name="T62"> </text:span><text:span text:style-name="T67">database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have qualifiers</text:p>
          </draw:text-box>
        </draw:frame>
        <draw:frame presentation:style-name="pr30" draw:layer="layout" svg:width="25.199cm" svg:height="14.111cm" svg:x="1.4cm" svg:y="4.914cm" presentation:class="outline" presentation:user-transformed="true">
          <draw:text-box>
            <text:p text:style-name="P8"><text:span text:style-name="T61">public</text:span><text:span text:style-name="T65"> </text:span><text:span text:style-name="T61">class</text:span><text:span text:style-name="T65"> </text:span><text:span text:style-name="T63">DatabaseProducer</text:span><text:span text:style-name="T65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5"><text:s text:c="4"/></text:span><text:span text:style-name="T60">@Users</text:span></text:p>
            <text:p text:style-name="P8"><text:span text:style-name="T62"><text:s text:c="4"/></text:span><text:span text:style-name="T61">public</text:span><text:span text:style-name="T62"> </text:span><text:span text:style-name="T63">Database</text:span><text:span text:style-name="T62"> </text:span><text:span text:style-name="T65">createDatabase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Database</text:span><text:span text:style-name="T62">(</text:span><text:span text:style-name="T69">"http://users"</text:span><text:span text:style-name="T62">, </text:span><text:span text:style-name="T69">"user"</text:span><text:span text:style-name="T62">, </text:span><text:span text:style-name="T69">"pass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4">}</text:span></text:p>
            <text:p text:style-name="P8"><text:span text:style-name="T64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User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5"><text:s text:c="4"/></text:span><text:span text:style-name="T60">@Users</text:span></text:p>
            <text:p text:style-name="P8"><text:span text:style-name="T62"><text:s text:c="4"/></text:span><text:span text:style-name="T61">private</text:span><text:span text:style-name="T62"> </text:span><text:span text:style-name="T63">Database</text:span><text:span text:style-name="T62"> </text:span><text:span text:style-name="T67">users</text:span><text:span text:style-name="T62">;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have scope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DatabaseProduc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5"><text:s text:c="4"/></text:span><text:span text:style-name="T60">@ApplicationScoped</text:span></text:p>
            <text:p text:style-name="P8"><text:span text:style-name="T62"><text:s text:c="4"/></text:span><text:span text:style-name="T61">public</text:span><text:span text:style-name="T62"> </text:span><text:span text:style-name="T63">Database</text:span><text:span text:style-name="T62"> </text:span><text:span text:style-name="T65">createDatabase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Database</text:span><text:span text:style-name="T62">(</text:span><text:span text:style-name="T69">"http://database"</text:span><text:span text:style-name="T62">, </text:span><text:span text:style-name="T69">"user"</text:span><text:span text:style-name="T62">, </text:span><text:span text:style-name="T69">"pass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4">}</text:span></text:p>
            <text:p text:style-name="P8"><text:span text:style-name="T6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CDI will do the appropriate bean lifecycle callbacks.</text:p>
            </draw:text-box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ducers can clean up</text:p>
          </draw:text-box>
        </draw:frame>
        <draw:frame presentation:style-name="pr5" draw:text-style-name="P20" draw:layer="layout" svg:width="25.199cm" svg:height="13.859cm" svg:x="1.4cm" svg:y="5.709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DatabaseProduc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2"><text:s text:c="4"/></text:span><text:span text:style-name="T61">public</text:span><text:span text:style-name="T62"> </text:span><text:span text:style-name="T63">Database</text:span><text:span text:style-name="T62"> </text:span><text:span text:style-name="T65">openDatabase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Database</text:span><text:span text:style-name="T62">(</text:span><text:span text:style-name="T69">"http://database"</text:span><text:span text:style-name="T62">, </text:span><text:span text:style-name="T69">"user"</text:span><text:span text:style-name="T62">, </text:span><text:span text:style-name="T69">"pass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closeDatabase</text:span><text:span text:style-name="T62"> (</text:span><text:span text:style-name="T60">@Disposes</text:span><text:span text:style-name="T62"> </text:span><text:span text:style-name="T63">Database</text:span><text:span text:style-name="T62"> </text:span><text:span text:style-name="T123">database</text:span><text:span text:style-name="T62">) {</text:span></text:p>
            <text:p text:style-name="P8"><text:span text:style-name="T62"><text:s text:c="8"/></text:span><text:span text:style-name="T124">database</text:span><text:span text:style-name="T62">.close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Dispose methods accept the same type as we have created, including the qualifiers we have declared.</text:p>
              <text:p text:style-name="P5"/>
            </draw:text-box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jection point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lass, constructor, method, params metadata</text:p>
              </text:list-item>
            </text:list>
            <text:p text:style-name="P8"><text:span text:style-name="T61">public</text:span><text:span text:style-name="T62"> </text:span><text:span text:style-name="T61">class</text:span><text:span text:style-name="T62"> </text:span><text:span text:style-name="T63">LogProduc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2"><text:s text:c="4"/></text:span><text:span text:style-name="T61">public</text:span><text:span text:style-name="T62"> </text:span><text:span text:style-name="T63">Logger</text:span><text:span text:style-name="T62"> </text:span><text:span text:style-name="T65">produceLog</text:span><text:span text:style-name="T62"> (</text:span><text:span text:style-name="T66">InjectionPoint</text:span><text:span text:style-name="T62"> </text:span><text:span text:style-name="T123">injectionPoint</text:span><text:span text:style-name="T62">) {</text:span></text:p>
            <text:p text:style-name="P8"><text:span text:style-name="T62"><text:s text:c="8"/></text:span><text:span text:style-name="T66">Member</text:span><text:span text:style-name="T62"> </text:span><text:span text:style-name="T123">member</text:span><text:span text:style-name="T62"> = </text:span><text:span text:style-name="T124">injectionPoint</text:span><text:span text:style-name="T62">.</text:span><text:span text:style-name="T125">getMember</text:span><text:span text:style-name="T62">();</text:span></text:p>
            <text:p text:style-name="P8"><text:span text:style-name="T62"><text:s text:c="8"/></text:span><text:span text:style-name="T63">Class</text:span><text:span text:style-name="T62">&lt;?&gt; </text:span><text:span text:style-name="T123">clazz</text:span><text:span text:style-name="T62"> = </text:span><text:span text:style-name="T124">member</text:span><text:span text:style-name="T62">.</text:span><text:span text:style-name="T125">getDeclaringClass</text:span><text:span text:style-name="T62">();</text:span></text:p>
            <text:p text:style-name="P8"><text:span text:style-name="T62"><text:s text:c="8"/></text:span><text:span text:style-name="T61">return</text:span><text:span text:style-name="T62"> </text:span><text:span text:style-name="T63">Logger</text:span><text:span text:style-name="T62">.</text:span><text:span text:style-name="T125">getLogger</text:span><text:span text:style-name="T62">(</text:span><text:span text:style-name="T124">clazz</text:span><text:span text:style-name="T62">.getName()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roducers receive additional metadata in the form of InjectionPoint classes.</text:p>
              <text:p>When CDI injects dependencies from a producer, it will already know the injection point, and can pass them.</text:p>
              <text:p>We see the member, the declaring class, and other metadata, see the CDI specification.</text:p>
              <text:p>In this example we inject a logger based on the declaring class of the member.</text:p>
            </draw:text-box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j. points have no type erasure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MapProduc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/text:p>
            <text:p text:style-name="P8"><text:span text:style-name="T62"><text:s text:c="4"/></text:span><text:span text:style-name="T61">public</text:span><text:span text:style-name="T62"> &lt;</text:span><text:span text:style-name="T63">K</text:span><text:span text:style-name="T62">, </text:span><text:span text:style-name="T63">V</text:span><text:span text:style-name="T62">&gt; </text:span><text:span text:style-name="T66">Map</text:span><text:span text:style-name="T62">&lt;</text:span><text:span text:style-name="T63">K</text:span><text:span text:style-name="T62">, </text:span><text:span text:style-name="T63">V</text:span><text:span text:style-name="T62">&gt; </text:span><text:span text:style-name="T65">produceMap</text:span><text:span text:style-name="T62"> (</text:span><text:span text:style-name="T66">InjectionPoint</text:span><text:span text:style-name="T62"> </text:span><text:span text:style-name="T123">ip</text:span><text:span text:style-name="T62">) {</text:span></text:p>
            <text:p text:style-name="P8"><text:span text:style-name="T62"><text:s text:c="8"/></text:span><text:span text:style-name="T61">if</text:span><text:span text:style-name="T62">( valueIsNumber(</text:span><text:span text:style-name="T124">ip</text:span><text:span text:style-name="T62">.</text:span><text:span text:style-name="T125">getType</text:span><text:span text:style-name="T62">()) ){</text:span></text:p>
            <text:p text:style-name="P8"><text:span text:style-name="T62"><text:s text:c="12"/></text:span><text:span text:style-name="T61">return</text:span><text:span text:style-name="T62"> </text:span><text:span text:style-name="T61">new</text:span><text:span text:style-name="T62"> </text:span><text:span text:style-name="T63">TreeMap</text:span><text:span text:style-name="T62">&lt;&gt;();</text:span></text:p>
            <text:p text:style-name="P8"><text:span text:style-name="T62"><text:s text:c="8"/></text:span><text:span text:style-name="T62">}</text:span></text:p>
            <text:p text:style-name="P8"><text:span text:style-name="T62"><text:s text:c="8"/></text:span><text:span text:style-name="T61">return</text:span><text:span text:style-name="T62"> </text:span><text:span text:style-name="T61">new</text:span><text:span text:style-name="T62"> </text:span><text:span text:style-name="T63">HashMap</text:span><text:span text:style-name="T62">&lt;&gt;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Injection points do not have type erasure either.</text:p>
              <text:p>In this example we can separate cases based on type.</text:p>
              <text:p>For numbers we create a TreeMap, everything else gets a generic HashMap instance.</text:p>
              <text:p/>
            </draw:text-box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ny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4">Present on all beans except @New</text:p>
              </text:list-item>
              <text:list-item>
                <text:p text:style-name="P24">Instance&lt;T&gt; can be annotated with @Any</text:p>
              </text:list-item>
              <text:list-item>
                <text:p text:style-name="P24">Allows us to select qualifiers dynamical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Default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resent on all beans except @Named</text:p>
              </text:list-item>
              <text:list-item>
                <text:p>Default qualifier on injection 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lternative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4">Alternatives are disabled by default</text:p>
              </text:list-item>
              <text:list-item>
                <text:p text:style-name="P24">They can be enabled in beans.xml</text:p>
              </text:list-item>
              <text:list-item>
                <text:p text:style-name="P24">Or with SeContainerInitializer.selectAlternatives</text:p>
              </text:list-item>
              <text:list-item>
                <text:p text:style-name="P24">Or with various testing frameworks</text:p>
              </text:list-item>
              <text:list-item>
                <text:p text:style-name="P24">They are excellent to tag mocks for 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ternatives can prevent ambiguity</text:p>
          </draw:text-box>
        </draw:frame>
        <draw:frame presentation:style-name="pr25" draw:text-style-name="P25" draw:layer="layout" svg:width="25.199cm" svg:height="12.18cm" svg:x="1.4cm" svg:y="4.914cm" presentation:class="outline" presentation:user-transformed="true">
          <draw:text-box>
            <text:p text:style-name="P8"><text:span text:style-name="T121">@Alternative</text:span></text:p>
            <text:p text:style-name="P8"><text:span text:style-name="T117">public</text:span><text:span text:style-name="T126"> </text:span><text:span text:style-name="T117">class</text:span><text:span text:style-name="T126"> </text:span><text:span text:style-name="T119">User</text:span><text:span text:style-name="T126"> {</text:span></text:p>
            <text:p text:style-name="P8"><text:span text:style-name="T126"><text:s text:c="4"/></text:span><text:span text:style-name="T127">// ...</text:span></text:p>
            <text:p text:style-name="P8"><text:span text:style-name="T126">}</text:span></text:p>
            <text:p text:style-name="P8"><text:span text:style-name="T126"/></text:p>
            <text:p text:style-name="P8"><text:span text:style-name="T117">public</text:span><text:span text:style-name="T126"> </text:span><text:span text:style-name="T117">class</text:span><text:span text:style-name="T126"> </text:span><text:span text:style-name="T119">UserProducer</text:span><text:span text:style-name="T126"> {</text:span></text:p>
            <text:p text:style-name="P8"><text:span text:style-name="T126"/></text:p>
            <text:p text:style-name="P8"><text:span text:style-name="T126"><text:s text:c="4"/></text:span><text:span text:style-name="T121">@Produces</text:span></text:p>
            <text:p text:style-name="P8"><text:span text:style-name="T126"><text:s text:c="4"/></text:span><text:span text:style-name="T121">@RequestScoped</text:span></text:p>
            <text:p text:style-name="P8"><text:span text:style-name="T126"><text:s text:c="4"/></text:span><text:span text:style-name="T117">public</text:span><text:span text:style-name="T126"> </text:span><text:span text:style-name="T119">User</text:span><text:span text:style-name="T126"> </text:span><text:span text:style-name="T118">user</text:span><text:span text:style-name="T126">() {</text:span></text:p>
            <text:p text:style-name="P8"><text:span text:style-name="T126"><text:s text:c="8"/></text:span><text:span text:style-name="T127">// ...</text:span></text:p>
            <text:p text:style-name="P8"><text:span text:style-name="T126"><text:s text:c="4"/></text:span><text:span text:style-name="T126">}</text:span></text:p>
            <text:p text:style-name="P8"><text:span text:style-name="T126"/></text:p>
            <text:p text:style-name="P8"><text:span text:style-name="T12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lternatives can be used for testing</text:p>
          </draw:text-box>
        </draw:frame>
        <draw:frame presentation:style-name="pr25" draw:text-style-name="P11" draw:layer="layout" svg:width="25.199cm" svg:height="12.18cm" svg:x="1.4cm" svg:y="4.914cm" presentation:class="outline" presentation:user-transformed="true">
          <draw:text-box>
            <text:p text:style-name="P8"><text:span text:style-name="T128">@Alternative</text:span></text:p>
            <text:p text:style-name="P8"><text:span text:style-name="T129">public</text:span><text:span text:style-name="T130"> </text:span><text:span text:style-name="T129">class</text:span><text:span text:style-name="T130"> </text:span><text:span text:style-name="T131">ActionTestBase_DatabaseCreator</text:span><text:span text:style-name="T130"> </text:span><text:span text:style-name="T129">extends</text:span><text:span text:style-name="T130"> </text:span><text:span text:style-name="T131">DatabaseCreator</text:span><text:span text:style-name="T130"> {</text:span></text:p>
            <text:p text:style-name="P8"><text:span text:style-name="T132"/></text:p>
            <text:p text:style-name="P8"><text:span text:style-name="T130"><text:s text:c="4"/></text:span><text:span text:style-name="T128">@Override</text:span></text:p>
            <text:p text:style-name="P8"><text:span text:style-name="T130"><text:s text:c="4"/></text:span><text:span text:style-name="T129">protected</text:span><text:span text:style-name="T130"> </text:span><text:span text:style-name="T131">CloudantDatabase</text:span><text:span text:style-name="T130"> </text:span><text:span text:style-name="T133">createCloudant</text:span><text:span text:style-name="T130">(</text:span><text:span text:style-name="T131">String</text:span><text:span text:style-name="T130"> </text:span><text:span text:style-name="T134">db</text:span><text:span text:style-name="T130">) {</text:span></text:p>
            <text:p text:style-name="P8"><text:span text:style-name="T130"><text:s text:c="8"/></text:span><text:span text:style-name="T129">return</text:span><text:span text:style-name="T130"> </text:span><text:span text:style-name="T131">Mockito</text:span><text:span text:style-name="T130">.</text:span><text:span text:style-name="T135">spy</text:span><text:span text:style-name="T130">(</text:span><text:span text:style-name="T129">new</text:span><text:span text:style-name="T130"> </text:span><text:span text:style-name="T131">FakeDatabase</text:span><text:span text:style-name="T130">(</text:span><text:span text:style-name="T136">"https://fakedb:1234"</text:span><text:span text:style-name="T130">, </text:span><text:span text:style-name="T137">db</text:span><text:span text:style-name="T130">, </text:span><text:span text:style-name="T136">"user"</text:span><text:span text:style-name="T130">, </text:span><text:span text:style-name="T136">"pass"</text:span><text:span text:style-name="T130">));</text:span></text:p>
            <text:p text:style-name="P8"><text:span text:style-name="T130"><text:s text:c="4"/></text:span><text:span text:style-name="T130">}</text:span></text:p>
            <text:p text:style-name="P8"><text:span text:style-name="T132"/></text:p>
            <text:p text:style-name="P8"><text:span text:style-name="T130"><text:s text:c="4"/></text:span><text:span text:style-name="T128">@Override</text:span></text:p>
            <text:p text:style-name="P8"><text:span text:style-name="T130"><text:s text:c="4"/></text:span><text:span text:style-name="T129">protected</text:span><text:span text:style-name="T130"> </text:span><text:span text:style-name="T131">HistoryDatabase</text:span><text:span text:style-name="T130"> </text:span><text:span text:style-name="T133">createHistory</text:span><text:span text:style-name="T130">(</text:span><text:span text:style-name="T131">String</text:span><text:span text:style-name="T130"> </text:span><text:span text:style-name="T134">db</text:span><text:span text:style-name="T130">) {</text:span></text:p>
            <text:p text:style-name="P8"><text:span text:style-name="T130"><text:s text:c="8"/></text:span><text:span text:style-name="T129">return</text:span><text:span text:style-name="T130"> </text:span><text:span text:style-name="T131">Mockito</text:span><text:span text:style-name="T130">.</text:span><text:span text:style-name="T135">spy</text:span><text:span text:style-name="T130">(</text:span><text:span text:style-name="T129">super</text:span><text:span text:style-name="T130">.createHistory(</text:span><text:span text:style-name="T137">db</text:span><text:span text:style-name="T130">));</text:span></text:p>
            <text:p text:style-name="P8"><text:span text:style-name="T130"><text:s text:c="4"/></text:span><text:span text:style-name="T130">}</text:span></text:p>
            <text:p text:style-name="P8"><text:span text:style-name="T132"/></text:p>
            <text:p text:style-name="P8"><text:span text:style-name="T130"><text:s text:c="4"/></text:span><text:span text:style-name="T128">@Override</text:span></text:p>
            <text:p text:style-name="P8"><text:span text:style-name="T130"><text:s text:c="4"/></text:span><text:span text:style-name="T129">public</text:span><text:span text:style-name="T130"> </text:span><text:span text:style-name="T131">RevisionedDatabase</text:span><text:span text:style-name="T130"> </text:span><text:span text:style-name="T133">createRevisioned</text:span><text:span text:style-name="T130">(</text:span><text:span text:style-name="T131">String</text:span><text:span text:style-name="T130"> </text:span><text:span text:style-name="T134">db</text:span><text:span text:style-name="T130">) {</text:span></text:p>
            <text:p text:style-name="P8"><text:span text:style-name="T130"><text:s text:c="8"/></text:span><text:span text:style-name="T129">return</text:span><text:span text:style-name="T130"> </text:span><text:span text:style-name="T131">Mockito</text:span><text:span text:style-name="T130">.</text:span><text:span text:style-name="T135">spy</text:span><text:span text:style-name="T130">(</text:span><text:span text:style-name="T129">super</text:span><text:span text:style-name="T130">.createRevisioned(</text:span><text:span text:style-name="T137">db</text:span><text:span text:style-name="T130">));</text:span></text:p>
            <text:p text:style-name="P8"><text:span text:style-name="T130"><text:s text:c="4"/></text:span><text:span text:style-name="T130">}</text:span></text:p>
            <text:p text:style-name="P8"><text:span text:style-name="T132"/></text:p>
            <text:p text:style-name="P8"><text:span text:style-name="T13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nabling alternatives in beans.xml</text:p>
          </draw:text-box>
        </draw:frame>
        <draw:frame presentation:style-name="pr25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10">&lt;</text:span><text:span text:style-name="T11">beans</text:span><text:span text:style-name="T94"> </text:span><text:span text:style-name="T12">xmlns</text:span><text:span text:style-name="T13">=</text:span><text:span text:style-name="T14">"https://jakarta.ee/xml/ns/jakartaee"</text:span></text:p>
            <text:p text:style-name="P8"><text:span text:style-name="T94"><text:s text:c="4"/></text:span><text:span text:style-name="T12">xmlns:xsi</text:span><text:span text:style-name="T13">=</text:span><text:span text:style-name="T14">"http://www.w3.org/2001/XMLSchema-instance"</text:span></text:p>
            <text:p text:style-name="P8"><text:span text:style-name="T94"><text:s text:c="4"/></text:span><text:span text:style-name="T12">xsi:schemaLocation</text:span><text:span text:style-name="T13">=</text:span><text:span text:style-name="T14">"https://jakarta.ee/xml/ns/jakartaee https://jakarta.ee/xml/ns/jakartaee/beans_4_0.xsd"</text:span></text:p>
            <text:p text:style-name="P8"><text:span text:style-name="T94"><text:s text:c="4"/></text:span><text:span text:style-name="T12">version</text:span><text:span text:style-name="T13">=</text:span><text:span text:style-name="T14">"4.0"</text:span><text:span text:style-name="T94"> </text:span><text:span text:style-name="T12">bean-discovery-mode</text:span><text:span text:style-name="T13">=</text:span><text:span text:style-name="T14">"all"</text:span><text:span text:style-name="T10">&gt;</text:span></text:p>
            <text:p text:style-name="P8"><text:span text:style-name="T94"/></text:p>
            <text:p text:style-name="P8"><text:span text:style-name="T13"><text:s text:c="4"/></text:span><text:span text:style-name="T10">&lt;</text:span><text:span text:style-name="T11">alternatives</text:span><text:span text:style-name="T10">&gt;</text:span></text:p>
            <text:p text:style-name="P8"><text:span text:style-name="T13"><text:s text:c="8"/></text:span><text:span text:style-name="T10">&lt;</text:span><text:span text:style-name="T11">class</text:span><text:span text:style-name="T10">&gt;</text:span><text:span text:style-name="T13">com.company.product.FakeDatabase</text:span><text:span text:style-name="T10">&lt;/</text:span><text:span text:style-name="T11">class</text:span><text:span text:style-name="T10">&gt;</text:span></text:p>
            <text:p text:style-name="P8"><text:span text:style-name="T13"><text:s text:c="8"/></text:span><text:span text:style-name="T10">&lt;</text:span><text:span text:style-name="T11">stereotype</text:span><text:span text:style-name="T10">&gt;</text:span><text:span text:style-name="T13">com.company.product.Mock</text:span><text:span text:style-name="T10">&lt;/</text:span><text:span text:style-name="T11">stereotype</text:span><text:span text:style-name="T10">&gt;</text:span></text:p>
            <text:p text:style-name="P8"><text:span text:style-name="T13"><text:s text:c="8"/></text:span><text:span text:style-name="T10">&lt;</text:span><text:span text:style-name="T11">stereotype</text:span><text:span text:style-name="T10">&gt;</text:span><text:span text:style-name="T13">com.company.product.Staging</text:span><text:span text:style-name="T10">&lt;/</text:span><text:span text:style-name="T11">stereotype</text:span><text:span text:style-name="T10">&gt;</text:span></text:p>
            <text:p text:style-name="P8"><text:span text:style-name="T13"><text:s text:c="4"/></text:span><text:span text:style-name="T10">&lt;/</text:span><text:span text:style-name="T11">alternatives</text:span><text:span text:style-name="T10">&gt;</text:span></text:p>
            <text:p text:style-name="P8"><text:span text:style-name="T94"/></text:p>
            <text:p text:style-name="P8"><text:span text:style-name="T10">&lt;/</text:span><text:span text:style-name="T11">beans</text:span><text:span text:style-name="T10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pecializes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ubclasses can replace beans and producers</text:p>
              </text:list-item>
              <text:list-item>
                <text:p>Useful if you do not have control over th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ecialized bean</text:p>
          </draw:text-box>
        </draw:frame>
        <draw:frame presentation:style-name="pr25" draw:text-style-name="P20" draw:layer="layout" svg:width="25.199cm" svg:height="12.18cm" svg:x="1.4cm" svg:y="4.914cm" presentation:class="outline" presentation:user-transformed="true">
          <draw:text-box>
            <text:p text:style-name="P8"><text:span text:style-name="T121">@Specializes</text:span></text:p>
            <text:p text:style-name="P8"><text:span text:style-name="T117">public</text:span><text:span text:style-name="T126"> </text:span><text:span text:style-name="T117">class</text:span><text:span text:style-name="T126"> </text:span><text:span text:style-name="T119">MockSmtpEmailService</text:span><text:span text:style-name="T126"> </text:span><text:span text:style-name="T117">extends</text:span><text:span text:style-name="T126"> </text:span><text:span text:style-name="T119">SmtpEmailService</text:span><text:span text:style-name="T126"> {</text:span></text:p>
            <text:p text:style-name="P8"><text:span text:style-name="T138"/></text:p>
            <text:p text:style-name="P8"><text:span text:style-name="T126"><text:s text:c="4"/></text:span><text:span text:style-name="T121">@Override</text:span></text:p>
            <text:p text:style-name="P8"><text:span text:style-name="T126"><text:s text:c="4"/></text:span><text:span text:style-name="T117">public</text:span><text:span text:style-name="T126"> </text:span><text:span text:style-name="T117">void</text:span><text:span text:style-name="T126"> </text:span><text:span text:style-name="T118">send</text:span><text:span text:style-name="T126">(</text:span><text:span text:style-name="T119">String</text:span><text:span text:style-name="T126"> </text:span><text:span text:style-name="T139">hello</text:span><text:span text:style-name="T126">) {</text:span></text:p>
            <text:p text:style-name="P8"><text:span text:style-name="T126"><text:s text:c="8"/></text:span><text:span text:style-name="T119">System</text:span><text:span text:style-name="T126">.</text:span><text:span text:style-name="T140">out</text:span><text:span text:style-name="T126">.println(</text:span><text:span text:style-name="T141">hello</text:span><text:span text:style-name="T126">);</text:span></text:p>
            <text:p text:style-name="P8"><text:span text:style-name="T126"><text:s text:c="4"/></text:span><text:span text:style-name="T126">}</text:span></text:p>
            <text:p text:style-name="P8"><text:span text:style-name="T138"/></text:p>
            <text:p text:style-name="P8"><text:span text:style-name="T12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ecialized producer</text:p>
          </draw:text-box>
        </draw:frame>
        <draw:frame presentation:style-name="pr25" draw:text-style-name="P11" draw:layer="layout" svg:width="25.199cm" svg:height="12.18cm" svg:x="1.4cm" svg:y="4.914cm" presentation:class="outline" presentation:user-transformed="true">
          <draw:text-box>
            <text:p text:style-name="P8"><text:span text:style-name="T128">@</text:span><text:span text:style-name="T130">ApplicationScoped</text:span></text:p>
            <text:p text:style-name="P8"><text:span text:style-name="T129">public</text:span><text:span text:style-name="T130"> </text:span><text:span text:style-name="T129">class</text:span><text:span text:style-name="T130"> </text:span><text:span text:style-name="T131">ObjectMapperConfigProducerOverride</text:span><text:span text:style-name="T130"> </text:span><text:span text:style-name="T129">extends</text:span><text:span text:style-name="T130"> </text:span><text:span text:style-name="T131">ObjectMapperConfigProducer</text:span><text:span text:style-name="T130"> {</text:span></text:p>
            <text:p text:style-name="P8"><text:span text:style-name="T132"/></text:p>
            <text:p text:style-name="P8"><text:span text:style-name="T130"><text:s text:c="4"/></text:span><text:span text:style-name="T128">@Override</text:span></text:p>
            <text:p text:style-name="P8"><text:span text:style-name="T130"><text:s text:c="4"/></text:span><text:span text:style-name="T128">@</text:span><text:span text:style-name="T130">Produces</text:span></text:p>
            <text:p text:style-name="P8"><text:span text:style-name="T130"><text:s text:c="4"/></text:span><text:span text:style-name="T128">@</text:span><text:span text:style-name="T130">Specializes</text:span></text:p>
            <text:p text:style-name="P8"><text:span text:style-name="T130"><text:s text:c="4"/></text:span><text:span text:style-name="T128">@</text:span><text:span text:style-name="T130">JSON</text:span></text:p>
            <text:p text:style-name="P8"><text:span text:style-name="T130"><text:s text:c="4"/></text:span><text:span text:style-name="T129">public</text:span><text:span text:style-name="T130"> </text:span><text:span text:style-name="T131">ObjectMapperConfig</text:span><text:span text:style-name="T130"> </text:span><text:span text:style-name="T133">produce</text:span><text:span text:style-name="T130">() {</text:span></text:p>
            <text:p text:style-name="P8"><text:span text:style-name="T130"><text:s text:c="8"/></text:span><text:span text:style-name="T131">ObjectMapperConfig</text:span><text:span text:style-name="T130"> </text:span><text:span text:style-name="T134">config</text:span><text:span text:style-name="T130"> = </text:span><text:span text:style-name="T129">super</text:span><text:span text:style-name="T130">.produce();</text:span></text:p>
            <text:p text:style-name="P8"><text:span text:style-name="T130"><text:s text:c="8"/></text:span><text:span text:style-name="T131">Jackson2ObjectMapperFactoryImpl</text:span><text:span text:style-name="T130"> </text:span><text:span text:style-name="T134">factory</text:span><text:span text:style-name="T130"> = (</text:span><text:span text:style-name="T131">Jackson2ObjectMapperFactoryImpl</text:span><text:span text:style-name="T130">) </text:span><text:span text:style-name="T137">config</text:span><text:span text:style-name="T130">.jackson2ObjectMapperFactory();</text:span></text:p>
            <text:p text:style-name="P8"><text:span text:style-name="T130"><text:s text:c="8"/></text:span><text:span text:style-name="T131">ObjectMapper</text:span><text:span text:style-name="T130"> </text:span><text:span text:style-name="T134">mapper</text:span><text:span text:style-name="T130"> = </text:span><text:span text:style-name="T137">factory</text:span><text:span text:style-name="T130">.getObjectMapper();</text:span></text:p>
            <text:p text:style-name="P8"><text:span text:style-name="T130"><text:s text:c="8"/></text:span><text:span text:style-name="T137">mapper</text:span><text:span text:style-name="T130">.configure(SerializationFeature.WRITE_ENUMS_USING_TO_STRING, </text:span><text:span text:style-name="T129">true</text:span><text:span text:style-name="T130">);</text:span></text:p>
            <text:p text:style-name="P8"><text:span text:style-name="T130"><text:s text:c="8"/></text:span><text:span text:style-name="T137">mapper</text:span><text:span text:style-name="T130">.configure(DeserializationFeature.READ_ENUMS_USING_TO_STRING, </text:span><text:span text:style-name="T129">true</text:span><text:span text:style-name="T130">);</text:span></text:p>
            <text:p text:style-name="P8"><text:span text:style-name="T130"><text:s text:c="8"/></text:span><text:span text:style-name="T129">return</text:span><text:span text:style-name="T130"> </text:span><text:span text:style-name="T137">config</text:span><text:span text:style-name="T130">;</text:span></text:p>
            <text:p text:style-name="P8"><text:span text:style-name="T130"><text:s text:c="4"/></text:span><text:span text:style-name="T130">}</text:span></text:p>
            <text:p text:style-name="P8"><text:span text:style-name="T132"/></text:p>
            <text:p text:style-name="P8"><text:span text:style-name="T13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Named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4">Names can be assigned to beans</text:p>
              </text:list-item>
              <text:list-item>
                <text:p text:style-name="P24">Necessary to maintain compatibility</text:p>
              </text:list-item>
              <text:list-item>
                <text:p text:style-name="P24">JSF, JSP, EL, JBatch all use names</text:p>
              </text:list-item>
              <text:list-item>
                <text:p text:style-name="P24">Defaults to camelCase name of the bean class, producer method, or producer fie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Batch example classes</text:p>
          </draw:text-box>
        </draw:frame>
        <draw:frame presentation:style-name="pr26" draw:text-style-name="P9" draw:layer="layout" svg:width="25.199cm" svg:height="12.95cm" svg:x="1.4cm" svg:y="5.476cm" presentation:class="outline" presentation:user-transformed="true">
          <draw:text-box>
            <text:p text:style-name="P8"><text:span text:style-name="T95">@Named</text:span></text:p>
            <text:p text:style-name="P8"><text:span text:style-name="T92">class</text:span><text:span text:style-name="T13"> </text:span><text:span text:style-name="T93">DeductionCsvReader</text:span><text:span text:style-name="T13"> </text:span><text:span text:style-name="T92">extends</text:span><text:span text:style-name="T13"> </text:span><text:span text:style-name="T142">AbstractItemReader</text:span><text:span text:style-name="T13"> {</text:span></text:p>
            <text:p text:style-name="P8"><text:span text:style-name="T13"><text:s text:c="4"/></text:span><text:span text:style-name="T95">@Override</text:span></text:p>
            <text:p text:style-name="P8"><text:span text:style-name="T13"><text:s text:c="4"/></text:span><text:span text:style-name="T92">public</text:span><text:span text:style-name="T13"> </text:span><text:span text:style-name="T93">Object</text:span><text:span text:style-name="T13"> </text:span><text:span text:style-name="T98">readItem</text:span><text:span text:style-name="T13">() {</text:span></text:p>
            <text:p text:style-name="P8"><text:span text:style-name="T13"><text:s text:c="8"/></text:span><text:span text:style-name="T143">// ...</text:span></text:p>
            <text:p text:style-name="P8"><text:span text:style-name="T94"><text:s text:c="4"/></text:span><text:span text:style-name="T94">}</text:span></text:p>
            <text:p text:style-name="P8"><text:span text:style-name="T13">}</text:span></text:p>
            <text:p text:style-name="P8"><text:span text:style-name="T94"/></text:p>
            <text:p text:style-name="P8"><text:span text:style-name="T95">@Named</text:span></text:p>
            <text:p text:style-name="P8"><text:span text:style-name="T92">class</text:span><text:span text:style-name="T13"> </text:span><text:span text:style-name="T93">DeductionCsvTransformer</text:span><text:span text:style-name="T13"> </text:span><text:span text:style-name="T92">implements</text:span><text:span text:style-name="T13"> </text:span><text:span text:style-name="T96">ItemProcessor</text:span><text:span text:style-name="T13"> {</text:span></text:p>
            <text:p text:style-name="P8"><text:span text:style-name="T13"><text:s text:c="4"/></text:span><text:span text:style-name="T95">@Override</text:span></text:p>
            <text:p text:style-name="P8"><text:span text:style-name="T13"><text:s text:c="4"/></text:span><text:span text:style-name="T92">public</text:span><text:span text:style-name="T13"> </text:span><text:span text:style-name="T93">Object</text:span><text:span text:style-name="T13"> </text:span><text:span text:style-name="T98">processItem</text:span><text:span text:style-name="T13">(</text:span><text:span text:style-name="T93">Object</text:span><text:span text:style-name="T13"> </text:span><text:span text:style-name="T100">item</text:span><text:span text:style-name="T13">) {</text:span></text:p>
            <text:p text:style-name="P8"><text:span text:style-name="T13"><text:s text:c="8"/></text:span><text:span text:style-name="T143">/// ...</text:span></text:p>
            <text:p text:style-name="P8"><text:span text:style-name="T94"><text:s text:c="4"/></text:span><text:span text:style-name="T94">}</text:span></text:p>
            <text:p text:style-name="P8"><text:span text:style-name="T13">}</text:span></text:p>
            <text:p text:style-name="P8"><text:span text:style-name="T94"/></text:p>
            <text:p text:style-name="P8"><text:span text:style-name="T95">@Named</text:span></text:p>
            <text:p text:style-name="P8"><text:span text:style-name="T92">class</text:span><text:span text:style-name="T13"> </text:span><text:span text:style-name="T93">DeductionCsvWriter</text:span><text:span text:style-name="T13"> </text:span><text:span text:style-name="T92">extends</text:span><text:span text:style-name="T13"> </text:span><text:span text:style-name="T142">AbstractItemWriter</text:span><text:span text:style-name="T13"> {</text:span></text:p>
            <text:p text:style-name="P8"><text:span text:style-name="T13"><text:s text:c="4"/></text:span><text:span text:style-name="T95">@Override</text:span></text:p>
            <text:p text:style-name="P8"><text:span text:style-name="T13"><text:s text:c="4"/></text:span><text:span text:style-name="T92">public</text:span><text:span text:style-name="T13"> </text:span><text:span text:style-name="T92">void</text:span><text:span text:style-name="T13"> </text:span><text:span text:style-name="T98">writeItems</text:span><text:span text:style-name="T13">(</text:span><text:span text:style-name="T96">List</text:span><text:span text:style-name="T13">&lt;</text:span><text:span text:style-name="T93">Object</text:span><text:span text:style-name="T13">&gt; </text:span><text:span text:style-name="T100">entries</text:span><text:span text:style-name="T13">) {</text:span></text:p>
            <text:p text:style-name="P8"><text:span text:style-name="T13"><text:s text:c="8"/></text:span><text:span text:style-name="T143">// ...</text:span></text:p>
            <text:p text:style-name="P8"><text:span text:style-name="T13"><text:s text:c="4"/></text:span><text:span text:style-name="T13">}</text:span></text:p>
            <text:p text:style-name="P8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Batch example job</text:p>
          </draw:text-box>
        </draw:frame>
        <draw:frame presentation:style-name="pr25" draw:text-style-name="P26" draw:layer="layout" svg:width="25.199cm" svg:height="12.18cm" svg:x="1.4cm" svg:y="4.914cm" presentation:class="outline" presentation:user-transformed="true">
          <draw:text-box>
            <text:p text:style-name="P8"><text:span text:style-name="T144">&lt;</text:span><text:span text:style-name="T145">job</text:span><text:span text:style-name="T146"> </text:span><text:span text:style-name="T147">id</text:span><text:span text:style-name="T148">=</text:span><text:span text:style-name="T149">"deductions"</text:span><text:span text:style-name="T146"> </text:span></text:p>
            <text:p text:style-name="P8"><text:span text:style-name="T146"><text:s text:c="4"/></text:span><text:span text:style-name="T147">xmlns</text:span><text:span text:style-name="T148">=</text:span><text:span text:style-name="T149">"http://xmlns.jcp.org/xml/ns/javaee"</text:span><text:span text:style-name="T146"> </text:span><text:span text:style-name="T147">version</text:span><text:span text:style-name="T148">=</text:span><text:span text:style-name="T149">"1.0"</text:span><text:span text:style-name="T144">&gt;</text:span></text:p>
            <text:p text:style-name="P8"><text:span text:style-name="T148"><text:s text:c="4"/></text:span><text:span text:style-name="T144">&lt;</text:span><text:span text:style-name="T150">step</text:span><text:span text:style-name="T146"> </text:span><text:span text:style-name="T147">id</text:span><text:span text:style-name="T148">=</text:span><text:span text:style-name="T149">"csvToRecords"</text:span><text:span text:style-name="T146"> </text:span><text:span text:style-name="T147">next</text:span><text:span text:style-name="T148">=</text:span><text:span text:style-name="T149">"recordsUpdate"</text:span><text:span text:style-name="T144">&gt;</text:span></text:p>
            <text:p text:style-name="P8"><text:span text:style-name="T148"><text:s text:c="8"/></text:span><text:span text:style-name="T144">&lt;</text:span><text:span text:style-name="T150">chunk</text:span><text:span text:style-name="T146"> </text:span><text:span text:style-name="T147">item-count</text:span><text:span text:style-name="T148">=</text:span><text:span text:style-name="T149">"3"</text:span><text:span text:style-name="T144">&gt;</text:span></text:p>
            <text:p text:style-name="P8"><text:span text:style-name="T148"><text:s text:c="12"/></text:span><text:span text:style-name="T144">&lt;</text:span><text:span text:style-name="T150">reader</text:span><text:span text:style-name="T146"> </text:span><text:span text:style-name="T147">ref</text:span><text:span text:style-name="T148">=</text:span><text:span text:style-name="T149">"deductionCsvReader"</text:span><text:span text:style-name="T144">/&gt;</text:span></text:p>
            <text:p text:style-name="P8"><text:span text:style-name="T148"><text:s text:c="12"/></text:span><text:span text:style-name="T144">&lt;</text:span><text:span text:style-name="T150">processor</text:span><text:span text:style-name="T146"> </text:span><text:span text:style-name="T147">ref</text:span><text:span text:style-name="T148">=</text:span><text:span text:style-name="T149">"deductionCsvTransformer"</text:span><text:span text:style-name="T144">/&gt;</text:span></text:p>
            <text:p text:style-name="P8"><text:span text:style-name="T148"><text:s text:c="12"/></text:span><text:span text:style-name="T144">&lt;</text:span><text:span text:style-name="T150">writer</text:span><text:span text:style-name="T146"> </text:span><text:span text:style-name="T147">ref</text:span><text:span text:style-name="T148">=</text:span><text:span text:style-name="T149">"deductionCsvWriter"</text:span><text:span text:style-name="T144">/&gt;</text:span></text:p>
            <text:p text:style-name="P8"><text:span text:style-name="T148"><text:s text:c="8"/></text:span><text:span text:style-name="T144">&lt;/</text:span><text:span text:style-name="T150">chunk</text:span><text:span text:style-name="T144">&gt;</text:span></text:p>
            <text:p text:style-name="P8"><text:span text:style-name="T148"><text:s text:c="4"/></text:span><text:span text:style-name="T144">&lt;/</text:span><text:span text:style-name="T150">step</text:span><text:span text:style-name="T144">&gt;</text:span></text:p>
            <text:p text:style-name="P8"><text:span text:style-name="T148"><text:s text:c="4"/></text:span><text:span text:style-name="T144">&lt;</text:span><text:span text:style-name="T150">step</text:span><text:span text:style-name="T146"> </text:span><text:span text:style-name="T147">id</text:span><text:span text:style-name="T148">=</text:span><text:span text:style-name="T149">"recordsUpdate"</text:span><text:span text:style-name="T144">&gt;</text:span></text:p>
            <text:p text:style-name="P8"><text:span text:style-name="T148"><text:s text:c="8"/></text:span><text:span text:style-name="T144">&lt;</text:span><text:span text:style-name="T150">chunk</text:span><text:span text:style-name="T146"> </text:span><text:span text:style-name="T147">item-count</text:span><text:span text:style-name="T148">=</text:span><text:span text:style-name="T149">"3"</text:span><text:span text:style-name="T144">&gt;</text:span></text:p>
            <text:p text:style-name="P8"><text:span text:style-name="T148"><text:s text:c="12"/></text:span><text:span text:style-name="T144">&lt;</text:span><text:span text:style-name="T150">reader</text:span><text:span text:style-name="T146"> </text:span><text:span text:style-name="T147">ref</text:span><text:span text:style-name="T148">=</text:span><text:span text:style-name="T149">"deductionEntryReader"</text:span><text:span text:style-name="T144">/&gt;</text:span></text:p>
            <text:p text:style-name="P8"><text:span text:style-name="T148"><text:s text:c="12"/></text:span><text:span text:style-name="T144">&lt;</text:span><text:span text:style-name="T150">processor</text:span><text:span text:style-name="T146"> </text:span><text:span text:style-name="T147">ref</text:span><text:span text:style-name="T148">=</text:span><text:span text:style-name="T149">"deductionEntryTransformer"</text:span><text:span text:style-name="T144">/&gt;</text:span></text:p>
            <text:p text:style-name="P8"><text:span text:style-name="T148"><text:s text:c="12"/></text:span><text:span text:style-name="T144">&lt;</text:span><text:span text:style-name="T150">writer</text:span><text:span text:style-name="T146"> </text:span><text:span text:style-name="T147">ref</text:span><text:span text:style-name="T148">=</text:span><text:span text:style-name="T149">"deductionEntryWriter"</text:span><text:span text:style-name="T144">/&gt;</text:span></text:p>
            <text:p text:style-name="P8"><text:span text:style-name="T148"><text:s text:c="8"/></text:span><text:span text:style-name="T144">&lt;/</text:span><text:span text:style-name="T150">chunk</text:span><text:span text:style-name="T144">&gt;</text:span></text:p>
            <text:p text:style-name="P8"><text:span text:style-name="T148"><text:s text:c="4"/></text:span><text:span text:style-name="T144">&lt;/</text:span><text:span text:style-name="T150">step</text:span><text:span text:style-name="T144">&gt;</text:span></text:p>
            <text:p text:style-name="P8"><text:span text:style-name="T144">&lt;/</text:span><text:span text:style-name="T150">job</text:span><text:span text:style-name="T144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New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Used to obtain a new bean on demand</text:p>
              </text:list-item>
              <text:list-item>
                <text:p>Deprecated so do not use it</text:p>
              </text:list-item>
              <text:list-item>
                <text:p>Do not create your own bean</text:p>
              </text:list-item>
              <text:list-item>
                <text:p>Always query CDI for the appropriate be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Vetoed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4">Removes a bean from CDI control</text:p>
              </text:list-item>
              <text:list-item>
                <text:p text:style-name="P24">Bean is not discovered and can not be injected</text:p>
              </text:list-item>
              <text:list-item>
                <text:p text:style-name="P24">Can be used as a package annotation</text:p>
              </text:list-item>
              <text:list-item>
                <text:p text:style-name="P24">Useful to hide application or library detai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Typed</text:p>
          </draw:text-box>
        </draw:frame>
        <draw:frame presentation:style-name="pr2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estrict the bean types of a class or producer</text:p>
              </text:list-item>
            </text:list>
            <text:p text:style-name="P27"><text:span text:style-name="T95">@Typed</text:span><text:span text:style-name="T13">(</text:span><text:span text:style-name="T93">Shop</text:span><text:span text:style-name="T13">.</text:span><text:span text:style-name="T92">class</text:span><text:span text:style-name="T13">)</text:span></text:p>
            <text:p text:style-name="P27"><text:span text:style-name="T92">public</text:span><text:span text:style-name="T13"> </text:span><text:span text:style-name="T92">class</text:span><text:span text:style-name="T13"> </text:span><text:span text:style-name="T93">BookShop</text:span><text:span text:style-name="T13"> </text:span><text:span text:style-name="T92">extends</text:span><text:span text:style-name="T13"> </text:span><text:span text:style-name="T93">Business</text:span><text:span text:style-name="T13"> </text:span><text:span text:style-name="T92">implements</text:span><text:span text:style-name="T13"> </text:span><text:span text:style-name="T93">Shop</text:span><text:span text:style-name="T13">&lt;</text:span><text:span text:style-name="T93">Book</text:span><text:span text:style-name="T13">&gt; {</text:span></text:p>
            <text:p text:style-name="P27"><text:span text:style-name="T13"><text:s text:c="4"/></text:span><text:span text:style-name="T13">...</text:span></text:p>
            <text:p text:style-name="P27"><text:span text:style-name="T151">}</text:span></text:p>
            <text:p text:style-name="P27"><text:span text:style-name="T151"/></text:p>
            <text:p text:style-name="P27"><text:span text:style-name="T92">public</text:span><text:span text:style-name="T13"> </text:span><text:span text:style-name="T92">class</text:span><text:span text:style-name="T13"> </text:span><text:span text:style-name="T93">BookShopProducer</text:span><text:span text:style-name="T13"> {</text:span></text:p>
            <text:p text:style-name="P27"><text:span text:style-name="T13"/></text:p>
            <text:p text:style-name="P27"><text:span text:style-name="T13"><text:s text:c="4"/></text:span><text:span text:style-name="T95">@Produces</text:span></text:p>
            <text:p text:style-name="P27"><text:span text:style-name="T13"><text:s text:c="4"/></text:span><text:span text:style-name="T95">@Typed</text:span><text:span text:style-name="T13">({</text:span><text:span text:style-name="T93">Shop</text:span><text:span text:style-name="T13">.</text:span><text:span text:style-name="T92">class</text:span><text:span text:style-name="T13">, </text:span><text:span text:style-name="T93">BookShop</text:span><text:span text:style-name="T13">.</text:span><text:span text:style-name="T92">class</text:span><text:span text:style-name="T13">})</text:span></text:p>
            <text:p text:style-name="P27"><text:span text:style-name="T13"><text:s text:c="4"/></text:span><text:span text:style-name="T92">public</text:span><text:span text:style-name="T13"> </text:span><text:span text:style-name="T93">BookShop</text:span><text:span text:style-name="T13"> </text:span><text:span text:style-name="T98">produce</text:span><text:span text:style-name="T13"> () {...}</text:span></text:p>
            <text:p text:style-name="P28"><text:span text:style-name="T13"><text:s text:c="4"/></text:span></text:p>
            <text:p text:style-name="P28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ource annotations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@Resource for Java EE resources</text:p>
              </text:list-item>
              <text:list-item>
                <text:p>@PersistenceContext for JPA persistence context</text:p>
              </text:list-item>
              <text:list-item>
                <text:p>@PersistenceUnit for JPA persistence unit</text:p>
              </text:list-item>
              <text:list-item>
                <text:p>@EJB for remote EJB</text:p>
              </text:list-item>
              <text:list-item>
                <text:p>@WebServiceRef for web serv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seudo-scopes are injected directly</text:p>
                <text:list>
                  <text:list-item>
                    <text:p>@Dependent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Normal scopes are injected through proxy</text:p>
                <text:list>
                  <text:list-item>
                    <text:p>@ApplicationScoped</text:p>
                  </text:list-item>
                  <text:list-item>
                    <text:p text:style-name="P29">@RequestScoped</text:p>
                  </text:list-item>
                  <text:list-item>
                    <text:p>@SessionScoped</text:p>
                  </text:list-item>
                  <text:list-item>
                    <text:p>@ConversationScoped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Built-in scopes are based loosely on the servlet API.</text:span></text:p>
              <text:p><text:span text:style-name="T2">I have not created custom scopes yet, but there was one situation where they would have been useful.</text:span></text:p>
              <text:p><text:span text:style-name="T2"/></text:p>
            </draw:text-box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Dependent</text:p>
          </draw:text-box>
        </draw:frame>
        <draw:frame presentation:style-name="pr31" draw:layer="layout" svg:width="25.199cm" svg:height="15.256cm" svg:x="1.4cm" svg:y="4.216cm" presentation:class="outline" presentation:user-transformed="true">
          <draw:text-box>
            <text:list text:style-name="L3">
              <text:list-item>
                <text:p text:style-name="P30">Default scope</text:p>
              </text:list-item>
              <text:list-item>
                <text:p>Bean lifecycle is same where it is injected</text:p>
              </text:list-item>
            </text:list>
            <text:p text:style-name="P8"><text:span text:style-name="T152"/></text:p>
            <text:p text:style-name="P8"><text:span text:style-name="T152">public</text:span><text:span text:style-name="T153"> </text:span><text:span text:style-name="T152">class</text:span><text:span text:style-name="T153"> </text:span><text:span text:style-name="T154">RecordDatabase</text:span><text:span text:style-name="T155"> {</text:span></text:p>
            <text:p text:style-name="P8"><text:span text:style-name="T155"><text:s text:c="4"/></text:span><text:span text:style-name="T155">...</text:span></text:p>
            <text:p text:style-name="P8"><text:span text:style-name="T155">}</text:span></text:p>
            <text:p text:style-name="P8"><text:span text:style-name="T155"/></text:p>
            <text:p text:style-name="P8"><text:span text:style-name="T155">@ApplicationScoped</text:span></text:p>
            <text:p text:style-name="P8"><text:span text:style-name="T152">public</text:span><text:span text:style-name="T155"> </text:span><text:span text:style-name="T152">class</text:span><text:span text:style-name="T155"> </text:span><text:span text:style-name="T154">RecordService</text:span><text:span text:style-name="T155"> {</text:span></text:p>
            <text:p text:style-name="P8"><text:span text:style-name="T155"/></text:p>
            <text:p text:style-name="P8"><text:span text:style-name="T155"><text:s text:c="4"/></text:span><text:span text:style-name="T156">@Inject</text:span></text:p>
            <text:p text:style-name="P8"><text:span text:style-name="T155"><text:s text:c="4"/></text:span><text:span text:style-name="T152">private</text:span><text:span text:style-name="T155"> </text:span><text:span text:style-name="T154">RecordDatabase</text:span><text:span text:style-name="T155"> </text:span><text:span text:style-name="T157">database</text:span><text:span text:style-name="T155">;</text:span></text:p>
            <text:p text:style-name="P8"><text:span text:style-name="T155"/></text:p>
            <text:p text:style-name="P8"><text:span text:style-name="T15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Pseudo scope, injected directly, not proxied.</text:p>
              <text:p>Since it is directly injected, the lifecycle is the same where it is injected.</text:p>
              <text:p>In this example we inject into an application scoped bean, so it will become application scoped.</text:p>
              <text:p>RecordService can refer to the record database with direct field and method access.</text:p>
              <text:p/>
            </draw:text-box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ingleton</text:p>
          </draw:text-box>
        </draw:frame>
        <draw:frame presentation:style-name="pr32" draw:layer="layout" svg:width="25.199cm" svg:height="14.531cm" svg:x="1.4cm" svg:y="4.578cm" presentation:class="outline" presentation:user-transformed="true">
          <draw:text-box>
            <text:list text:style-name="L3">
              <text:list-item>
                <text:p text:style-name="P30">Lives through the entire container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8"><text:span text:style-name="T60"/></text:p>
            <text:p text:style-name="P8"><text:span text:style-name="T60">@Singleton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RandomGenerato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int</text:span><text:span text:style-name="T62"> </text:span><text:span text:style-name="T65">nextInt</text:span><text:span text:style-name="T62"> () {</text:span></text:p>
            <text:p text:style-name="P8"><text:span text:style-name="T64"><text:s text:c="8"/></text:span><text:span text:style-name="T64">...</text:span></text:p>
            <text:p text:style-name="P8"><text:span text:style-name="T62"><text:s text:c="4"/></text:span><text:span text:style-name="T62">}</text:span></text:p>
            <text:p text:style-name="P8"><text:span text:style-name="T62"><text:s text:c="4"/></text:span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Pseudo scope, injected directly, not proxied.</text:span></text:p>
              <text:p><text:span text:style-name="T2">With some certain technologies like EJB you have to use singleton.</text:span></text:p>
              <text:p><text:span text:style-name="T2"/></text:p>
            </draw:text-box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through the entire application</text:p>
              </text:list-item>
              <text:list-item>
                <text:p>All users share the same instance</text:p>
              </text:list-item>
            </text:list>
            <text:p text:style-name="P8"><text:span text:style-name="T60"/></text:p>
            <text:p text:style-name="P8"><text:span text:style-name="T60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LogDatabas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logEvent</text:span><text:span text:style-name="T62"> (</text:span><text:span text:style-name="T63">String</text:span><text:span text:style-name="T62"> </text:span><text:span text:style-name="T123">event</text:span><text:span text:style-name="T62">) {</text:span></text:p>
            <text:p text:style-name="P8"><text:span text:style-name="T62"><text:s text:c="8"/></text:span><text:span text:style-name="T62">...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33" draw:text-style-name="P3" draw:layer="layout" svg:width="17.271cm" svg:height="0.788cm" svg:x="2.159cm" svg:y="13.271cm" presentation:class="notes" presentation:user-transformed="true">
            <draw:text-box>
              <text:p>Normal scope, proxied.</text:p>
            </draw:text-box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only one request</text:p>
              </text:list-item>
              <text:list-item>
                <text:p>Request can be a variety of things like jobs</text:p>
              </text:list-item>
            </text:list>
            <text:p text:style-name="P8"><text:span text:style-name="T60"/></text:p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AuthCheck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checkAuth</text:span><text:span text:style-name="T62"> (</text:span><text:span text:style-name="T63">String</text:span><text:span text:style-name="T62"> </text:span><text:span text:style-name="T123">user</text:span><text:span text:style-name="T62">) {</text:span></text:p>
            <text:p text:style-name="P8"><text:span text:style-name="T62"><text:s text:c="8"/></text:span><text:span text:style-name="T62">...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Normal scope, proxied.</text:span></text:p>
              <text:p><text:span text:style-name="T2"/></text:p>
            </draw:text-box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ives through user session</text:p>
              </text:list-item>
              <text:list-item>
                <text:p>Needs to be serializable</text:p>
              </text:list-item>
            </text:list>
            <text:p text:style-name="P8"><text:span text:style-name="T60"/></text:p>
            <text:p text:style-name="P8"><text:span text:style-name="T60">@Sess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ShoppingCart</text:span><text:span text:style-name="T62"> </text:span><text:span text:style-name="T61">implements</text:span><text:span text:style-name="T62"> </text:span><text:span text:style-name="T66">Serializabl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addItem</text:span><text:span text:style-name="T62"> (</text:span><text:span text:style-name="T63">Item</text:span><text:span text:style-name="T62"> </text:span><text:span text:style-name="T123">item</text:span><text:span text:style-name="T62">) {</text:span></text:p>
            <text:p text:style-name="P8"><text:span text:style-name="T62"><text:s text:c="8"/></text:span><text:span text:style-name="T125">doSomething</text:span><text:span text:style-name="T62">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15" draw:text-style-name="P3" draw:layer="layout" svg:width="17.271cm" svg:height="12.593cm" svg:x="2.159cm" svg:y="13.271cm" presentation:class="notes" presentation:user-transformed="true">
            <draw:text-box>
              <text:p>Normal scope, proxied.</text:p>
              <text:p>For compatibility reasons it has to be serializable.</text:p>
              <text:p>Sessions can be activated and passivated, they can be stored in permanent storage.</text:p>
              <text:p>Serialization is poorly implemented in Java.</text:p>
              <text:p/>
            </draw:text-box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0">Lives through one browser window</text:p>
              </text:list-item>
              <text:list-item>
                <text:p>Used for JSF conversation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Normal scope, proxied.</text:p>
              <text:p>JSF specific scope, I might have used it once long ago.</text:p>
              <text:p/>
            </draw:text-box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ope mix and match</text:p>
          </draw:text-box>
        </draw:frame>
        <draw:frame presentation:style-name="pr34" draw:layer="layout" svg:width="25.199cm" svg:height="14.216cm" svg:x="1.4cm" svg:y="6.63cm" presentation:class="outline" presentation:user-transformed="true">
          <draw:text-box>
            <text:list text:style-name="L3">
              <text:list-item>
                <text:p>Different scoped beans can be used together</text:p>
              </text:list-item>
            </text:list>
            <text:p text:style-name="P8"><text:span text:style-name="T60"/></text:p>
            <text:p text:style-name="P8"><text:span text:style-name="T60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LoginName</text:span><text:span text:style-name="T62"> </text:span><text:span text:style-name="T67">name</text:span><text:span text:style-name="T62">;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LoginName</text:span><text:span text:style-name="T62"> {</text:span></text:p>
            <text:p text:style-name="P8"><text:span text:style-name="T64"><text:s text:c="4"/></text:span><text:span text:style-name="T64">...</text:span></text:p>
            <text:p text:style-name="P8"><text:span text:style-name="T6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One of the advantage of proxies is that you can mix and match scopes without any errors.</text:p>
              <text:p>In this example we inject a request scoped bean into an application scoped bean without any errors.</text:p>
              <text:p text:style-name="P5">RecordService is one instance, but LoginName is different for all users.</text:p>
              <text:p text:style-name="P5">Every time RecordService accesses LoginName, CDI will proxy calls to the appropriate instance.</text:p>
              <text:p text:style-name="P5"/>
              <text:p/>
            </draw:text-box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example</text:p>
          </draw:text-box>
        </draw:frame>
        <draw:frame presentation:style-name="pr25" draw:text-style-name="P21" draw:layer="layout" svg:width="25.199cm" svg:height="13.537cm" svg:x="1.4cm" svg:y="5.125cm" presentation:class="outline" presentation:user-transformed="true">
          <draw:text-box>
            <text:p text:style-name="P31"><text:span text:style-name="T158">public</text:span><text:span text:style-name="T159"> </text:span><text:span text:style-name="T158">class</text:span><text:span text:style-name="T159"> </text:span><text:span text:style-name="T160">Service$Proxy$_$$_WeldClientProxy</text:span><text:span text:style-name="T159"> </text:span><text:span text:style-name="T158">extends</text:span><text:span text:style-name="T159"> </text:span><text:span text:style-name="T160">Service</text:span><text:span text:style-name="T159"> </text:span><text:span text:style-name="T158">implements</text:span><text:span text:style-name="T159"> </text:span><text:span text:style-name="T161">Serializable</text:span><text:span text:style-name="T159">, </text:span><text:span text:style-name="T160">WeldConstruct</text:span><text:span text:style-name="T159">, </text:span><text:span text:style-name="T160">WeldClientProxy</text:span><text:span text:style-name="T159">, </text:span><text:span text:style-name="T160">TargetInstanceProxy</text:span><text:span text:style-name="T159">, </text:span><text:span text:style-name="T160">LifecycleMixin</text:span><text:span text:style-name="T159">, </text:span><text:span text:style-name="T160">ProxyObject</text:span><text:span text:style-name="T159"> {</text:span></text:p>
            <text:p text:style-name="P31"><text:span text:style-name="T162"/></text:p>
            <text:p text:style-name="P31"><text:span text:style-name="T159"><text:s text:c="4"/></text:span><text:span text:style-name="T158">public</text:span><text:span text:style-name="T159"> </text:span><text:span text:style-name="T158">void</text:span><text:span text:style-name="T159"> </text:span><text:span text:style-name="T163">lifecycle_mixin_$$_preDestroy</text:span><text:span text:style-name="T159">() {...}</text:span></text:p>
            <text:p text:style-name="P31"><text:span text:style-name="T162"/></text:p>
            <text:p text:style-name="P31"><text:span text:style-name="T159"><text:s text:c="4"/></text:span><text:span text:style-name="T158">public</text:span><text:span text:style-name="T159"> </text:span><text:span text:style-name="T158">void</text:span><text:span text:style-name="T159"> </text:span><text:span text:style-name="T163">lifecycle_mixin_$$_postConstruct</text:span><text:span text:style-name="T159">() {...}</text:span></text:p>
            <text:p text:style-name="P31"><text:span text:style-name="T162"/></text:p>
            <text:p text:style-name="P31"><text:span text:style-name="T159"><text:s text:c="4"/></text:span><text:span text:style-name="T158">public</text:span><text:span text:style-name="T159"> </text:span><text:span text:style-name="T160">Object</text:span><text:span text:style-name="T159"> </text:span><text:span text:style-name="T163">getTargetInstance</text:span><text:span text:style-name="T159">() {...}</text:span></text:p>
            <text:p text:style-name="P31"><text:span text:style-name="T162"/></text:p>
            <text:p text:style-name="P31"><text:span text:style-name="T159"><text:s text:c="4"/></text:span><text:span text:style-name="T158">public</text:span><text:span text:style-name="T159"> </text:span><text:span text:style-name="T160">Class</text:span><text:span text:style-name="T159"> </text:span><text:span text:style-name="T163">getTargetClass</text:span><text:span text:style-name="T159">() {...}</text:span></text:p>
            <text:p text:style-name="P31"><text:span text:style-name="T162"/></text:p>
            <text:p text:style-name="P31"><text:span text:style-name="T159"><text:s text:c="4"/></text:span><text:span text:style-name="T158">public</text:span><text:span text:style-name="T159"> </text:span><text:span text:style-name="T164">Metadata</text:span><text:span text:style-name="T159"> </text:span><text:span text:style-name="T163">getMetadata</text:span><text:span text:style-name="T159">() {...}</text:span></text:p>
            <text:p text:style-name="P31"><text:span text:style-name="T162"/></text:p>
            <text:p text:style-name="P31"><text:span text:style-name="T159"><text:s text:c="4"/></text:span><text:span text:style-name="T158">public</text:span><text:span text:style-name="T159"> </text:span><text:span text:style-name="T160">MethodHandler</text:span><text:span text:style-name="T159"> </text:span><text:span text:style-name="T163">getHandler</text:span><text:span text:style-name="T159">() {...}</text:span></text:p>
            <text:p text:style-name="P31"><text:span text:style-name="T162"/></text:p>
            <text:p text:style-name="P31"><text:span text:style-name="T159"><text:s text:c="4"/></text:span><text:span text:style-name="T158">public</text:span><text:span text:style-name="T159"> </text:span><text:span text:style-name="T158">void</text:span><text:span text:style-name="T159"> </text:span><text:span text:style-name="T163">setHandler</text:span><text:span text:style-name="T159">() {...}</text:span></text:p>
            <text:p text:style-name="P31"><text:span text:style-name="T162"/></text:p>
            <text:p text:style-name="P31"><text:span text:style-name="T159"><text:s text:c="4"/></text:span><text:span text:style-name="T165">@Override</text:span></text:p>
            <text:p text:style-name="P31"><text:span text:style-name="T159"><text:s text:c="4"/></text:span><text:span text:style-name="T158">public</text:span><text:span text:style-name="T159"> </text:span><text:span text:style-name="T158">void</text:span><text:span text:style-name="T159"> </text:span><text:span text:style-name="T163">doStuff</text:span><text:span text:style-name="T159">() {</text:span></text:p>
            <text:p text:style-name="P31"><text:span text:style-name="T159"><text:s text:c="8"/></text:span><text:span text:style-name="T166">// </text:span><text:span text:style-name="T167">Interceptor</text:span><text:span text:style-name="T166"> operations, before calling proceed()</text:span></text:p>
            <text:p text:style-name="P31"><text:span text:style-name="T159"><text:s text:c="8"/></text:span><text:span text:style-name="T160">Service</text:span><text:span text:style-name="T159"> </text:span><text:span text:style-name="T168">instance</text:span><text:span text:style-name="T159"> = (</text:span><text:span text:style-name="T160">Service</text:span><text:span text:style-name="T159">) getTargetInstance();</text:span></text:p>
            <text:p text:style-name="P31"><text:span text:style-name="T159"><text:s text:c="8"/></text:span><text:span text:style-name="T169">instance</text:span><text:span text:style-name="T159">.doStuff();</text:span></text:p>
            <text:p text:style-name="P31"><text:span text:style-name="T159"><text:s text:c="8"/></text:span><text:span text:style-name="T166">// </text:span><text:span text:style-name="T167">Interceptor</text:span><text:span text:style-name="T166"> operations, after calling proceed()</text:span></text:p>
            <text:p text:style-name="P32"><text:span text:style-name="T162"><text:s text:c="4"/></text:span><text:span text:style-name="T162">}</text:span></text:p>
            <text:p text:style-name="P31"><text:span text:style-name="T162"/></text:p>
            <text:p text:style-name="P31"><text:span text:style-name="T159"><text:s text:c="4"/></text:span><text:span text:style-name="T165">@Override</text:span></text:p>
            <text:p text:style-name="P31"><text:span text:style-name="T159"><text:s text:c="4"/></text:span><text:span text:style-name="T158">public</text:span><text:span text:style-name="T159"> </text:span><text:span text:style-name="T158">void</text:span><text:span text:style-name="T159"> </text:span><text:span text:style-name="T163">setA</text:span><text:span text:style-name="T159">(</text:span><text:span text:style-name="T160">Attribute</text:span><text:span text:style-name="T159"> </text:span><text:span text:style-name="T168">a</text:span><text:span text:style-name="T159">) {...}</text:span></text:p>
            <text:p text:style-name="P31"><text:span text:style-name="T162"/></text:p>
            <text:p text:style-name="P31"><text:span text:style-name="T159"><text:s text:c="4"/></text:span><text:span text:style-name="T165">@Override</text:span></text:p>
            <text:p text:style-name="P31"><text:span text:style-name="T159"><text:s text:c="4"/></text:span><text:span text:style-name="T158">public</text:span><text:span text:style-name="T159"> </text:span><text:span text:style-name="T160">Attribute</text:span><text:span text:style-name="T159"> </text:span><text:span text:style-name="T163">getA</text:span><text:span text:style-name="T159">() {...}</text:span></text:p>
            <text:p text:style-name="P31"><text:span text:style-name="T162"/></text:p>
            <text:p text:style-name="P32"><text:span text:style-name="T1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method calls</text:p>
          </draw:text-box>
        </draw:frame>
        <draw:frame presentation:style-name="pr36" draw:text-style-name="P20" draw:layer="layout" svg:width="25.199cm" svg:height="15.046cm" svg:x="1.4cm" svg:y="4.419cm" presentation:class="outline" presentation:user-transformed="true">
          <draw:text-box>
            <text:list text:style-name="L3">
              <text:list-item>
                <text:p>Proxy method calls to beans with other scope</text:p>
              </text:list-item>
            </text:list>
            <text:p text:style-name="P8"><text:span text:style-name="T60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User</text:span><text:span text:style-name="T62"> </text:span><text:span text:style-name="T67">user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62"><text:s text:c="8"/></text:span><text:span text:style-name="T67">user</text:span><text:span text:style-name="T62">.getId();</text:span></text:p>
            <text:p text:style-name="P8"><text:span text:style-name="T62"><text:s text:c="8"/></text:span><text:span text:style-name="T67">user</text:span><text:span text:style-name="T62">.getName();</text:span></text:p>
            <text:p text:style-name="P8"><text:span text:style-name="T62"><text:s text:c="8"/></text:span><text:span text:style-name="T67">hello</text:span><text:span text:style-name="T62">.</text:span><text:span text:style-name="T125">hello</text:span><text:span text:style-name="T62">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Method calls work perfectly.</text:p>
              <text:p>If you call methods within a bean with another scope, it will work perfectly.</text:p>
              <text:p/>
            </draw:text-box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y class names</text:p>
          </draw:text-box>
        </draw:frame>
        <draw:frame presentation:style-name="pr34" draw:text-style-name="P20" draw:layer="layout" svg:width="25.199cm" svg:height="14.216cm" svg:x="1.4cm" svg:y="4.736cm" presentation:class="outline" presentation:user-transformed="true">
          <draw:text-box>
            <text:list text:style-name="L3">
              <text:list-item>
                <text:p>Class names differ, do not rely on them</text:p>
              </text:list-item>
            </text:list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User</text:span><text:span text:style-name="T62"> {</text:span><text:span text:style-name="T64">}</text:span></text:p>
            <text:p text:style-name="P8"><text:span text:style-name="T64"/></text:p>
            <text:p text:style-name="P8"><text:span text:style-name="T156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3">User</text:span><text:span text:style-name="T62"> </text:span><text:span text:style-name="T67">user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157"><text:s text:c="8"/></text:span><text:span text:style-name="T157">user</text:span><text:span text:style-name="T155">.getClass();</text:span></text:p>
            <text:p text:style-name="P8"><text:span text:style-name="T170"><text:s text:c="8"/></text:span><text:span text:style-name="T170">// org.jboss.weld.proxies.User$</text:span><text:span text:style-name="T171">Proxy</text:span><text:span text:style-name="T172">$_$$_WeldClientProxy</text:span></text:p>
            <text:p text:style-name="P8"><text:span text:style-name="T62"><text:s text:c="4"/></text:span><text:span text:style-name="T62">}</text:span></text:p>
            <text:p text:style-name="P8"><text:span text:style-name="T64"><text:s text:c="4"/></text:span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Java Object final method calls can not be proxied.</text:span></text:p>
              <text:p><text:span text:style-name="T2">The getClass method is notorious for this.</text:span></text:p>
              <text:p><text:span text:style-name="T2">Instead of User it returns the name of the Weld proxy.</text:span></text:p>
              <text:p><text:span text:style-name="T2"/></text:p>
            </draw:text-box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ied beans with public fields</text:p>
          </draw:text-box>
        </draw:frame>
        <draw:frame presentation:style-name="pr5" draw:text-style-name="P33" draw:layer="layout" svg:width="25.199cm" svg:height="13.859cm" svg:x="1.4cm" svg:y="4.914cm" presentation:class="outline" presentation:user-transformed="true">
          <draw:text-box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Us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7">name</text:span><text:span text:style-name="T62">;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173">org.jboss.weld.exceptions.DefinitionException</text:span><text:span text:style-name="T174">: WELD-000075: Normal scoped managed bean implementation class has a public field: <text:s/>[EnhancedAnnotatedFieldImpl] public User.na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Proxied beans can not have public fields, because only methods can be proxied. CDI will refuse to start.</text:p>
            </draw:text-box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xied beans with protected fields</text:p>
          </draw:text-box>
        </draw:frame>
        <draw:frame presentation:style-name="pr20" draw:text-style-name="P20" draw:layer="layout" svg:width="25.199cm" svg:height="14.941cm" svg:x="1.4cm" svg:y="4.363cm" presentation:class="outline" presentation:user-transformed="true">
          <draw:text-box>
            <text:p text:style-name="P8"><text:span text:style-name="T60">@Request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User</text:span><text:span text:style-name="T62"> {</text:span></text:p>
            <text:p text:style-name="P8"><text:span text:style-name="T62"><text:s text:c="4"/></text:span><text:span text:style-name="T61">protected</text:span><text:span text:style-name="T62"> </text:span><text:span text:style-name="T61">int</text:span><text:span text:style-name="T62"> </text:span><text:span text:style-name="T67">id</text:span><text:span text:style-name="T62">;</text:span></text:p>
            <text:p text:style-name="P8"><text:span text:style-name="T62"><text:s text:c="4"/></text:span><text:span text:style-name="T61">protected</text:span><text:span text:style-name="T62"> </text:span><text:span text:style-name="T63">String</text:span><text:span text:style-name="T62"> </text:span><text:span text:style-name="T67">name</text:span><text:span text:style-name="T62">;</text:span></text:p>
            <text:p text:style-name="P8"><text:span text:style-name="T64">}</text:span></text:p>
            <text:p text:style-name="P8"><text:span text:style-name="T62"/></text:p>
            <text:p text:style-name="P8"><text:span text:style-name="T156">@ApplicationScoped</text:span></text:p>
            <text:p text:style-name="P8"><text:span text:style-name="T152">public</text:span><text:span text:style-name="T175"> </text:span><text:span text:style-name="T152">class</text:span><text:span text:style-name="T175"> </text:span><text:span text:style-name="T154">GreeterClient</text:span><text:span text:style-name="T175"> {</text:span></text:p>
            <text:p text:style-name="P8"><text:span text:style-name="T152"/></text:p>
            <text:p text:style-name="P8"><text:span text:style-name="T175"><text:s text:c="4"/></text:span><text:span text:style-name="T156">@Inject</text:span></text:p>
            <text:p text:style-name="P8"><text:span text:style-name="T175"><text:s text:c="4"/></text:span><text:span text:style-name="T152">private</text:span><text:span text:style-name="T175"> </text:span><text:span text:style-name="T154">User</text:span><text:span text:style-name="T175"> </text:span><text:span text:style-name="T154">user</text:span><text:span text:style-name="T175">;</text:span></text:p>
            <text:p text:style-name="P8"><text:span text:style-name="T152"/></text:p>
            <text:p text:style-name="P8"><text:span text:style-name="T175"><text:s text:c="4"/></text:span><text:span text:style-name="T152">public</text:span><text:span text:style-name="T175"> </text:span><text:span text:style-name="T152">void</text:span><text:span text:style-name="T175"> greet () {</text:span></text:p>
            <text:p text:style-name="P8"><text:span text:style-name="T175"><text:s text:c="8"/></text:span><text:span text:style-name="T176">// user.id is 0</text:span></text:p>
            <text:p text:style-name="P8"><text:span text:style-name="T175"><text:s text:c="8"/></text:span><text:span text:style-name="T176">// user.name is null</text:span></text:p>
            <text:p text:style-name="P8"><text:span text:style-name="T152"><text:s text:c="4"/></text:span><text:span text:style-name="T152">}</text:span></text:p>
            <text:p text:style-name="P8"><text:span text:style-name="T152"/></text:p>
            <text:p text:style-name="P8"><text:span text:style-name="T15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Unfortunately CDI will start in case of protected fields.</text:p>
              <text:p>Proxy fields will have default values null or 0 or 0.0.</text:p>
              <text:p>Your application will be incorrect if it relies on them.</text:p>
              <text:p>Always use getters or setters instead of field access.</text:p>
              <text:p/>
            </draw:text-box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can not be created with n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DI can not intercept the new keyword</text:p>
              </text:list-item>
            </text:list>
            <text:p text:style-name="P8"><text:span text:style-name="T177"/></text:p>
            <text:p text:style-name="P8"><text:span text:style-name="T177">public</text:span><text:span text:style-name="T178"> </text:span><text:span text:style-name="T177">class</text:span><text:span text:style-name="T178"> </text:span><text:span text:style-name="T179">DatabaseReplicator</text:span><text:span text:style-name="T178"> {</text:span></text:p>
            <text:p text:style-name="P8"><text:span text:style-name="T180"/></text:p>
            <text:p text:style-name="P8"><text:span text:style-name="T178"><text:s text:c="4"/></text:span><text:span text:style-name="T181">@Inject</text:span><text:span text:style-name="T178"> </text:span><text:span text:style-name="T181">@Source</text:span><text:span text:style-name="T178"> </text:span><text:span text:style-name="T177">private</text:span><text:span text:style-name="T178"> </text:span><text:span text:style-name="T179">Database</text:span><text:span text:style-name="T178"> </text:span><text:span text:style-name="T182">source</text:span><text:span text:style-name="T178">;</text:span></text:p>
            <text:p text:style-name="P8"><text:span text:style-name="T178"><text:s text:c="4"/></text:span><text:span text:style-name="T181">@Inject</text:span><text:span text:style-name="T178"> </text:span><text:span text:style-name="T181">@Target</text:span><text:span text:style-name="T178"> </text:span><text:span text:style-name="T177">private</text:span><text:span text:style-name="T178"> </text:span><text:span text:style-name="T179">Database</text:span><text:span text:style-name="T178"> </text:span><text:span text:style-name="T182">target</text:span><text:span text:style-name="T178">;</text:span></text:p>
            <text:p text:style-name="P8"><text:span text:style-name="T180"/></text:p>
            <text:p text:style-name="P8"><text:span text:style-name="T178"><text:s text:c="4"/></text:span><text:span text:style-name="T181">@Log</text:span></text:p>
            <text:p text:style-name="P8"><text:span text:style-name="T178"><text:s text:c="4"/></text:span><text:span text:style-name="T177">public</text:span><text:span text:style-name="T178"> </text:span><text:span text:style-name="T177">void</text:span><text:span text:style-name="T178"> </text:span><text:span text:style-name="T183">replicate</text:span><text:span text:style-name="T178"> () {</text:span></text:p>
            <text:p text:style-name="P8"><text:span text:style-name="T178"><text:s text:c="8"/></text:span><text:span text:style-name="T178">...</text:span></text:p>
            <text:p text:style-name="P8"><text:span text:style-name="T178"><text:s text:c="4"/></text:span><text:span text:style-name="T178">}</text:span></text:p>
            <text:p text:style-name="P8"><text:span text:style-name="T180"/></text:p>
            <text:p text:style-name="P8"><text:span text:style-name="T178">}</text:span></text:p>
            <text:p text:style-name="P8"><text:span text:style-name="T184"/></text:p>
            <text:p text:style-name="P8"><text:span text:style-name="T184">new</text:span><text:span text:style-name="T185"> </text:span><text:span text:style-name="T186">DatabaseReplicator</text:span><text:span text:style-name="T187">().replicate(); <text:s/></text:span><text:span text:style-name="T188">// This will never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0" presentation:class="page"/>
          <draw:frame presentation:style-name="pr37" draw:text-style-name="P3" draw:layer="layout" svg:width="17.271cm" svg:height="8.658cm" svg:x="2.159cm" svg:y="13.271cm" presentation:class="notes" presentation:user-transformed="true">
            <draw:text-box>
              <text:p>CDI can not intercept the new keyword.</text:p>
              <text:p>If you create an object with the new keyword, CDI will not be able to inject dependencies, run decorators or interceptors, or manage bean context and lifecycle.</text:p>
              <text:p>Spring AOP can use AspectJ which does compile time magic to insert dependencies even with new calls.</text:p>
              <text:p>CDI does not work that way, and there is no workaround because CDI has to handle lifecycle.</text:p>
              <text:p>Only use the new keyword for data classes, for business logic use beans or producers.</text:p>
              <text:p/>
            </draw:text-box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proxyable bean type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 constructor with no args or @Inject</text:p>
              </text:list-item>
              <text:list-item>
                <text:p>Final classes</text:p>
              </text:list-item>
              <text:list-item>
                <text:p>Final methods with non-private visibility</text:p>
              </text:list-item>
              <text:list-item>
                <text:p>Primitive types</text:p>
              </text:list-item>
              <text:list-item>
                <text:p>Array types</text:p>
              </text:list-item>
              <text:list-item>
                <text:p>Container refuses to start with the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1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Unproxyable bean types can not be injected as normal scope dependencies. They can only be injected as pseudo scope dependent or singleton dependencies.</text:p>
              <text:p/>
            </draw:text-box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vents can be used to send messages</text:p>
              </text:list-item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In fact events should not be beans</text:p>
              </text:list-item>
              <text:list-item>
                <text:p>There could be context and lifecycle issu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2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 text:style-name="P10">Events do not depend on the scope. Whatever is currently running can fire and receive events.</text:p>
              <text:p text:style-name="P10">The message does not have to be a bean, it can be a data class. The example Record is such data class.</text:p>
              <text:p text:style-name="P10">Events should not be beans because it is tricky, context issues can arise, and bean lifecycle callbacks can interfere with the event callbacks.</text:p>
              <text:p text:style-name="P10"/>
            </draw:text-box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 example</text:p>
          </draw:text-box>
        </draw:frame>
        <draw:frame presentation:style-name="pr20" draw:text-style-name="P20" draw:layer="layout" svg:width="25.199cm" svg:height="14.941cm" svg:x="1.4cm" svg:y="4.929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RecordDatabas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Event</text:span><text:span text:style-name="T62">&lt;</text:span><text:span text:style-name="T63">Record</text:span><text:span text:style-name="T62">&gt; </text:span><text:span text:style-name="T67">recordAdded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addRecord</text:span><text:span text:style-name="T62"> (</text:span><text:span text:style-name="T63">Record</text:span><text:span text:style-name="T62"> </text:span><text:span text:style-name="T123">record</text:span><text:span text:style-name="T62">) {</text:span></text:p>
            <text:p text:style-name="P8"><text:span text:style-name="T62"><text:s text:c="8"/></text:span><text:span text:style-name="T67">recordAdded</text:span><text:span text:style-name="T62">.</text:span><text:span text:style-name="T125">fire</text:span><text:span text:style-name="T62">(</text:span><text:span text:style-name="T124">record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Logg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listenRecord</text:span><text:span text:style-name="T62"> (</text:span><text:span text:style-name="T60">@Observes</text:span><text:span text:style-name="T62"> </text:span><text:span text:style-name="T63">Record</text:span><text:span text:style-name="T62"> </text:span><text:span text:style-name="T123">record</text:span><text:span text:style-name="T62">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Received: "</text:span><text:span text:style-name="T62"> + </text:span><text:span text:style-name="T124">record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e same underlying system that drives dependency injection can also be used to send events.</text:p>
              <text:p>In this example we fire a Record event, and in another bean we listen to such an event.</text:p>
              <text:p>For example if we add a record on the UI, we can also notify all observers that a record has been added.</text:p>
              <text:p/>
            </draw:text-box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sync events</text:p>
          </draw:text-box>
        </draw:frame>
        <draw:frame presentation:style-name="pr20" draw:text-style-name="P20" draw:layer="layout" svg:width="25.199cm" svg:height="14.941cm" svg:x="1.4cm" svg:y="4.929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RecordDatabas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Event</text:span><text:span text:style-name="T62">&lt;</text:span><text:span text:style-name="T63">Record</text:span><text:span text:style-name="T62">&gt; </text:span><text:span text:style-name="T67">recordAdded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addRecord</text:span><text:span text:style-name="T62"> (</text:span><text:span text:style-name="T63">Record</text:span><text:span text:style-name="T62"> </text:span><text:span text:style-name="T123">record</text:span><text:span text:style-name="T62">) {</text:span></text:p>
            <text:p text:style-name="P8"><text:span text:style-name="T62"><text:s text:c="8"/></text:span><text:span text:style-name="T67">recordAdded</text:span><text:span text:style-name="T62">.</text:span><text:span text:style-name="T125">fireAsync</text:span><text:span text:style-name="T62">(</text:span><text:span text:style-name="T124">record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  <text:p text:style-name="P8"><text:span text:style-name="T62"/></text:p>
            <text:p text:style-name="P8"><text:span text:style-name="T61">public</text:span><text:span text:style-name="T62"> </text:span><text:span text:style-name="T61">class</text:span><text:span text:style-name="T62"> </text:span><text:span text:style-name="T63">RecordLogger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listenRecord</text:span><text:span text:style-name="T62"> (</text:span><text:span text:style-name="T60">@ObservesAsync</text:span><text:span text:style-name="T62"> </text:span><text:span text:style-name="T63">Record</text:span><text:span text:style-name="T62"> </text:span><text:span text:style-name="T123">record</text:span><text:span text:style-name="T62">) {</text:span></text:p>
            <text:p text:style-name="P8"><text:span text:style-name="T62"><text:s text:c="8"/></text:span><text:span text:style-name="T63">System</text:span><text:span text:style-name="T62">.</text:span><text:span text:style-name="T68">out</text:span><text:span text:style-name="T62">.println(</text:span><text:span text:style-name="T69">"Received: "</text:span><text:span text:style-name="T62"> + </text:span><text:span text:style-name="T124">record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events</text:p>
          </draw:text-box>
        </draw:frame>
        <draw:frame presentation:style-name="pr25" draw:text-style-name="P20" draw:layer="layout" svg:width="25.199cm" svg:height="13.434cm" svg:x="1.4cm" svg:y="4.914cm" presentation:class="outline" presentation:user-transformed="true">
          <draw:text-box>
            <text:p text:style-name="P34"><text:span text:style-name="T117">public</text:span><text:span text:style-name="T118"> </text:span><text:span text:style-name="T117">class</text:span><text:span text:style-name="T126"> </text:span><text:span text:style-name="T119">RecordDatabase</text:span><text:span text:style-name="T126"> {</text:span></text:p>
            <text:p text:style-name="P34"><text:span text:style-name="T189"/></text:p>
            <text:p text:style-name="P34"><text:span text:style-name="T126"><text:s text:c="4"/></text:span><text:span text:style-name="T121">@Inject</text:span></text:p>
            <text:p text:style-name="P34"><text:span text:style-name="T126"><text:s text:c="4"/></text:span><text:span text:style-name="T121">@Added</text:span></text:p>
            <text:p text:style-name="P34"><text:span text:style-name="T126"><text:s text:c="4"/></text:span><text:span text:style-name="T117">private</text:span><text:span text:style-name="T126"> </text:span><text:span text:style-name="T190">Event</text:span><text:span text:style-name="T126">&lt;</text:span><text:span text:style-name="T119">Record</text:span><text:span text:style-name="T126">&gt; </text:span><text:span text:style-name="T191">recordAdded</text:span><text:span text:style-name="T126">;</text:span></text:p>
            <text:p text:style-name="P34"><text:span text:style-name="T189"/></text:p>
            <text:p text:style-name="P34"><text:span text:style-name="T126"><text:s text:c="4"/></text:span><text:span text:style-name="T121">@Inject</text:span></text:p>
            <text:p text:style-name="P34"><text:span text:style-name="T126"><text:s text:c="4"/></text:span><text:span text:style-name="T121">@Deleted</text:span></text:p>
            <text:p text:style-name="P34"><text:span text:style-name="T126"><text:s text:c="4"/></text:span><text:span text:style-name="T117">private</text:span><text:span text:style-name="T126"> </text:span><text:span text:style-name="T190">Event</text:span><text:span text:style-name="T126">&lt;</text:span><text:span text:style-name="T119">Record</text:span><text:span text:style-name="T126">&gt; </text:span><text:span text:style-name="T191">recordDeleted</text:span><text:span text:style-name="T126">;</text:span></text:p>
            <text:p text:style-name="P34"><text:span text:style-name="T189"/></text:p>
            <text:p text:style-name="P34"><text:span text:style-name="T126"><text:s text:c="4"/></text:span><text:span text:style-name="T117">public</text:span><text:span text:style-name="T126"> </text:span><text:span text:style-name="T117">void</text:span><text:span text:style-name="T126"> </text:span><text:span text:style-name="T118">addRecord</text:span><text:span text:style-name="T126">(</text:span><text:span text:style-name="T119">Record</text:span><text:span text:style-name="T126"> </text:span><text:span text:style-name="T139">record</text:span><text:span text:style-name="T126">) {</text:span></text:p>
            <text:p text:style-name="P34"><text:span text:style-name="T126"><text:s text:c="8"/></text:span><text:span text:style-name="T191">recordAdded</text:span><text:span text:style-name="T126">.</text:span><text:span text:style-name="T192">fire</text:span><text:span text:style-name="T126">(</text:span><text:span text:style-name="T141">record</text:span><text:span text:style-name="T126">);</text:span></text:p>
            <text:p text:style-name="P35"><text:span text:style-name="T189"><text:s text:c="4"/></text:span><text:span text:style-name="T189">}</text:span></text:p>
            <text:p text:style-name="P34"><text:span text:style-name="T189"/></text:p>
            <text:p text:style-name="P34"><text:span text:style-name="T126"><text:s text:c="4"/></text:span><text:span text:style-name="T117">public</text:span><text:span text:style-name="T126"> </text:span><text:span text:style-name="T117">void</text:span><text:span text:style-name="T126"> </text:span><text:span text:style-name="T118">deleteRecord</text:span><text:span text:style-name="T126">(</text:span><text:span text:style-name="T119">Record</text:span><text:span text:style-name="T126"> </text:span><text:span text:style-name="T139">record</text:span><text:span text:style-name="T126">) {</text:span></text:p>
            <text:p text:style-name="P34"><text:span text:style-name="T126"><text:s text:c="8"/></text:span><text:span text:style-name="T191">recordDeleted</text:span><text:span text:style-name="T126">.</text:span><text:span text:style-name="T192">fire</text:span><text:span text:style-name="T126">(</text:span><text:span text:style-name="T141">record</text:span><text:span text:style-name="T126">);</text:span></text:p>
            <text:p text:style-name="P35"><text:span text:style-name="T189"><text:s text:c="4"/></text:span><text:span text:style-name="T189">}</text:span></text:p>
            <text:p text:style-name="P34"><text:span text:style-name="T189"/></text:p>
            <text:p text:style-name="P35"><text:span text:style-name="T18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alified observers</text:p>
          </draw:text-box>
        </draw:frame>
        <draw:frame presentation:style-name="pr25" draw:text-style-name="P38" draw:layer="layout" svg:width="25.199cm" svg:height="12.18cm" svg:x="1.4cm" svg:y="4.914cm" presentation:class="outline" presentation:user-transformed="true">
          <draw:text-box>
            <text:p text:style-name="P36"><text:span text:style-name="T193">public</text:span><text:span text:style-name="T194"> </text:span><text:span text:style-name="T193">class</text:span><text:span text:style-name="T194"> </text:span><text:span text:style-name="T195">RecordLogger</text:span><text:span text:style-name="T194"> {</text:span></text:p>
            <text:p text:style-name="P36"><text:span text:style-name="T196"/></text:p>
            <text:p text:style-name="P36"><text:span text:style-name="T194"><text:s text:c="4"/></text:span><text:span text:style-name="T193">public</text:span><text:span text:style-name="T194"> </text:span><text:span text:style-name="T193">void</text:span><text:span text:style-name="T194"> </text:span><text:span text:style-name="T197">listenRecord</text:span><text:span text:style-name="T194"> (</text:span><text:span text:style-name="T198">@Observes</text:span><text:span text:style-name="T194"> </text:span><text:span text:style-name="T198">@Added</text:span><text:span text:style-name="T194"> </text:span><text:span text:style-name="T195">Record</text:span><text:span text:style-name="T194"> </text:span><text:span text:style-name="T199">record</text:span><text:span text:style-name="T194">) {</text:span></text:p>
            <text:p text:style-name="P36"><text:span text:style-name="T194"><text:s text:c="8"/></text:span><text:span text:style-name="T195">System</text:span><text:span text:style-name="T194">.</text:span><text:span text:style-name="T200">out</text:span><text:span text:style-name="T194">.println(</text:span><text:span text:style-name="T201">"Received: "</text:span><text:span text:style-name="T194"> + </text:span><text:span text:style-name="T202">record</text:span><text:span text:style-name="T194">);</text:span></text:p>
            <text:p text:style-name="P37"><text:span text:style-name="T196"><text:s text:c="4"/></text:span><text:span text:style-name="T196">}</text:span></text:p>
            <text:p text:style-name="P37"><text:span text:style-name="T196"><text:s text:c="4"/></text:span></text:p>
            <text:p text:style-name="P36"><text:span text:style-name="T194"><text:s text:c="4"/></text:span><text:span text:style-name="T193">public</text:span><text:span text:style-name="T194"> </text:span><text:span text:style-name="T193">void</text:span><text:span text:style-name="T194"> </text:span><text:span text:style-name="T197">delRecord</text:span><text:span text:style-name="T194"> (</text:span><text:span text:style-name="T198">@Observes</text:span><text:span text:style-name="T194"> </text:span><text:span text:style-name="T198">@Deleted</text:span><text:span text:style-name="T194"> </text:span><text:span text:style-name="T195">Record</text:span><text:span text:style-name="T194"> </text:span><text:span text:style-name="T199">record</text:span><text:span text:style-name="T194">) {</text:span></text:p>
            <text:p text:style-name="P36"><text:span text:style-name="T196"><text:s text:c="8"/></text:span><text:span text:style-name="T195">System</text:span><text:span text:style-name="T194">.</text:span><text:span text:style-name="T200">out</text:span><text:span text:style-name="T194">.println(</text:span><text:span text:style-name="T201">"Deleted: "</text:span><text:span text:style-name="T194"> + </text:span><text:span text:style-name="T202">record</text:span><text:span text:style-name="T194">);</text:span></text:p>
            <text:p text:style-name="P37"><text:span text:style-name="T196"><text:s text:c="4"/></text:span><text:span text:style-name="T196">}</text:span></text:p>
            <text:p text:style-name="P36"><text:span text:style-name="T196"/></text:p>
            <text:p text:style-name="P37"><text:span text:style-name="T19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ynamically qualified events</text:p>
          </draw:text-box>
        </draw:frame>
        <draw:frame presentation:style-name="pr38" draw:text-style-name="P23" draw:layer="layout" svg:width="25.199cm" svg:height="14.901cm" svg:x="1.4cm" svg:y="5.755cm" presentation:class="outline" presentation:user-transformed="true">
          <draw:text-box>
            <text:p text:style-name="P8"><text:span text:style-name="T103">public</text:span><text:span text:style-name="T104"> </text:span><text:span text:style-name="T103">class</text:span><text:span text:style-name="T104"> </text:span><text:span text:style-name="T105">RecordDatabase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7">@Inject</text:span></text:p>
            <text:p text:style-name="P8"><text:span text:style-name="T104"><text:s text:c="4"/></text:span><text:span text:style-name="T103">private</text:span><text:span text:style-name="T104"> </text:span><text:span text:style-name="T108">Event</text:span><text:span text:style-name="T104">&lt;</text:span><text:span text:style-name="T105">Record</text:span><text:span text:style-name="T104">&gt; </text:span><text:span text:style-name="T109">recordAdded</text:span><text:span text:style-name="T104">;</text:span></text:p>
            <text:p text:style-name="P8"><text:span text:style-name="T106"/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addRecord</text:span><text:span text:style-name="T104"> (</text:span><text:span text:style-name="T105">Record</text:span><text:span text:style-name="T104"> </text:span><text:span text:style-name="T111">record</text:span><text:span text:style-name="T104">) {</text:span></text:p>
            <text:p text:style-name="P8"><text:span text:style-name="T104"><text:s text:c="8"/></text:span><text:span text:style-name="T108">Annotation</text:span><text:span text:style-name="T104"> </text:span><text:span text:style-name="T111">annotation</text:span><text:span text:style-name="T104"> = </text:span><text:span text:style-name="T103">new</text:span><text:span text:style-name="T104"> </text:span><text:span text:style-name="T112">AnnotationLiteral</text:span><text:span text:style-name="T104">&lt;</text:span><text:span text:style-name="T107">Added</text:span><text:span text:style-name="T104">&gt;() {};</text:span></text:p>
            <text:p text:style-name="P8"><text:span text:style-name="T104"><text:s text:c="8"/></text:span><text:span text:style-name="T109">recordAdded</text:span><text:span text:style-name="T104">.</text:span><text:span text:style-name="T113">select</text:span><text:span text:style-name="T104">(</text:span><text:span text:style-name="T114">annotation</text:span><text:span text:style-name="T104">).</text:span><text:span text:style-name="T113">fire</text:span><text:span text:style-name="T104">(</text:span><text:span text:style-name="T114">record</text:span><text:span text:style-name="T104">);</text:span></text:p>
            <text:p text:style-name="P8"><text:span text:style-name="T104"><text:s text:c="4"/></text:span><text:span text:style-name="T104">}</text:span></text:p>
            <text:p text:style-name="P8"><text:span text:style-name="T106"/></text:p>
            <text:p text:style-name="P8"><text:span text:style-name="T104">}</text:span></text:p>
            <text:p text:style-name="P8"><text:span text:style-name="T104"/></text:p>
            <text:p text:style-name="P8"><text:span text:style-name="T103">public</text:span><text:span text:style-name="T104"> </text:span><text:span text:style-name="T103">class</text:span><text:span text:style-name="T104"> </text:span><text:span text:style-name="T105">RecordLogger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objectEvent</text:span><text:span text:style-name="T104"> (</text:span><text:span text:style-name="T107">@Observes</text:span><text:span text:style-name="T104"> </text:span><text:span text:style-name="T105">Object</text:span><text:span text:style-name="T104"> </text:span><text:span text:style-name="T111">object</text:span><text:span text:style-name="T104">) {}</text:span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recordEvent</text:span><text:span text:style-name="T104"> (</text:span><text:span text:style-name="T107">@Observes</text:span><text:span text:style-name="T104"> </text:span><text:span text:style-name="T105">Record</text:span><text:span text:style-name="T104"> </text:span><text:span text:style-name="T111">record</text:span><text:span text:style-name="T104">) {}</text:span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recordAdded</text:span><text:span text:style-name="T104"> (</text:span><text:span text:style-name="T107">@Observes</text:span><text:span text:style-name="T104"> </text:span><text:span text:style-name="T107">@Added</text:span><text:span text:style-name="T104"> </text:span><text:span text:style-name="T105">Record</text:span><text:span text:style-name="T104"> </text:span><text:span text:style-name="T111">record</text:span><text:span text:style-name="T104">) {}</text:span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recordDeleted</text:span><text:span text:style-name="T104"> (</text:span><text:span text:style-name="T107">@Observes</text:span><text:span text:style-name="T104"> </text:span><text:span text:style-name="T107">@Deleted</text:span><text:span text:style-name="T104"> </text:span><text:span text:style-name="T105">Record</text:span><text:span text:style-name="T104"> </text:span><text:span text:style-name="T111">record</text:span><text:span text:style-name="T104">) {}</text:span></text:p>
            <text:p text:style-name="P8"><text:span text:style-name="T106"/></text:p>
            <text:p text:style-name="P8"><text:span text:style-name="T10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7" presentation:class="page"/>
          <draw:frame presentation:style-name="pr12" draw:text-style-name="P3" draw:layer="layout" svg:width="17.271cm" svg:height="14.167cm" svg:x="2.159cm" svg:y="13.271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ents have no type erasure</text:p>
          </draw:text-box>
        </draw:frame>
        <draw:frame presentation:style-name="pr5" draw:text-style-name="P23" draw:layer="layout" svg:width="25.199cm" svg:height="13.859cm" svg:x="1.4cm" svg:y="4.914cm" presentation:class="outline" presentation:user-transformed="true">
          <draw:text-box>
            <text:p text:style-name="P8"><text:span text:style-name="T103">public</text:span><text:span text:style-name="T104"> </text:span><text:span text:style-name="T103">class</text:span><text:span text:style-name="T104"> </text:span><text:span text:style-name="T105">RecordLogger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recordString</text:span><text:span text:style-name="T104"> (</text:span><text:span text:style-name="T107">@Observes</text:span><text:span text:style-name="T104"> </text:span><text:span text:style-name="T105">Record</text:span><text:span text:style-name="T104">&lt;</text:span><text:span text:style-name="T105">String</text:span><text:span text:style-name="T104">&gt; </text:span><text:span text:style-name="T111">record</text:span><text:span text:style-name="T104">) {}</text:span></text:p>
            <text:p text:style-name="P8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10">recordNumber</text:span><text:span text:style-name="T104"> (</text:span><text:span text:style-name="T107">@Observes</text:span><text:span text:style-name="T104"> </text:span><text:span text:style-name="T105">Record</text:span><text:span text:style-name="T104">&lt;</text:span><text:span text:style-name="T112">Number</text:span><text:span text:style-name="T104">&gt; </text:span><text:span text:style-name="T111">record</text:span><text:span text:style-name="T104">) {}</text:span></text:p>
            <text:p text:style-name="P8"><text:span text:style-name="T106"/></text:p>
            <text:p text:style-name="P8"><text:span text:style-name="T10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8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Events have no type erasure either.</text:p>
              <text:p>Record&lt;String&gt; is different from Record&lt;Number&gt;.</text:p>
              <text:p/>
              <text:p/>
            </draw:text-box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erver priority</text:p>
          </draw:text-box>
        </draw:frame>
        <draw:frame presentation:style-name="pr25" draw:text-style-name="P9" draw:layer="layout" svg:width="25.199cm" svg:height="12.18cm" svg:x="1.4cm" svg:y="4.914cm" presentation:class="outline" presentation:user-transformed="true">
          <draw:text-box>
            <text:p text:style-name="P39"><text:span text:style-name="T92">public</text:span><text:span text:style-name="T13"> </text:span><text:span text:style-name="T92">class</text:span><text:span text:style-name="T13"> </text:span><text:span text:style-name="T93">RecordLogger</text:span><text:span text:style-name="T13"> {</text:span></text:p>
            <text:p text:style-name="P39"><text:span text:style-name="T151"/></text:p>
            <text:p text:style-name="P39"><text:span text:style-name="T13"><text:s text:c="4"/></text:span><text:span text:style-name="T92">public</text:span><text:span text:style-name="T13"> </text:span><text:span text:style-name="T92">void</text:span><text:span text:style-name="T13"> </text:span><text:span text:style-name="T98">log</text:span><text:span text:style-name="T13">(</text:span><text:span text:style-name="T95">@Observes</text:span><text:span text:style-name="T13"> </text:span><text:span text:style-name="T95">@Priority</text:span><text:span text:style-name="T13">(</text:span><text:span text:style-name="T115">APPLICATION</text:span><text:span text:style-name="T13">) </text:span><text:span text:style-name="T93">Record</text:span><text:span text:style-name="T13"> </text:span><text:span text:style-name="T100">record</text:span><text:span text:style-name="T13">) {}</text:span></text:p>
            <text:p text:style-name="P39"><text:span text:style-name="T151"/></text:p>
            <text:p text:style-name="P40"><text:span text:style-name="T151">}</text:span></text:p>
            <text:p text:style-name="P39"><text:span text:style-name="T151"/></text:p>
            <text:p text:style-name="P39"><text:span text:style-name="T92">public</text:span><text:span text:style-name="T98"> </text:span><text:span text:style-name="T92">class</text:span><text:span text:style-name="T13"> </text:span><text:span text:style-name="T93">RecordTimestamper</text:span><text:span text:style-name="T13"> {</text:span></text:p>
            <text:p text:style-name="P39"><text:span text:style-name="T151"/></text:p>
            <text:p text:style-name="P39"><text:span text:style-name="T13"><text:s text:c="4"/></text:span><text:span text:style-name="T92">public</text:span><text:span text:style-name="T13"> </text:span><text:span text:style-name="T92">void</text:span><text:span text:style-name="T13"> </text:span><text:span text:style-name="T98">timestamp</text:span><text:span text:style-name="T13">(</text:span><text:span text:style-name="T95">@Observes</text:span><text:span text:style-name="T13"> </text:span><text:span text:style-name="T95">@Priority</text:span><text:span text:style-name="T13">(</text:span><text:span text:style-name="T115">APPLICATION</text:span><text:span text:style-name="T13"> + </text:span><text:span text:style-name="T115">1</text:span><text:span text:style-name="T13">) </text:span><text:span text:style-name="T93">Record</text:span><text:span text:style-name="T13"> </text:span><text:span text:style-name="T100">record</text:span><text:span text:style-name="T13">) {}</text:span></text:p>
            <text:p text:style-name="P39"><text:span text:style-name="T151"/></text:p>
            <text:p text:style-name="P40"><text:span text:style-name="T1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e built-in event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6"><text:span text:style-name="T203"/></text:p>
            <text:p text:style-name="P6"><text:span text:style-name="T60">@Observes</text:span><text:span text:style-name="T65"> </text:span><text:span text:style-name="T60">@Initialized</text:span><text:span text:style-name="T65">(</text:span><text:span text:style-name="T60">ApplicationScoped</text:span><text:span text:style-name="T65">.</text:span><text:span text:style-name="T61">class</text:span><text:span text:style-name="T65">) </text:span><text:span text:style-name="T66">Object</text:span></text:p>
            <text:p text:style-name="P6"><text:span text:style-name="T156">@Observes</text:span><text:span text:style-name="T175"> </text:span><text:span text:style-name="T156">@BeforeDestroyed</text:span><text:span text:style-name="T175">(</text:span><text:span text:style-name="T156">ApplicationScoped</text:span><text:span text:style-name="T175">.</text:span><text:span text:style-name="T152">class</text:span><text:span text:style-name="T155">) </text:span><text:span text:style-name="T204">Object</text:span></text:p>
            <text:p text:style-name="P6"><text:span text:style-name="T156">@Observes</text:span><text:span text:style-name="T175"> </text:span><text:span text:style-name="T156">@Destroyed</text:span><text:span text:style-name="T175">(</text:span><text:span text:style-name="T156">ApplicationScoped</text:span><text:span text:style-name="T175">.</text:span><text:span text:style-name="T152">class</text:span><text:span text:style-name="T155">) </text:span><text:span text:style-name="T204">Object</text:span></text:p>
            <text:p text:style-name="P6"><text:span text:style-name="T204"/></text:p>
            <text:p text:style-name="P8"><text:span text:style-name="T60">@Observes</text:span><text:span text:style-name="T62"> </text:span><text:span text:style-name="T60">@Initialized</text:span><text:span text:style-name="T62">(</text:span><text:span text:style-name="T60">RequestScoped</text:span><text:span text:style-name="T62">.</text:span><text:span text:style-name="T61">class</text:span><text:span text:style-name="T62">) </text:span><text:span text:style-name="T66">ServletRequest</text:span></text:p>
            <text:p text:style-name="P6"><text:span text:style-name="T156">@Observes</text:span><text:span text:style-name="T175"> </text:span><text:span text:style-name="T156">@BeforeDestroyed</text:span><text:span text:style-name="T175">(</text:span><text:span text:style-name="T156">RequestScoped</text:span><text:span text:style-name="T175">.</text:span><text:span text:style-name="T152">class</text:span><text:span text:style-name="T155">) </text:span><text:span text:style-name="T66">ServletRequest</text:span></text:p>
            <text:p text:style-name="P8"><text:span text:style-name="T156">@Observes</text:span><text:span text:style-name="T153"> </text:span><text:span text:style-name="T156">@Destroyed</text:span><text:span text:style-name="T153">(</text:span><text:span text:style-name="T156">RequestScoped</text:span><text:span text:style-name="T153">.</text:span><text:span text:style-name="T152">class</text:span><text:span text:style-name="T155">) </text:span><text:span text:style-name="T66">ServletRequest</text:span></text:p>
            <text:p text:style-name="P8"><text:span text:style-name="T66"/></text:p>
            <text:p text:style-name="P8"><text:span text:style-name="T156">@Observes</text:span><text:span text:style-name="T153"> </text:span><text:span text:style-name="T156">@Initialized</text:span><text:span text:style-name="T153">(</text:span><text:span text:style-name="T156">SessionScoped</text:span><text:span text:style-name="T153">.</text:span><text:span text:style-name="T152">class</text:span><text:span text:style-name="T155">) </text:span><text:span text:style-name="T66">HttpSession</text:span></text:p>
            <text:p text:style-name="P6"><text:span text:style-name="T205">@Observes</text:span><text:span text:style-name="T206"> </text:span><text:span text:style-name="T205">@BeforeDestroyed</text:span><text:span text:style-name="T206">(</text:span><text:span text:style-name="T205">SessionScoped</text:span><text:span text:style-name="T206">.</text:span><text:span text:style-name="T207">class</text:span><text:span text:style-name="T206">) </text:span><text:span text:style-name="T66">HttpSession</text:span></text:p>
            <text:p text:style-name="P8"><text:span text:style-name="T60">@Observes</text:span><text:span text:style-name="T62"> </text:span><text:span text:style-name="T60">@Destroyed</text:span><text:span text:style-name="T62">(</text:span><text:span text:style-name="T60">SessionScoped</text:span><text:span text:style-name="T62">.</text:span><text:span text:style-name="T61">class</text:span><text:span text:style-name="T62">) </text:span><text:span text:style-name="T66">HttpSes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0" presentation:class="page"/>
          <draw:frame presentation:style-name="pr27" draw:text-style-name="P3" draw:layer="layout" svg:width="17.271cm" svg:height="13.38cm" svg:x="2.159cm" svg:y="13.271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orator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0">@Decorator</text:span></text:p>
            <text:p text:style-name="P8"><text:span text:style-name="T60">@Priority</text:span><text:span text:style-name="T62">(</text:span><text:span text:style-name="T60">Interceptor</text:span><text:span text:style-name="T62">.</text:span><text:span text:style-name="T63">Priority</text:span><text:span text:style-name="T62">.</text:span><text:span text:style-name="T68">APPLICATION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HelloDecorator</text:span><text:span text:style-name="T62"> </text:span><text:span text:style-name="T61">implements</text:span><text:span text:style-name="T62"> </text:span><text:span text:style-name="T66">HelloService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0">@Delegate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Override</text:span></text:p>
            <text:p text:style-name="P8"><text:span text:style-name="T62"><text:s text:c="4"/></text:span><text:span text:style-name="T61">public</text:span><text:span text:style-name="T62"> </text:span><text:span text:style-name="T63">String</text:span><text:span text:style-name="T62"> </text:span><text:span text:style-name="T65">hello</text:span><text:span text:style-name="T62"> () {</text:span></text:p>
            <text:p text:style-name="P8"><text:span text:style-name="T62"><text:s text:c="8"/></text:span><text:span text:style-name="T61">return</text:span><text:span text:style-name="T62"> </text:span><text:span text:style-name="T69">"Decorated "</text:span><text:span text:style-name="T62"> + </text:span><text:span text:style-name="T67">hello</text:span><text:span text:style-name="T62">.</text:span><text:span text:style-name="T125">hello</text:span><text:span text:style-name="T62">(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1" presentation:class="page"/>
          <draw:frame presentation:style-name="pr27" draw:text-style-name="P3" draw:layer="layout" svg:width="17.271cm" svg:height="13.38cm" svg:x="2.159cm" svg:y="13.271cm" presentation:class="notes" presentation:user-transformed="true">
            <draw:text-box>
              <text:p>Decorators are applied to all matching delegates.</text:p>
              <text:p>Useful if you want some business logic that is the same for all implementations.</text:p>
              <text:p>Persistence, logging, or similar cross cutting concerns.</text:p>
              <text:p/>
            </draw:text-box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orator chaining via annotations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0">@Decorator</text:span></text:p>
            <text:p text:style-name="P8"><text:span text:style-name="T156">@Priority</text:span><text:span text:style-name="T153">(</text:span><text:span text:style-name="T156">Interceptor</text:span><text:span text:style-name="T153">.</text:span><text:span text:style-name="T154">Priority</text:span><text:span text:style-name="T155">.</text:span><text:span text:style-name="T208">APPLICATION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oodbyeDecorator</text:span><text:span text:style-name="T62"> </text:span><text:span text:style-name="T61">implements</text:span><text:span text:style-name="T62"> </text:span><text:span text:style-name="T66">HelloService</text:span><text:span text:style-name="T62"> {}</text:span></text:p>
            <text:p text:style-name="P8"><text:span text:style-name="T64"/></text:p>
            <text:p text:style-name="P6"><text:span text:style-name="T60">@Decorator</text:span></text:p>
            <text:p text:style-name="P27"><text:span text:style-name="T209">@Priority</text:span><text:span text:style-name="T210">(</text:span><text:span text:style-name="T209">Interceptor</text:span><text:span text:style-name="T210">.</text:span><text:span text:style-name="T211">Priority</text:span><text:span text:style-name="T212">.</text:span><text:span text:style-name="T213">APPLICATION</text:span><text:span text:style-name="T212"> + </text:span><text:span text:style-name="T213">1</text:span><text:span text:style-name="T212">)</text:span></text:p>
            <text:p text:style-name="P6"><text:span text:style-name="T61">public</text:span><text:span text:style-name="T62"> </text:span><text:span text:style-name="T61">class</text:span><text:span text:style-name="T62"> </text:span><text:span text:style-name="T63">HelloDecorator</text:span><text:span text:style-name="T62"> </text:span><text:span text:style-name="T61">implements</text:span><text:span text:style-name="T62"> </text:span><text:span text:style-name="T66">HelloService</text:span><text:span text:style-name="T62"> {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2" presentation:class="page"/>
          <draw:frame presentation:style-name="pr27" draw:text-style-name="P3" draw:layer="layout" svg:width="17.271cm" svg:height="13.38cm" svg:x="2.159cm" svg:y="13.271cm" presentation:class="notes" presentation:user-transformed="true">
            <draw:text-box>
              <text:p text:style-name="P5"><text:span text:style-name="T2">Order is important, since they can wrap each other.</text:span></text:p>
              <text:p text:style-name="P5"><text:span text:style-name="T2">Highest priority is the innermost.</text:span></text:p>
            </draw:text-box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orator chaining via beans.xml</text:p>
          </draw:text-box>
        </draw:frame>
        <draw:frame presentation:style-name="pr25" draw:text-style-name="P20" draw:layer="layout" svg:width="25.199cm" svg:height="12.18cm" svg:x="1.4cm" svg:y="4.914cm" presentation:class="outline" presentation:user-transformed="true">
          <draw:text-box>
            <text:p text:style-name="P34"><text:span text:style-name="T214">&lt;</text:span><text:span text:style-name="T215">beans</text:span><text:span text:style-name="T189"> </text:span><text:span text:style-name="T216">xmlns</text:span><text:span text:style-name="T126">=</text:span><text:span text:style-name="T217">"https://jakarta.ee/xml/ns/jakartaee"</text:span></text:p>
            <text:p text:style-name="P34"><text:span text:style-name="T189"><text:s text:c="4"/></text:span><text:span text:style-name="T216">xmlns:xsi</text:span><text:span text:style-name="T126">=</text:span><text:span text:style-name="T217">"http://www.w3.org/2001/XMLSchema-instance"</text:span></text:p>
            <text:p text:style-name="P34"><text:span text:style-name="T189"><text:s text:c="4"/></text:span><text:span text:style-name="T216">xsi:schemaLocation</text:span><text:span text:style-name="T126">=</text:span><text:span text:style-name="T217">"https://jakarta.ee/xml/ns/jakartaee https://jakarta.ee/xml/ns/jakartaee/beans_4_0.xsd"</text:span></text:p>
            <text:p text:style-name="P34"><text:span text:style-name="T189"><text:s text:c="4"/></text:span><text:span text:style-name="T216">version</text:span><text:span text:style-name="T126">=</text:span><text:span text:style-name="T217">"4.0"</text:span><text:span text:style-name="T189"> </text:span><text:span text:style-name="T216">bean-discovery-mode</text:span><text:span text:style-name="T126">=</text:span><text:span text:style-name="T217">"all"</text:span><text:span text:style-name="T214">&gt;</text:span></text:p>
            <text:p text:style-name="P34"><text:span text:style-name="T189"/></text:p>
            <text:p text:style-name="P34"><text:span text:style-name="T126"><text:s text:c="4"/></text:span><text:span text:style-name="T214">&lt;</text:span><text:span text:style-name="T215">decorators</text:span><text:span text:style-name="T214">&gt;</text:span></text:p>
            <text:p text:style-name="P34"><text:span text:style-name="T126"><text:s text:c="8"/></text:span><text:span text:style-name="T214">&lt;</text:span><text:span text:style-name="T215">class</text:span><text:span text:style-name="T214">&gt;</text:span><text:span text:style-name="T126">com.company.product.HelloDecorator</text:span><text:span text:style-name="T214">&lt;/</text:span><text:span text:style-name="T215">class</text:span><text:span text:style-name="T214">&gt;</text:span></text:p>
            <text:p text:style-name="P34"><text:span text:style-name="T126"><text:s text:c="8"/></text:span><text:span text:style-name="T214">&lt;</text:span><text:span text:style-name="T215">class</text:span><text:span text:style-name="T214">&gt;</text:span><text:span text:style-name="T126">com.company.product.GoodbyeDecorator</text:span><text:span text:style-name="T214">&lt;/</text:span><text:span text:style-name="T215">class</text:span><text:span text:style-name="T214">&gt;</text:span></text:p>
            <text:p text:style-name="P34"><text:span text:style-name="T126"><text:s text:c="4"/></text:span><text:span text:style-name="T214">&lt;/</text:span><text:span text:style-name="T215">decorators</text:span><text:span text:style-name="T214">&gt;</text:span></text:p>
            <text:p text:style-name="P34"><text:span text:style-name="T189"/></text:p>
            <text:p text:style-name="P34"><text:span text:style-name="T214">&lt;/</text:span><text:span text:style-name="T215">beans</text:span><text:span text:style-name="T214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 text:style-name="P5">Beans.xml declaration is the old legacy method.</text:p>
              <text:p text:style-name="P5">Use priority annotations instead.</text:p>
            </draw:text-box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on method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5"> </text:span><text:span text:style-name="T61">class</text:span><text:span text:style-name="T65"> </text:span><text:span text:style-name="T63">GreeterClient</text:span><text:span text:style-name="T65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153"><text:s text:c="4"/></text:span><text:span text:style-name="T152">public</text:span><text:span text:style-name="T153"> </text:span><text:span text:style-name="T154">GreeterClient</text:span><text:span text:style-name="T155"> () {}</text:span></text:p>
            <text:p text:style-name="P8"><text:span text:style-name="T62"/></text:p>
            <text:p text:style-name="P8"><text:span text:style-name="T60"><text:s text:c="4"/></text:span><text:span text:style-name="T60">@Log</text:span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62"><text:s text:c="8"/></text:span><text:span text:style-name="T125">display</text:span><text:span text:style-name="T62">(</text:span><text:span text:style-name="T67">hello</text:span><text:span text:style-name="T62">.</text:span><text:span text:style-name="T125">hello</text:span><text:span text:style-name="T62">()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4" presentation:class="page"/>
          <draw:frame presentation:style-name="pr6" draw:text-style-name="P42" draw:layer="layout" svg:width="17.271cm" svg:height="12.572cm" svg:x="2.159cm" svg:y="13.271cm" presentation:class="notes" presentation:user-transformed="true">
            <draw:text-box>
              <text:p text:style-name="P41"><text:span text:style-name="T2">Interceptors can wrap custom logic around methods.</text:span></text:p>
              <text:p text:style-name="P41"><text:span text:style-name="T2"/></text:p>
            </draw:text-box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on constructor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/></text:p>
            <text:p text:style-name="P8"><text:span text:style-name="T60"><text:s text:c="4"/></text:span><text:span text:style-name="T60">@Log</text:span></text:p>
            <text:p text:style-name="P8"><text:span text:style-name="T153"><text:s text:c="4"/></text:span><text:span text:style-name="T152">public</text:span><text:span text:style-name="T153"> </text:span><text:span text:style-name="T154">GreeterClient</text:span><text:span text:style-name="T155"> () {}</text:span></text:p>
            <text:p text:style-name="P8"><text:span text:style-name="T62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62"><text:s text:c="8"/></text:span><text:span text:style-name="T125">display</text:span><text:span text:style-name="T62">(</text:span><text:span text:style-name="T67">hello</text:span><text:span text:style-name="T62">.</text:span><text:span text:style-name="T125">hello</text:span><text:span text:style-name="T62">()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nterceptors can also wrap logic around constructors.</text:p>
              <text:p>They impose some limitations regarding exceptions.</text:p>
            </draw:text-box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binding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0">@InterceptorBinding</text:span></text:p>
            <text:p text:style-name="P8"><text:span text:style-name="T60">@Target</text:span><text:span text:style-name="T62">({</text:span><text:span text:style-name="T68">CONSTRUCTOR</text:span><text:span text:style-name="T62">,</text:span><text:span text:style-name="T68"> METHOD</text:span><text:span text:style-name="T62">, </text:span><text:span text:style-name="T68">TYPE</text:span><text:span text:style-name="T62">})</text:span></text:p>
            <text:p text:style-name="P8"><text:span text:style-name="T60">@Retention</text:span><text:span text:style-name="T62">(</text:span><text:span text:style-name="T68">RUNTIME</text:span><text:span text:style-name="T62">)</text:span></text:p>
            <text:p text:style-name="P8"><text:span text:style-name="T61">public</text:span><text:span text:style-name="T62"> </text:span><text:span text:style-name="T61">@interface</text:span><text:span text:style-name="T62"> </text:span><text:span text:style-name="T60">Log</text:span><text:span text:style-name="T62"> {</text:span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6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Interceptor bindings are annotations to bind beans.</text:p>
              <text:p>Need to annotate interceptors with them as well.</text:p>
              <text:p/>
            </draw:text-box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thod interceptor</text:p>
          </draw:text-box>
        </draw:frame>
        <draw:frame presentation:style-name="pr39" draw:text-style-name="P23" draw:layer="layout" svg:width="25.199cm" svg:height="14.156cm" svg:x="1.4cm" svg:y="4.914cm" presentation:class="outline" presentation:user-transformed="true">
          <draw:text-box>
            <text:p text:style-name="P8"><text:span text:style-name="T107">@Interceptor</text:span></text:p>
            <text:p text:style-name="P8"><text:span text:style-name="T107">@Log</text:span></text:p>
            <text:p text:style-name="P8"><text:span text:style-name="T103">public</text:span><text:span text:style-name="T104"> </text:span><text:span text:style-name="T103">class</text:span><text:span text:style-name="T104"> </text:span><text:span text:style-name="T105">LogInterceptor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7">@AroundInvoke</text:span></text:p>
            <text:p text:style-name="P8"><text:span text:style-name="T104"><text:s text:c="4"/></text:span><text:span text:style-name="T103">public</text:span><text:span text:style-name="T104"> </text:span><text:span text:style-name="T105">Object</text:span><text:span text:style-name="T104"> </text:span><text:span text:style-name="T110">log</text:span><text:span text:style-name="T104"> (</text:span><text:span text:style-name="T108">InvocationContext</text:span><text:span text:style-name="T104"> </text:span><text:span text:style-name="T111">ic</text:span><text:span text:style-name="T104">) </text:span><text:span text:style-name="T103">throws</text:span><text:span text:style-name="T104"> </text:span><text:span text:style-name="T105">Exception</text:span><text:span text:style-name="T104"> {</text:span></text:p>
            <text:p text:style-name="P8"><text:span text:style-name="T104"><text:s text:c="8"/></text:span><text:span text:style-name="T105">System</text:span><text:span text:style-name="T104">.</text:span><text:span text:style-name="T218">out</text:span><text:span text:style-name="T104">.println(</text:span><text:span text:style-name="T219">"Start "</text:span><text:span text:style-name="T104"> + </text:span><text:span text:style-name="T114">ic</text:span><text:span text:style-name="T104">.</text:span><text:span text:style-name="T113">getMethod</text:span><text:span text:style-name="T104">().getName());</text:span></text:p>
            <text:p text:style-name="P8"><text:span text:style-name="T104"><text:s text:c="8"/></text:span><text:span text:style-name="T103">try</text:span><text:span text:style-name="T104">{</text:span></text:p>
            <text:p text:style-name="P8"><text:span text:style-name="T104"><text:s text:c="12"/></text:span><text:span text:style-name="T103">return</text:span><text:span text:style-name="T104"> </text:span><text:span text:style-name="T114">ic</text:span><text:span text:style-name="T104">.</text:span><text:span text:style-name="T113">proceed</text:span><text:span text:style-name="T104">();</text:span></text:p>
            <text:p text:style-name="P8"><text:span text:style-name="T104"><text:s text:c="8"/></text:span><text:span text:style-name="T104">}</text:span><text:span text:style-name="T103">catch</text:span><text:span text:style-name="T104">( </text:span><text:span text:style-name="T105">Exception</text:span><text:span text:style-name="T104"> </text:span><text:span text:style-name="T111">e</text:span><text:span text:style-name="T104"> ){</text:span></text:p>
            <text:p text:style-name="P8"><text:span text:style-name="T104"><text:s text:c="12"/></text:span><text:span text:style-name="T105">System</text:span><text:span text:style-name="T104">.</text:span><text:span text:style-name="T218">out</text:span><text:span text:style-name="T104">.println(</text:span><text:span text:style-name="T219">"Exception "</text:span><text:span text:style-name="T104"> + </text:span><text:span text:style-name="T114">e</text:span><text:span text:style-name="T104">);</text:span></text:p>
            <text:p text:style-name="P8"><text:span text:style-name="T104"><text:s text:c="12"/></text:span><text:span text:style-name="T103">throw</text:span><text:span text:style-name="T104"> </text:span><text:span text:style-name="T114">e</text:span><text:span text:style-name="T104">;</text:span></text:p>
            <text:p text:style-name="P8"><text:span text:style-name="T104"><text:s text:c="8"/></text:span><text:span text:style-name="T104">}</text:span><text:span text:style-name="T103">finally</text:span><text:span text:style-name="T104">{</text:span></text:p>
            <text:p text:style-name="P8"><text:span text:style-name="T104"><text:s text:c="12"/></text:span><text:span text:style-name="T105">System</text:span><text:span text:style-name="T104">.</text:span><text:span text:style-name="T218">out</text:span><text:span text:style-name="T104">.println(</text:span><text:span text:style-name="T219">"End "</text:span><text:span text:style-name="T104"> + </text:span><text:span text:style-name="T114">ic</text:span><text:span text:style-name="T104">.</text:span><text:span text:style-name="T113">getMethod</text:span><text:span text:style-name="T104">().getName());</text:span></text:p>
            <text:p text:style-name="P8"><text:span text:style-name="T104"><text:s text:c="8"/></text:span><text:span text:style-name="T104">}</text:span></text:p>
            <text:p text:style-name="P8"><text:span text:style-name="T104"><text:s text:c="4"/></text:span><text:span text:style-name="T104">}</text:span></text:p>
            <text:p text:style-name="P8"><text:span text:style-name="T106"/></text:p>
            <text:p text:style-name="P8"><text:span text:style-name="T10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7" presentation:class="page"/>
          <draw:frame presentation:style-name="pr40" draw:text-style-name="P4" draw:layer="layout" svg:width="17.271cm" svg:height="7.084cm" svg:x="2.159cm" svg:y="13.271cm" presentation:class="notes" presentation:user-transformed="true">
            <draw:text-box>
              <text:p>In this example we wrap logging around a method.</text:p>
              <text:p>We have to annotate it with the @Interceptor annotation, and the interceptor binding as well.</text:p>
              <text:p>Method interceptors use @AroundInvoke.</text:p>
              <text:p>InvocationContext contains metadata of the class and method that we have intercepted.</text:p>
              <text:p text:style-name="P5">We log the method start and end, and exceptions.</text:p>
              <text:p>We return Object but CDI will remain typesafe.</text:p>
              <text:p/>
            </draw:text-box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structor interceptor</text:p>
          </draw:text-box>
        </draw:frame>
        <draw:frame presentation:style-name="pr39" draw:layer="layout" svg:width="25.199cm" svg:height="14.156cm" svg:x="1.4cm" svg:y="4.914cm" presentation:class="outline" presentation:user-transformed="true">
          <draw:text-box>
            <text:p text:style-name="P8"><text:span text:style-name="T107">@Interceptor</text:span></text:p>
            <text:p text:style-name="P8"><text:span text:style-name="T107">@Log</text:span></text:p>
            <text:p text:style-name="P8"><text:span text:style-name="T107">@Priority</text:span><text:span text:style-name="T104">(</text:span><text:span text:style-name="T107">Interceptor</text:span><text:span text:style-name="T104">.</text:span><text:span text:style-name="T105">Priority</text:span><text:span text:style-name="T104">.</text:span><text:span text:style-name="T218">APPLICATION</text:span><text:span text:style-name="T104">)</text:span></text:p>
            <text:p text:style-name="P8"><text:span text:style-name="T103">public</text:span><text:span text:style-name="T104"> </text:span><text:span text:style-name="T103">class</text:span><text:span text:style-name="T104"> </text:span><text:span text:style-name="T105">LogInterceptor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7">@AroundConstruct</text:span></text:p>
            <text:p text:style-name="P8"><text:span text:style-name="T104"><text:s text:c="4"/></text:span><text:span text:style-name="T103">public</text:span><text:span text:style-name="T104"> </text:span><text:span text:style-name="T105">Object</text:span><text:span text:style-name="T104"> </text:span><text:span text:style-name="T110">log</text:span><text:span text:style-name="T104"> (</text:span><text:span text:style-name="T108">InvocationContext</text:span><text:span text:style-name="T104"> </text:span><text:span text:style-name="T111">ic</text:span><text:span text:style-name="T104">) </text:span><text:span text:style-name="T103">throws</text:span><text:span text:style-name="T104"> </text:span><text:span text:style-name="T105">Exception</text:span><text:span text:style-name="T104"> {</text:span></text:p>
            <text:p text:style-name="P8"><text:span text:style-name="T104"><text:s text:c="8"/></text:span><text:span text:style-name="T105">System</text:span><text:span text:style-name="T104">.</text:span><text:span text:style-name="T218">out</text:span><text:span text:style-name="T104">.println(</text:span><text:span text:style-name="T219">"Start "</text:span><text:span text:style-name="T104"> + </text:span><text:span text:style-name="T114">ic</text:span><text:span text:style-name="T104">.</text:span><text:span text:style-name="T113">getConstructor</text:span><text:span text:style-name="T104">().getName());</text:span></text:p>
            <text:p text:style-name="P8"><text:span text:style-name="T104"><text:s text:c="8"/></text:span><text:span text:style-name="T103">try</text:span><text:span text:style-name="T104">{</text:span></text:p>
            <text:p text:style-name="P8"><text:span text:style-name="T104"><text:s text:c="12"/></text:span><text:span text:style-name="T103">return</text:span><text:span text:style-name="T104"> </text:span><text:span text:style-name="T114">ic</text:span><text:span text:style-name="T104">.</text:span><text:span text:style-name="T113">proceed</text:span><text:span text:style-name="T104">();</text:span></text:p>
            <text:p text:style-name="P8"><text:span text:style-name="T104"><text:s text:c="8"/></text:span><text:span text:style-name="T104">}</text:span><text:span text:style-name="T103">catch</text:span><text:span text:style-name="T104">( </text:span><text:span text:style-name="T105">Exception</text:span><text:span text:style-name="T104"> </text:span><text:span text:style-name="T111">e</text:span><text:span text:style-name="T104"> ){</text:span></text:p>
            <text:p text:style-name="P8"><text:span text:style-name="T104"><text:s text:c="12"/></text:span><text:span text:style-name="T105">System</text:span><text:span text:style-name="T104">.</text:span><text:span text:style-name="T218">out</text:span><text:span text:style-name="T104">.println(</text:span><text:span text:style-name="T219">"Exception "</text:span><text:span text:style-name="T104"> + </text:span><text:span text:style-name="T114">e</text:span><text:span text:style-name="T104">);</text:span></text:p>
            <text:p text:style-name="P8"><text:span text:style-name="T104"><text:s text:c="12"/></text:span><text:span text:style-name="T103">throw</text:span><text:span text:style-name="T104"> </text:span><text:span text:style-name="T114">e</text:span><text:span text:style-name="T104">;</text:span></text:p>
            <text:p text:style-name="P8"><text:span text:style-name="T104"><text:s text:c="8"/></text:span><text:span text:style-name="T104">}</text:span><text:span text:style-name="T103">finally</text:span><text:span text:style-name="T104">{</text:span></text:p>
            <text:p text:style-name="P8"><text:span text:style-name="T104"><text:s text:c="12"/></text:span><text:span text:style-name="T105">System</text:span><text:span text:style-name="T104">.</text:span><text:span text:style-name="T218">out</text:span><text:span text:style-name="T104">.println(</text:span><text:span text:style-name="T219">"End "</text:span><text:span text:style-name="T104"> + </text:span><text:span text:style-name="T114">ic</text:span><text:span text:style-name="T104">.</text:span><text:span text:style-name="T113">getConstructor</text:span><text:span text:style-name="T104">().getName());</text:span></text:p>
            <text:p text:style-name="P8"><text:span text:style-name="T104"><text:s text:c="8"/></text:span><text:span text:style-name="T104">}</text:span></text:p>
            <text:p text:style-name="P8"><text:span text:style-name="T104"><text:s text:c="4"/></text:span><text:span text:style-name="T104">}</text:span></text:p>
            <text:p text:style-name="P8"><text:span text:style-name="T106"/></text:p>
            <text:p text:style-name="P8"><text:span text:style-name="T10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8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<text:span text:style-name="T2">Constructor interceptors use @AroundConstruct.</text:span></text:p>
              <text:p><text:span text:style-name="T2">InvocationContext contains metadata of the class and constructor we have intercepted.</text:span></text:p>
              <text:p><text:span text:style-name="T2">There might be some limitations on exceptions.</text:span></text:p>
              <text:p><text:span text:style-name="T2"/></text:p>
            </draw:text-box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chaining via annotations</text:p>
          </draw:text-box>
        </draw:frame>
        <draw:frame presentation:style-name="pr5" draw:text-style-name="P43" draw:layer="layout" svg:width="25.199cm" svg:height="13.859cm" svg:x="1.4cm" svg:y="4.914cm" presentation:class="outline" presentation:user-transformed="true">
          <draw:text-box>
            <text:p text:style-name="P13"><text:span text:style-name="T60">@Interceptor</text:span><text:span text:style-name="T60"><text:line-break/></text:span><text:span text:style-name="T60">@ExceptionAsResponse</text:span><text:span text:style-name="T60"><text:line-break/></text:span><text:span text:style-name="T60">@Priority</text:span><text:span text:style-name="T65">(</text:span><text:span text:style-name="T60">Interceptor</text:span><text:span text:style-name="T65">.</text:span><text:span text:style-name="T63">Priority</text:span><text:span text:style-name="T65">.</text:span><text:span text:style-name="T76">APPLICATION</text:span><text:span text:style-name="T65">)</text:span><text:span text:style-name="T65"><text:line-break/></text:span><text:span text:style-name="T61">public</text:span><text:span text:style-name="T65"> </text:span><text:span text:style-name="T61">class</text:span><text:span text:style-name="T65"> </text:span><text:span text:style-name="T63">ExceptionAsResponseInterceptor</text:span><text:span text:style-name="T65"> {}</text:span><text:span text:style-name="T65"><text:line-break/></text:span><text:span text:style-name="T65"><text:line-break/></text:span><text:span text:style-name="T60">@Interceptor</text:span><text:span text:style-name="T60"><text:line-break/></text:span><text:span text:style-name="T60">@TraceLog</text:span><text:span text:style-name="T60"><text:line-break/></text:span><text:span text:style-name="T60">@Priority</text:span><text:span text:style-name="T65">(</text:span><text:span text:style-name="T60">Interceptor</text:span><text:span text:style-name="T65">.</text:span><text:span text:style-name="T63">Priority</text:span><text:span text:style-name="T65">.</text:span><text:span text:style-name="T76">APPLICATION</text:span><text:span text:style-name="T65"> + </text:span><text:span text:style-name="T76">1</text:span><text:span text:style-name="T65">)</text:span><text:span text:style-name="T65"><text:line-break/></text:span><text:span text:style-name="T61">public</text:span><text:span text:style-name="T65"> </text:span><text:span text:style-name="T61">class</text:span><text:span text:style-name="T65"> </text:span><text:span text:style-name="T63">TraceLogInterceptor</text:span><text:span text:style-name="T65"> {}</text:span><text:span text:style-name="T65"><text:line-break/></text:span><text:span text:style-name="T65"><text:line-break/></text:span><text:span text:style-name="T60">@Interceptor</text:span><text:span text:style-name="T60"><text:line-break/></text:span><text:span text:style-name="T60">@Retry</text:span><text:span text:style-name="T60"><text:line-break/></text:span><text:span text:style-name="T60">@Priority</text:span><text:span text:style-name="T65">(</text:span><text:span text:style-name="T60">Interceptor</text:span><text:span text:style-name="T65">.</text:span><text:span text:style-name="T63">Priority</text:span><text:span text:style-name="T65">.</text:span><text:span text:style-name="T76">APPLICATION</text:span><text:span text:style-name="T65"> + </text:span><text:span text:style-name="T76">2</text:span><text:span text:style-name="T65">)</text:span><text:span text:style-name="T65"><text:line-break/></text:span><text:span text:style-name="T61">public</text:span><text:span text:style-name="T65"> </text:span><text:span text:style-name="T61">class</text:span><text:span text:style-name="T65"> </text:span><text:span text:style-name="T63">RetryInterceptor</text:span><text:span text:style-name="T65"> {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9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2">Order is important, since they can wrap each other.</text:span></text:p>
              <text:p><text:span text:style-name="T2">Highest priority is the innermost.</text:span></text:p>
              <text:p><text:span text:style-name="T2">We want to retry, log, and return response in this order.</text:span></text:p>
              <text:p><text:span text:style-name="T2"/></text:p>
            </draw:text-box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ceptor chaining via beans.xm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13"><text:span text:style-name="T3">&lt;</text:span><text:span text:style-name="T4">beans</text:span><text:span text:style-name="T5"> </text:span><text:span text:style-name="T6">xmlns</text:span><text:span text:style-name="T7">=</text:span><text:span text:style-name="T8">"</text:span><text:span text:style-name="T8"><text:a xlink:href="http://xmlns.jcp.org/xml/ns/javaee" xlink:type="simple">http://xmlns.jcp.org/xml/ns/javaee</text:a></text:span><text:span text:style-name="T8">" </text:span><text:span text:style-name="T6">xmlns:xsi</text:span><text:span text:style-name="T7">=</text:span><text:span text:style-name="T8">"</text:span><text:span text:style-name="T8"><text:a xlink:href="http://www.w3.org/2001/XMLSchema-instance" xlink:type="simple">http://www.w3.org/2001/XMLSchema-instance</text:a></text:span><text:span text:style-name="T8">" </text:span><text:span text:style-name="T6">xsi:schemaLocation</text:span><text:span text:style-name="T7">=</text:span><text:span text:style-name="T8">"http://xmlns.jcp.org/xml/ns/javaee http://xmlns.jcp.org/xml/ns/javaee/beans_1_1.xsd"</text:span><text:span text:style-name="T5"> </text:span><text:span text:style-name="T6">bean-discovery-mode</text:span><text:span text:style-name="T7">=</text:span><text:span text:style-name="T8">"all"</text:span><text:span text:style-name="T3">&gt;</text:span><text:span text:style-name="T3"><text:line-break/></text:span><text:span text:style-name="T7"> <text:s text:c="3"/></text:span><text:span text:style-name="T3">&lt;</text:span><text:span text:style-name="T4">interceptor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ExceptionAsResponse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TraceLog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7"/></text:span><text:span text:style-name="T3">&lt;</text:span><text:span text:style-name="T4">class</text:span><text:span text:style-name="T3">&gt;</text:span><text:span text:style-name="T7">dbarchiver.aspect.RetryInterceptor</text:span><text:span text:style-name="T3">&lt;/</text:span><text:span text:style-name="T4">class</text:span><text:span text:style-name="T3">&gt;</text:span><text:span text:style-name="T3"><text:line-break/></text:span><text:span text:style-name="T7"> <text:s text:c="3"/></text:span><text:span text:style-name="T3">&lt;/</text:span><text:span text:style-name="T4">interceptors</text:span><text:span text:style-name="T3">&gt;</text:span><text:span text:style-name="T7"><text:line-break/></text:span><text:span text:style-name="T3">&lt;/</text:span><text:span text:style-name="T4">beans</text:span><text:span text:style-name="T3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0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Beans.xml declaration is the old legacy method.</text:p>
              <text:p>Use priority annotations instead.</text:p>
            </draw:text-box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rtable extensions</text:p>
          </draw:text-box>
        </draw:frame>
        <draw:frame presentation:style-name="pr3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tegration with third party and new frameworks</text:p>
              </text:list-item>
              <text:list-item>
                <text:p>Container lifecycle events like BeforeBeanDiscovery, ProcessBean, ...</text:p>
              </text:list-item>
              <text:list-item>
                <text:p>Configurators</text:p>
              </text:list-item>
              <text:list-item>
                <text:p>Dynamic addition of interceptors</text:p>
              </text:list-item>
              <text:list-item>
                <text:p>Inject and run lifecycle on non-managed beans</text:p>
              </text:list-item>
              <text:list-item>
                <text:p>Create and manipulate bean class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1" presentation:class="page"/>
          <draw:frame presentation:style-name="pr41" draw:text-style-name="P3" draw:layer="layout" svg:width="17.271cm" svg:height="3.936cm" svg:x="2.159cm" svg:y="13.229cm" presentation:class="notes" presentation:user-transformed="true">
            <draw:text-box>
              <text:p>CDI offers a standard way to create CDI extensions.</text:p>
              <text:p>CDI Extension is complicated, if you want to create an extension you will most likely spend days on it. I highly recommend you check the CDI specification for details. And a lot and a lot of examples on the net.</text:p>
            </draw:text-box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g bean discovery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p text:style-name="P8"><text:span text:style-name="T15">class</text:span><text:span text:style-name="T22"> </text:span><text:span text:style-name="T17">MyExtension</text:span><text:span text:style-name="T22"> </text:span><text:span text:style-name="T15">implements</text:span><text:span text:style-name="T22"> </text:span><text:span text:style-name="T29">Extension</text:span><text:span text:style-name="T22"> {</text:span></text:p>
            <text:p text:style-name="P8"><text:span text:style-name="T15"/></text:p>
            <text:p text:style-name="P8"><text:span text:style-name="T22"><text:s text:c="4"/></text:span><text:span text:style-name="T17">Logger</text:span><text:span text:style-name="T22"> </text:span><text:span text:style-name="T17">logger</text:span><text:span text:style-name="T22"> = </text:span><text:span text:style-name="T17">Logger</text:span><text:span text:style-name="T22">.</text:span><text:span text:style-name="T30">getLogger</text:span><text:span text:style-name="T22">(getClass().getName());</text:span></text:p>
            <text:p text:style-name="P8"><text:span text:style-name="T15"/></text:p>
            <text:p text:style-name="P8"><text:span text:style-name="T22"><text:s text:c="4"/></text:span><text:span text:style-name="T15">void</text:span><text:span text:style-name="T22"> beforeBeanDiscovery (</text:span><text:span text:style-name="T27">@Observes</text:span><text:span text:style-name="T22"> </text:span><text:span text:style-name="T29">BeforeBeanDiscovery</text:span><text:span text:style-name="T22"> </text:span><text:span text:style-name="T25">bbd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beginning the scanning process"</text:span><text:span text:style-name="T22">);</text:span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22"><text:s text:c="4"/></text:span><text:span text:style-name="T22">&lt;</text:span><text:span text:style-name="T17">T</text:span><text:span text:style-name="T22">&gt; </text:span><text:span text:style-name="T15">void</text:span><text:span text:style-name="T22"> processAnnotatedType (</text:span><text:span text:style-name="T27">@Observes</text:span><text:span text:style-name="T22"> </text:span><text:span text:style-name="T29">ProcessAnnotatedType</text:span><text:span text:style-name="T22">&lt;</text:span><text:span text:style-name="T17">T</text:span><text:span text:style-name="T22">&gt; </text:span><text:span text:style-name="T25">pat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scanning type: "</text:span><text:span text:style-name="T22"> + </text:span><text:span text:style-name="T25">pat</text:span><text:span text:style-name="T22">.</text:span><text:span text:style-name="T30">getAnnotatedType</text:span><text:span text:style-name="T22">().</text:span><text:span text:style-name="T30">getJavaClass</text:span><text:span text:style-name="T22">().getName());</text:span></text:p>
            <text:p text:style-name="P8"><text:span text:style-name="T15"/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22"><text:s text:c="4"/></text:span><text:span text:style-name="T15">void</text:span><text:span text:style-name="T22"> afterBeanDiscovery (</text:span><text:span text:style-name="T27">@Observes</text:span><text:span text:style-name="T22"> </text:span><text:span text:style-name="T29">AfterBeanDiscovery</text:span><text:span text:style-name="T22"> </text:span><text:span text:style-name="T25">abd</text:span><text:span text:style-name="T22">) {</text:span></text:p>
            <text:p text:style-name="P8"><text:span text:style-name="T22"><text:s text:c="8"/></text:span><text:span text:style-name="T17">logger</text:span><text:span text:style-name="T22">.info(</text:span><text:span text:style-name="T31">"finished the scanning process"</text:span><text:span text:style-name="T22">);</text:span></text:p>
            <text:p text:style-name="P8"><text:span text:style-name="T15"><text:s text:c="4"/></text:span><text:span text:style-name="T15">}</text:span></text:p>
            <text:p text:style-name="P8"><text:span text:style-name="T15"/></text:p>
            <text:p text:style-name="P8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2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This example sits on the bean discovery process.</text:p>
              <text:p>CDI will scan the classpath for beans, and this extension can log the discovered beans.</text:p>
              <text:p/>
            </draw:text-box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gnore annotated beans</text:p>
          </draw:text-box>
        </draw:frame>
        <draw:frame presentation:style-name="pr5" draw:text-style-name="P23" draw:layer="layout" svg:width="25.199cm" svg:height="13.859cm" svg:x="1.4cm" svg:y="4.914cm" presentation:class="outline" presentation:user-transformed="true">
          <draw:text-box>
            <text:p text:style-name="P8"><text:span text:style-name="T103">class</text:span><text:span text:style-name="T104"> </text:span><text:span text:style-name="T105">MyExtension</text:span><text:span text:style-name="T104"> </text:span><text:span text:style-name="T103">implements</text:span><text:span text:style-name="T104"> </text:span><text:span text:style-name="T108">Extension</text:span><text:span text:style-name="T104"> {</text:span></text:p>
            <text:p text:style-name="P8"><text:span text:style-name="T106"/></text:p>
            <text:p text:style-name="P8"><text:span text:style-name="T104"><text:s text:c="4"/></text:span><text:span text:style-name="T104">&lt;</text:span><text:span text:style-name="T105">T</text:span><text:span text:style-name="T104">&gt; </text:span><text:span text:style-name="T103">void</text:span><text:span text:style-name="T104"> </text:span><text:span text:style-name="T110">processAnnotatedType</text:span><text:span text:style-name="T104"> (</text:span><text:span text:style-name="T107">@Observes</text:span><text:span text:style-name="T104"> </text:span><text:span text:style-name="T107">@WithAnnotations</text:span><text:span text:style-name="T104">({</text:span><text:span text:style-name="T107">Ignore</text:span><text:span text:style-name="T104">.</text:span><text:span text:style-name="T103">class</text:span><text:span text:style-name="T104">}) </text:span><text:span text:style-name="T108">ProcessAnnotatedType</text:span><text:span text:style-name="T104">&lt;</text:span><text:span text:style-name="T105">T</text:span><text:span text:style-name="T104">&gt; </text:span><text:span text:style-name="T111">pat</text:span><text:span text:style-name="T104">) {</text:span></text:p>
            <text:p text:style-name="P8"><text:span text:style-name="T104"><text:s text:c="8"/></text:span><text:span text:style-name="T103">if</text:span><text:span text:style-name="T104">( </text:span><text:span text:style-name="T114">pat</text:span><text:span text:style-name="T104">.</text:span><text:span text:style-name="T113">getAnnotatedType</text:span><text:span text:style-name="T104">().</text:span><text:span text:style-name="T113">isAnnotationPresent</text:span><text:span text:style-name="T104">(</text:span><text:span text:style-name="T107">Ignore</text:span><text:span text:style-name="T104">.</text:span><text:span text:style-name="T103">class</text:span><text:span text:style-name="T104">) ){</text:span></text:p>
            <text:p text:style-name="P8"><text:span text:style-name="T104"><text:s text:c="12"/></text:span><text:span text:style-name="T114">pat</text:span><text:span text:style-name="T104">.</text:span><text:span text:style-name="T113">veto</text:span><text:span text:style-name="T104">();</text:span></text:p>
            <text:p text:style-name="P8"><text:span text:style-name="T104"><text:s text:c="8"/></text:span><text:span text:style-name="T104">}</text:span></text:p>
            <text:p text:style-name="P8"><text:span text:style-name="T106"/></text:p>
            <text:p text:style-name="P8"><text:span text:style-name="T104"><text:s text:c="4"/></text:span><text:span text:style-name="T104">}</text:span></text:p>
            <text:p text:style-name="P8"><text:span text:style-name="T106"/></text:p>
            <text:p text:style-name="P8"><text:span text:style-name="T10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We can veto beans with our @Ignore annotation.</text:p>
              <text:p/>
            </draw:text-box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quillian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arquillian.org/" xlink:type="simple">https://arquillian.org/</text:a></text:p>
              </text:list-item>
              <text:list-item>
                <text:p>JUnit runner for testing CDI application</text:p>
              </text:list-item>
              <text:list-item>
                <text:p>Works by creating custom CDI/Weld deploy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quillian example</text:p>
          </draw:text-box>
        </draw:frame>
        <draw:frame presentation:style-name="pr29" draw:text-style-name="P9" draw:layer="layout" svg:width="25.199cm" svg:height="12.18cm" svg:x="1.4cm" svg:y="4.914cm" presentation:class="outline" presentation:user-transformed="true">
          <draw:text-box>
            <text:p text:style-name="P8"><text:span text:style-name="T95">@RunWith</text:span><text:span text:style-name="T13">(</text:span><text:span text:style-name="T93">Arquillian</text:span><text:span text:style-name="T13">.</text:span><text:span text:style-name="T92">class</text:span><text:span text:style-name="T13">)</text:span></text:p>
            <text:p text:style-name="P8"><text:span text:style-name="T92">public</text:span><text:span text:style-name="T13"> </text:span><text:span text:style-name="T92">class</text:span><text:span text:style-name="T13"> </text:span><text:span text:style-name="T93">GreeterTest</text:span><text:span text:style-name="T13"> {</text:span></text:p>
            <text:p text:style-name="P8"><text:span text:style-name="T94"/></text:p>
            <text:p text:style-name="P8"><text:span text:style-name="T13"><text:s text:c="4"/></text:span><text:span text:style-name="T95">@Deployment</text:span></text:p>
            <text:p text:style-name="P8"><text:span text:style-name="T13"><text:s text:c="4"/></text:span><text:span text:style-name="T92">public</text:span><text:span text:style-name="T13"> </text:span><text:span text:style-name="T92">static</text:span><text:span text:style-name="T13"> </text:span><text:span text:style-name="T96">JavaArchive</text:span><text:span text:style-name="T13"> </text:span><text:span text:style-name="T98">createDeployment</text:span><text:span text:style-name="T13">() {</text:span></text:p>
            <text:p text:style-name="P8"><text:span text:style-name="T13"><text:s text:c="8"/></text:span><text:span text:style-name="T92">return</text:span><text:span text:style-name="T13"> </text:span><text:span text:style-name="T93">ShrinkWrap</text:span></text:p>
            <text:p text:style-name="P8"><text:span text:style-name="T13"><text:s text:c="12"/></text:span><text:span text:style-name="T13">.</text:span><text:span text:style-name="T102">create</text:span><text:span text:style-name="T13">(</text:span><text:span text:style-name="T96">JavaArchive</text:span><text:span text:style-name="T13">.</text:span><text:span text:style-name="T92">class</text:span><text:span text:style-name="T13">)</text:span></text:p>
            <text:p text:style-name="P8"><text:span text:style-name="T13"><text:s text:c="12"/></text:span><text:span text:style-name="T13">.</text:span><text:span text:style-name="T102">addClasses</text:span><text:span text:style-name="T13">(</text:span><text:span text:style-name="T93">Greeter</text:span><text:span text:style-name="T13">.</text:span><text:span text:style-name="T92">class</text:span><text:span text:style-name="T13">, </text:span><text:span text:style-name="T93">PhraseBuilder</text:span><text:span text:style-name="T13">.</text:span><text:span text:style-name="T92">class</text:span><text:span text:style-name="T13">)</text:span></text:p>
            <text:p text:style-name="P8"><text:span text:style-name="T13"><text:s text:c="12"/></text:span><text:span text:style-name="T13">.</text:span><text:span text:style-name="T102">addAsManifestResource</text:span><text:span text:style-name="T13">(</text:span><text:span text:style-name="T220">EmptyAsset</text:span><text:span text:style-name="T13">.</text:span><text:span text:style-name="T115">INSTANCE</text:span><text:span text:style-name="T13">, </text:span><text:span text:style-name="T99">"beans.xml"</text:span><text:span text:style-name="T13">);</text:span></text:p>
            <text:p text:style-name="P8"><text:span text:style-name="T13"><text:s text:c="4"/></text:span><text:span text:style-name="T13">}</text:span></text:p>
            <text:p text:style-name="P8"><text:span text:style-name="T94"/></text:p>
            <text:p text:style-name="P8"><text:span text:style-name="T13"><text:s text:c="4"/></text:span><text:span text:style-name="T95">@Inject</text:span></text:p>
            <text:p text:style-name="P8"><text:span text:style-name="T13"><text:s text:c="4"/></text:span><text:span text:style-name="T93">Greeter</text:span><text:span text:style-name="T13"> </text:span><text:span text:style-name="T97">greeter</text:span><text:span text:style-name="T13">;</text:span></text:p>
            <text:p text:style-name="P8"><text:span text:style-name="T94"/></text:p>
            <text:p text:style-name="P8"><text:span text:style-name="T13"><text:s text:c="4"/></text:span><text:span text:style-name="T95">@Test</text:span></text:p>
            <text:p text:style-name="P8"><text:span text:style-name="T13"><text:s text:c="4"/></text:span><text:span text:style-name="T92">public</text:span><text:span text:style-name="T13"> </text:span><text:span text:style-name="T92">void</text:span><text:span text:style-name="T13"> </text:span><text:span text:style-name="T98">should_create_greeting</text:span><text:span text:style-name="T13">() {</text:span></text:p>
            <text:p text:style-name="P8"><text:span text:style-name="T13"><text:s text:c="8"/></text:span><text:span text:style-name="T102">assertEquals</text:span><text:span text:style-name="T13">(</text:span><text:span text:style-name="T99">"Hello, Earthling!"</text:span><text:span text:style-name="T13">, </text:span><text:span text:style-name="T97">greeter</text:span><text:span text:style-name="T13">.createGreeting(</text:span><text:span text:style-name="T99">"Earthling"</text:span><text:span text:style-name="T13">));</text:span></text:p>
            <text:p text:style-name="P8"><text:span text:style-name="T13"><text:s text:c="4"/></text:span><text:span text:style-name="T13">}</text:span></text:p>
            <text:p text:style-name="P8"><text:span text:style-name="T94"/></text:p>
            <text:p text:style-name="P8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DI-Unit</text:p>
          </draw:text-box>
        </draw:frame>
        <draw:frame presentation:style-name="pr35" draw:text-style-name="P4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21"><text:a xlink:href="http://bryncooke.github.io/cdi-unit/" xlink:type="simple">http://bryncooke.github.io/cdi-unit/</text:a></text:span></text:p>
              </text:list-item>
              <text:list-item>
                <text:p><text:span text:style-name="T221">JUnit runner for testing CDI applications</text:span></text:p>
              </text:list-item>
              <text:list-item>
                <text:p><text:span text:style-name="T221">Works by creating custom CDI/Weld deploy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6" presentation:class="page"/>
          <draw:frame presentation:style-name="pr42" draw:text-style-name="P3" draw:layer="layout" svg:width="17.271cm" svg:height="11.806cm" svg:x="2.159cm" svg:y="13.271cm" presentation:class="notes" presentation:user-transformed="true">
            <draw:text-box>
              <text:p>CDI-Unit is an open source library.</text:p>
              <text:p>Based on JUnit 4, does not support JUnit 5 yet.</text:p>
              <text:p>Creates CDI deployments for every single test case.</text:p>
              <text:p>Injects CDI dependencies, runs decorators and interceptors, you just have to configure it properly.</text:p>
              <text:p>Uses the reference implementation JBoss Weld.</text:p>
              <text:p>At IBM we used CDI-Unit everywhere in our application for unit testing and integration testing.</text:p>
            </draw:text-box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DI-Unit supports</text:p>
          </draw:text-box>
        </draw:frame>
        <draw:frame presentation:style-name="pr43" draw:layer="layout" svg:width="25.199cm" svg:height="12.247cm" svg:x="1.4cm" svg:y="4.914cm" presentation:class="outline" presentation:user-transformed="true">
          <draw:text-box>
            <text:list text:style-name="L3">
              <text:list-item>
                <text:p text:style-name="P30"><text:span text:style-name="T221">Mockito via @Mock, @Spy</text:span></text:p>
              </text:list-item>
              <text:list-item>
                <text:p text:style-name="P30"><text:span text:style-name="T221">Custom deployments via @AdditionalClasses, @AdditionalClassPaths, @AdditionalPackages, @IgnoredClasses</text:span></text:p>
              </text:list-item>
              <text:list-item>
                <text:p text:style-name="P30"><text:span text:style-name="T221">Scopes via @InRequestScope, @InSessionScope, @InConversationScope</text:span></text:p>
              </text:list-item>
              <text:list-item>
                <text:p text:style-name="P30"><text:span text:style-name="T221">Alternatives via @EnabledAlternatives, @ProducesAlternative</text:span></text:p>
              </text:list-item>
              <text:list-item>
                <text:p text:style-name="P30"><text:span text:style-name="T221">Java technologies via @SupportEjb, @SupportJaxRs, @SupportDeltaspike* annota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eeterClient</text:p>
          </draw:text-box>
        </draw:frame>
        <draw:frame presentation:style-name="pr23" draw:text-style-name="P20" draw:layer="layout" svg:width="25.199cm" svg:height="14.111cm" svg:x="1.4cm" svg:y="4.783cm" presentation:class="outline" presentation:user-transformed="true">
          <draw:text-box>
            <text:p text:style-name="P8"><text:span text:style-name="T60">@ApplicationScoped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Instance</text:span><text:span text:style-name="T62">&lt;</text:span><text:span text:style-name="T63">String</text:span><text:span text:style-name="T62">&gt; </text:span><text:span text:style-name="T67">user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Inject</text:span></text:p>
            <text:p text:style-name="P8"><text:span text:style-name="T62"><text:s text:c="4"/></text:span><text:span text:style-name="T61">private</text:span><text:span text:style-name="T62"> </text:span><text:span text:style-name="T66">EmailService</text:span><text:span text:style-name="T62"> </text:span><text:span text:style-name="T67">email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</text:span><text:span text:style-name="T62"> () {</text:span></text:p>
            <text:p text:style-name="P8"><text:span text:style-name="T62"><text:s text:c="8"/></text:span><text:span text:style-name="T67">email</text:span><text:span text:style-name="T62">.</text:span><text:span text:style-name="T125">send</text:span><text:span text:style-name="T62">(</text:span><text:span text:style-name="T67">user</text:span><text:span text:style-name="T62">.</text:span><text:span text:style-name="T125">get</text:span><text:span text:style-name="T62">() + </text:span><text:span text:style-name="T69">" said "</text:span><text:span text:style-name="T62"> + </text:span><text:span text:style-name="T67">hello</text:span><text:span text:style-name="T62">.</text:span><text:span text:style-name="T125">hello</text:span><text:span text:style-name="T62">()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8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We have a very standard CDI bean GreeterClient.</text:p>
              <text:p>The greet method sends an email, with the username and the greeting. For example “Frigo said bonjour”, depending on the implementations.</text:p>
              <text:p/>
            </draw:text-box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eeterClientTest</text:p>
          </draw:text-box>
        </draw:frame>
        <draw:frame presentation:style-name="pr5" draw:text-style-name="P20" draw:layer="layout" svg:width="25.199cm" svg:height="13.859cm" svg:x="1.4cm" svg:y="4.914cm" presentation:class="outline" presentation:user-transformed="true">
          <draw:text-box>
            <text:p text:style-name="P8"><text:span text:style-name="T60">@RunWith</text:span><text:span text:style-name="T62">(</text:span><text:span text:style-name="T63">CdiRunner</text:span><text:span text:style-name="T62">.</text:span><text:span text:style-name="T61">class</text:span><text:span text:style-name="T62">)</text:span></text:p>
            <text:p text:style-name="P8"><text:span text:style-name="T61">public</text:span><text:span text:style-name="T62"> </text:span><text:span text:style-name="T61">class</text:span><text:span text:style-name="T62"> </text:span><text:span text:style-name="T63">GreeterClientTest</text:span><text:span text:style-name="T62"> {</text:span></text:p>
            <text:p text:style-name="P8"><text:span text:style-name="T64"/></text:p>
            <text:p text:style-name="P8"><text:span text:style-name="T62"><text:s text:c="4"/></text:span><text:span text:style-name="T60">@Produces</text:span><text:span text:style-name="T62"> </text:span><text:span text:style-name="T61">private</text:span><text:span text:style-name="T62"> </text:span><text:span text:style-name="T63">String</text:span><text:span text:style-name="T62"> </text:span><text:span text:style-name="T67">user</text:span><text:span text:style-name="T62"> = </text:span><text:span text:style-name="T69">"Frigo"</text:span><text:span text:style-name="T62">;</text:span></text:p>
            <text:p text:style-name="P8"><text:span text:style-name="T62"><text:s text:c="4"/></text:span><text:span text:style-name="T60">@Produces</text:span><text:span text:style-name="T62"> </text:span><text:span text:style-name="T60">@Mock</text:span><text:span text:style-name="T62"> </text:span><text:span text:style-name="T61">private</text:span><text:span text:style-name="T62"> </text:span><text:span text:style-name="T66">HelloService</text:span><text:span text:style-name="T62"> </text:span><text:span text:style-name="T67">hello</text:span><text:span text:style-name="T62">;</text:span></text:p>
            <text:p text:style-name="P8"><text:span text:style-name="T62"><text:s text:c="4"/></text:span><text:span text:style-name="T60">@Produces</text:span><text:span text:style-name="T62"> </text:span><text:span text:style-name="T60">@Mock</text:span><text:span text:style-name="T62"> </text:span><text:span text:style-name="T61">private</text:span><text:span text:style-name="T62"> </text:span><text:span text:style-name="T66">EmailService</text:span><text:span text:style-name="T62"> </text:span><text:span text:style-name="T67">email</text:span><text:span text:style-name="T62">;</text:span></text:p>
            <text:p text:style-name="P8"><text:span text:style-name="T62"><text:s text:c="4"/></text:span><text:span text:style-name="T60">@Inject</text:span><text:span text:style-name="T62"> </text:span><text:span text:style-name="T61">private</text:span><text:span text:style-name="T62"> </text:span><text:span text:style-name="T63">GreeterClient</text:span><text:span text:style-name="T62"> </text:span><text:span text:style-name="T67">greeter</text:span><text:span text:style-name="T62">;</text:span></text:p>
            <text:p text:style-name="P8"><text:span text:style-name="T64"/></text:p>
            <text:p text:style-name="P8"><text:span text:style-name="T62"><text:s text:c="4"/></text:span><text:span text:style-name="T60">@Test</text:span></text:p>
            <text:p text:style-name="P8"><text:span text:style-name="T62"><text:s text:c="4"/></text:span><text:span text:style-name="T61">public</text:span><text:span text:style-name="T62"> </text:span><text:span text:style-name="T61">void</text:span><text:span text:style-name="T62"> </text:span><text:span text:style-name="T65">greet_test</text:span><text:span text:style-name="T62"> () {</text:span></text:p>
            <text:p text:style-name="P8"><text:span text:style-name="T62"><text:s text:c="8"/></text:span><text:span text:style-name="T63">Mockito</text:span><text:span text:style-name="T62">.</text:span><text:span text:style-name="T125">doReturn</text:span><text:span text:style-name="T62">(</text:span><text:span text:style-name="T69">"Bonjour"</text:span><text:span text:style-name="T62">).</text:span><text:span text:style-name="T125">when</text:span><text:span text:style-name="T62">(</text:span><text:span text:style-name="T67">hello</text:span><text:span text:style-name="T62">).</text:span><text:span text:style-name="T125">hello</text:span><text:span text:style-name="T62">();</text:span></text:p>
            <text:p text:style-name="P8"><text:span text:style-name="T62"><text:s text:c="8"/></text:span><text:span text:style-name="T67">greeter</text:span><text:span text:style-name="T62">.greet();</text:span></text:p>
            <text:p text:style-name="P8"><text:span text:style-name="T62"><text:s text:c="8"/></text:span><text:span text:style-name="T63">Mockito</text:span><text:span text:style-name="T62">.</text:span><text:span text:style-name="T125">verify</text:span><text:span text:style-name="T62">(</text:span><text:span text:style-name="T67">email</text:span><text:span text:style-name="T62">).</text:span><text:span text:style-name="T125">send</text:span><text:span text:style-name="T62">(</text:span><text:span text:style-name="T69">"Frigo said Bonjour"</text:span><text:span text:style-name="T62">);</text:span></text:p>
            <text:p text:style-name="P8"><text:span text:style-name="T62"><text:s text:c="4"/></text:span><text:span text:style-name="T62">}</text:span></text:p>
            <text:p text:style-name="P8"><text:span text:style-name="T64"/></text:p>
            <text:p text:style-name="P8"><text:span text:style-name="T6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9" presentation:class="page"/>
          <draw:frame presentation:style-name="pr27" draw:text-style-name="P3" draw:layer="layout" svg:width="17.271cm" svg:height="13.38cm" svg:x="2.159cm" svg:y="13.271cm" presentation:class="notes" presentation:user-transformed="true">
            <draw:text-box>
              <text:p>We have a test class for GreeterClient.</text:p>
              <text:p>We tell JUnit to use CDI-Unit for running this test class.</text:p>
              <text:p>We declare some dependencies with producer fields.</text:p>
              <text:p>User is a string and the services are Mockito mocks.</text:p>
              <text:p>GreeterClient is the real implementation under test.</text:p>
              <text:p>In the test we mock HelloService to return “Bonjour”.</text:p>
              <text:p>We invoke the greet method of the GreeterClient.</text:p>
              <text:p>We verify the email was sent with “Frigo said Bonjour”.</text:p>
              <text:p/>
            </draw:text-box>
          </draw:frame>
        </presentation:notes>
      </draw:page>
      <draw:page draw:name="page1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aster</text:p>
          </draw:text-box>
        </draw:frame>
        <draw:frame presentation:style-name="pr29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github.com/i-Cell-Mobilsoft-Open-Source/roaster" xlink:type="simple">https://github.com/i-Cell-Mobilsoft-Open-Source/roaster</text:a></text:p>
              </text:list-item>
              <text:list-item>
                <text:p>I-Cell Mobilsoft open source product</text:p>
              </text:list-item>
              <text:list-item>
                <text:p>Works by creating custom CDI/Weld deployments</text:p>
              </text:list-item>
              <text:list-item>
                <text:p text:style-name="P30">Based on JUnit5 @EnableWeld annotation</text:p>
              </text:list-item>
              <text:list-item>
                <text:p>Base classes for unit and integration 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eWeldUnitType</text:p>
          </draw:text-box>
        </draw:frame>
        <draw:frame presentation:style-name="pr44" draw:text-style-name="P45" draw:layer="layout" svg:width="25.199cm" svg:height="12.268cm" svg:x="1.4cm" svg:y="6.205cm" presentation:class="outline" presentation:user-transformed="true">
          <draw:text-box>
            <text:p text:style-name="P8"><text:span text:style-name="T165">@EnableWeld</text:span></text:p>
            <text:p text:style-name="P8"><text:span text:style-name="T158">public</text:span><text:span text:style-name="T159"> </text:span><text:span text:style-name="T158">abstract</text:span><text:span text:style-name="T159"> </text:span><text:span text:style-name="T158">class</text:span><text:span text:style-name="T159"> </text:span><text:span text:style-name="T164">BaseWeldUnitType</text:span><text:span text:style-name="T159"> {</text:span></text:p>
            <text:p text:style-name="P8"><text:span text:style-name="T222"/></text:p>
            <text:p text:style-name="P8"><text:span text:style-name="T159"><text:s text:c="4"/></text:span><text:span text:style-name="T165">@WeldSetup</text:span></text:p>
            <text:p text:style-name="P8"><text:span text:style-name="T159"><text:s text:c="4"/></text:span><text:span text:style-name="T158">private</text:span><text:span text:style-name="T159"> </text:span><text:span text:style-name="T160">WeldInitiator</text:span><text:span text:style-name="T159"> </text:span><text:span text:style-name="T223">weldInitiator</text:span><text:span text:style-name="T159"> = initWeld();</text:span></text:p>
            <text:p text:style-name="P8"><text:span text:style-name="T222"/></text:p>
            <text:p text:style-name="P8"><text:span text:style-name="T159"><text:s text:c="4"/></text:span><text:span text:style-name="T158">private</text:span><text:span text:style-name="T159"> </text:span><text:span text:style-name="T160">WeldInitiator</text:span><text:span text:style-name="T159"> </text:span><text:span text:style-name="T163">initWeld</text:span><text:span text:style-name="T159">() {</text:span></text:p>
            <text:p text:style-name="P8"><text:span text:style-name="T159"><text:s text:c="8"/></text:span><text:span text:style-name="T165">@SuppressWarnings</text:span><text:span text:style-name="T159">(</text:span><text:span text:style-name="T224">"unchecked"</text:span><text:span text:style-name="T159">)</text:span></text:p>
            <text:p text:style-name="P8"><text:span text:style-name="T159"><text:s text:c="8"/></text:span><text:span text:style-name="T160">Weld</text:span><text:span text:style-name="T159"> </text:span><text:span text:style-name="T168">weld</text:span><text:span text:style-name="T159"> = </text:span><text:span text:style-name="T160">WeldInitiator</text:span><text:span text:style-name="T159">.</text:span><text:span text:style-name="T225">createWeld</text:span><text:span text:style-name="T159">()</text:span><text:span text:style-name="T166">//</text:span></text:p>
            <text:p text:style-name="P8"><text:span text:style-name="T159"><text:s text:c="16"/></text:span><text:span text:style-name="T159">.enableDiscovery() </text:span><text:span text:style-name="T166">//</text:span></text:p>
            <text:p text:style-name="P8"><text:span text:style-name="T159"><text:s text:c="8"/></text:span><text:span text:style-name="T159">;</text:span></text:p>
            <text:p text:style-name="P8"><text:span text:style-name="T159"><text:s text:c="8"/></text:span><text:span text:style-name="T226">configureWeld</text:span><text:span text:style-name="T159">(</text:span><text:span text:style-name="T169">weld</text:span><text:span text:style-name="T159">);</text:span></text:p>
            <text:p text:style-name="P8"><text:span text:style-name="T222"/></text:p>
            <text:p text:style-name="P8"><text:span text:style-name="T159"><text:s text:c="8"/></text:span><text:span text:style-name="T160">WeldInitiator</text:span><text:span text:style-name="T159">.</text:span><text:span text:style-name="T160">Builder</text:span><text:span text:style-name="T159"> </text:span><text:span text:style-name="T168">weldInitiatorBuilder</text:span><text:span text:style-name="T159"> = </text:span><text:span text:style-name="T160">WeldInitiator</text:span><text:span text:style-name="T159">.</text:span><text:span text:style-name="T225">from</text:span><text:span text:style-name="T159">(</text:span><text:span text:style-name="T169">weld</text:span><text:span text:style-name="T159">);</text:span></text:p>
            <text:p text:style-name="P8"><text:span text:style-name="T159"><text:s text:c="8"/></text:span><text:span text:style-name="T169">weldInitiatorBuilder</text:span><text:span text:style-name="T159">.activate(</text:span><text:span text:style-name="T165">RequestScoped</text:span><text:span text:style-name="T159">.</text:span><text:span text:style-name="T158">class</text:span><text:span text:style-name="T159">);</text:span></text:p>
            <text:p text:style-name="P8"><text:span text:style-name="T159"><text:s text:c="8"/></text:span><text:span text:style-name="T159">configureWeldInitiatorBuilder(</text:span><text:span text:style-name="T169">weldInitiatorBuilder</text:span><text:span text:style-name="T159">);</text:span></text:p>
            <text:p text:style-name="P8"><text:span text:style-name="T159"><text:s text:c="8"/></text:span><text:span text:style-name="T158">return</text:span><text:span text:style-name="T159"> </text:span><text:span text:style-name="T169">weldInitiatorBuilder</text:span><text:span text:style-name="T159">.build();</text:span></text:p>
            <text:p text:style-name="P8"><text:span text:style-name="T159"><text:s text:c="4"/></text:span><text:span text:style-name="T159">}</text:span></text:p>
            <text:p text:style-name="P8"><text:span text:style-name="T222"/></text:p>
            <text:p text:style-name="P8"><text:span text:style-name="T159"><text:s text:c="4"/></text:span><text:span text:style-name="T165">@Deprecated</text:span><text:span text:style-name="T159">(since = </text:span><text:span text:style-name="T224">"0.2.0"</text:span><text:span text:style-name="T159">, forRemoval = </text:span><text:span text:style-name="T158">true</text:span><text:span text:style-name="T159">)</text:span></text:p>
            <text:p text:style-name="P8"><text:span text:style-name="T159"><text:s text:c="4"/></text:span><text:span text:style-name="T158">protected</text:span><text:span text:style-name="T159"> </text:span><text:span text:style-name="T158">void</text:span><text:span text:style-name="T159"> </text:span><text:span text:style-name="T226">configureWeld</text:span><text:span text:style-name="T159">(</text:span><text:span text:style-name="T160">Weld</text:span><text:span text:style-name="T159"> </text:span><text:span text:style-name="T168">weld</text:span><text:span text:style-name="T159">) {</text:span></text:p>
            <text:p text:style-name="P8"><text:span text:style-name="T222"/></text:p>
            <text:p text:style-name="P8"><text:span text:style-name="T159"><text:s text:c="4"/></text:span><text:span text:style-name="T159">}</text:span></text:p>
            <text:p text:style-name="P8"><text:span text:style-name="T222"/></text:p>
            <text:p text:style-name="P8"><text:span text:style-name="T159"><text:s text:c="4"/></text:span><text:span text:style-name="T158">protected</text:span><text:span text:style-name="T159"> </text:span><text:span text:style-name="T158">void</text:span><text:span text:style-name="T159"> </text:span><text:span text:style-name="T163">configureWeldInitiatorBuilder</text:span><text:span text:style-name="T159">(</text:span><text:span text:style-name="T160">WeldInitiator</text:span><text:span text:style-name="T159">.</text:span><text:span text:style-name="T160">Builder</text:span><text:span text:style-name="T159"> </text:span><text:span text:style-name="T168">weldInitiatorBuilder</text:span><text:span text:style-name="T159">) {</text:span></text:p>
            <text:p text:style-name="P8"><text:span text:style-name="T222"/></text:p>
            <text:p text:style-name="P8"><text:span text:style-name="T159"><text:s text:c="4"/></text:span><text:span text:style-name="T159">}</text:span></text:p>
            <text:p text:style-name="P8"><text:span text:style-name="T222"/></text:p>
            <text:p text:style-name="P8"><text:span text:style-name="T15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seConfigurableWeldIt</text:p>
          </draw:text-box>
        </draw:frame>
        <draw:frame presentation:style-name="pr45" draw:text-style-name="P21" draw:layer="layout" svg:width="25.199cm" svg:height="12.691cm" svg:x="1.4cm" svg:y="6.241cm" presentation:class="outline" presentation:user-transformed="true">
          <draw:text-box>
            <text:p text:style-name="P8"><text:span text:style-name="T165">@EnableWeld</text:span></text:p>
            <text:p text:style-name="P8"><text:span text:style-name="T158">public</text:span><text:span text:style-name="T159"> </text:span><text:span text:style-name="T158">abstract</text:span><text:span text:style-name="T159"> </text:span><text:span text:style-name="T158">class</text:span><text:span text:style-name="T159"> </text:span><text:span text:style-name="T164">BaseConfigurableWeldIT</text:span><text:span text:style-name="T159"> {</text:span></text:p>
            <text:p text:style-name="P8"><text:span text:style-name="T222"/></text:p>
            <text:p text:style-name="P8"><text:span text:style-name="T159"><text:s text:c="4"/></text:span><text:span text:style-name="T165">@WeldSetup</text:span></text:p>
            <text:p text:style-name="P8"><text:span text:style-name="T159"><text:s text:c="4"/></text:span><text:span text:style-name="T158">private</text:span><text:span text:style-name="T159"> </text:span><text:span text:style-name="T160">WeldInitiator</text:span><text:span text:style-name="T159"> </text:span><text:span text:style-name="T223">weldInitiator</text:span><text:span text:style-name="T159"> = initWeld();</text:span></text:p>
            <text:p text:style-name="P8"><text:span text:style-name="T222"/></text:p>
            <text:p text:style-name="P8"><text:span text:style-name="T159"><text:s text:c="4"/></text:span><text:span text:style-name="T158">private</text:span><text:span text:style-name="T159"> </text:span><text:span text:style-name="T160">WeldInitiator</text:span><text:span text:style-name="T159"> </text:span><text:span text:style-name="T163">initWeld</text:span><text:span text:style-name="T159">() {</text:span></text:p>
            <text:p text:style-name="P8"><text:span text:style-name="T159"><text:s text:c="8"/></text:span><text:span text:style-name="T165">@SuppressWarnings</text:span><text:span text:style-name="T159">(</text:span><text:span text:style-name="T224">"unchecked"</text:span><text:span text:style-name="T159">)</text:span></text:p>
            <text:p text:style-name="P8"><text:span text:style-name="T159"><text:s text:c="8"/></text:span><text:span text:style-name="T160">Weld</text:span><text:span text:style-name="T159"> </text:span><text:span text:style-name="T168">weld</text:span><text:span text:style-name="T159"> = </text:span><text:span text:style-name="T160">WeldInitiator</text:span><text:span text:style-name="T159">.</text:span><text:span text:style-name="T225">createWeld</text:span><text:span text:style-name="T159">()</text:span><text:span text:style-name="T166">//</text:span></text:p>
            <text:p text:style-name="P8"><text:span text:style-name="T159"><text:s text:c="16"/></text:span><text:span text:style-name="T159">.enableDiscovery() </text:span><text:span text:style-name="T166">//</text:span></text:p>
            <text:p text:style-name="P8"><text:span text:style-name="T159"><text:s text:c="16"/></text:span><text:span text:style-name="T159">.addExtensions(</text:span><text:span text:style-name="T160">ConfigExtension</text:span><text:span text:style-name="T159">.</text:span><text:span text:style-name="T158">class</text:span><text:span text:style-name="T159">);</text:span></text:p>
            <text:p text:style-name="P8"><text:span text:style-name="T159"><text:s text:c="8"/></text:span><text:span text:style-name="T159">;</text:span></text:p>
            <text:p text:style-name="P8"><text:span text:style-name="T159"><text:s text:c="8"/></text:span><text:span text:style-name="T226">configureWeld</text:span><text:span text:style-name="T159">(</text:span><text:span text:style-name="T169">weld</text:span><text:span text:style-name="T159">);</text:span></text:p>
            <text:p text:style-name="P8"><text:span text:style-name="T222"/></text:p>
            <text:p text:style-name="P8"><text:span text:style-name="T159"><text:s text:c="8"/></text:span><text:span text:style-name="T160">WeldInitiator</text:span><text:span text:style-name="T159">.</text:span><text:span text:style-name="T160">Builder</text:span><text:span text:style-name="T159"> </text:span><text:span text:style-name="T168">weldInitiatorBuilder</text:span><text:span text:style-name="T159"> = </text:span><text:span text:style-name="T160">WeldInitiator</text:span><text:span text:style-name="T159">.</text:span><text:span text:style-name="T225">from</text:span><text:span text:style-name="T159">(</text:span><text:span text:style-name="T169">weld</text:span><text:span text:style-name="T159">);</text:span></text:p>
            <text:p text:style-name="P8"><text:span text:style-name="T159"><text:s text:c="8"/></text:span><text:span text:style-name="T169">weldInitiatorBuilder</text:span><text:span text:style-name="T159">.activate(</text:span><text:span text:style-name="T165">RequestScoped</text:span><text:span text:style-name="T159">.</text:span><text:span text:style-name="T158">class</text:span><text:span text:style-name="T159">);</text:span></text:p>
            <text:p text:style-name="P8"><text:span text:style-name="T159"><text:s text:c="8"/></text:span><text:span text:style-name="T159">configureWeldInitiatorBuilder(</text:span><text:span text:style-name="T169">weldInitiatorBuilder</text:span><text:span text:style-name="T159">);</text:span></text:p>
            <text:p text:style-name="P8"><text:span text:style-name="T159"><text:s text:c="8"/></text:span><text:span text:style-name="T158">return</text:span><text:span text:style-name="T159"> </text:span><text:span text:style-name="T169">weldInitiatorBuilder</text:span><text:span text:style-name="T159">.build();</text:span></text:p>
            <text:p text:style-name="P8"><text:span text:style-name="T159"><text:s text:c="4"/></text:span><text:span text:style-name="T159">}</text:span></text:p>
            <text:p text:style-name="P8"><text:span text:style-name="T222"/></text:p>
            <text:p text:style-name="P8"><text:span text:style-name="T159"><text:s text:c="4"/></text:span><text:span text:style-name="T165">@Deprecated</text:span><text:span text:style-name="T159">(since = </text:span><text:span text:style-name="T224">"0.2.0"</text:span><text:span text:style-name="T159">, forRemoval = </text:span><text:span text:style-name="T158">true</text:span><text:span text:style-name="T159">)</text:span></text:p>
            <text:p text:style-name="P8"><text:span text:style-name="T159"><text:s text:c="4"/></text:span><text:span text:style-name="T158">protected</text:span><text:span text:style-name="T159"> </text:span><text:span text:style-name="T158">void</text:span><text:span text:style-name="T159"> </text:span><text:span text:style-name="T226">configureWeld</text:span><text:span text:style-name="T159">(</text:span><text:span text:style-name="T160">Weld</text:span><text:span text:style-name="T159"> </text:span><text:span text:style-name="T168">weld</text:span><text:span text:style-name="T159">) {</text:span></text:p>
            <text:p text:style-name="P8"><text:span text:style-name="T222"/></text:p>
            <text:p text:style-name="P8"><text:span text:style-name="T159"><text:s text:c="4"/></text:span><text:span text:style-name="T159">}</text:span></text:p>
            <text:p text:style-name="P8"><text:span text:style-name="T222"/></text:p>
            <text:p text:style-name="P8"><text:span text:style-name="T159"><text:s text:c="4"/></text:span><text:span text:style-name="T158">protected</text:span><text:span text:style-name="T159"> </text:span><text:span text:style-name="T158">void</text:span><text:span text:style-name="T159"> </text:span><text:span text:style-name="T163">configureWeldInitiatorBuilder</text:span><text:span text:style-name="T159">(</text:span><text:span text:style-name="T160">WeldInitiator</text:span><text:span text:style-name="T159">.</text:span><text:span text:style-name="T160">Builder</text:span><text:span text:style-name="T159"> </text:span><text:span text:style-name="T168">weldInitiatorBuilder</text:span><text:span text:style-name="T159">) {</text:span></text:p>
            <text:p text:style-name="P8"><text:span text:style-name="T222"/></text:p>
            <text:p text:style-name="P8"><text:span text:style-name="T159"><text:s text:c="4"/></text:span><text:span text:style-name="T159">}</text:span></text:p>
            <text:p text:style-name="P8"><text:span text:style-name="T222"/></text:p>
            <text:p text:style-name="P8"><text:span text:style-name="T15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5" draw:text-style-name="P4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27"><text:a xlink:href="https://github.com/cdi-spec" xlink:type="simple">https://github.com/cdi-spec</text:a></text:span></text:p>
              </text:list-item>
              <text:list-item>
                <text:p><text:span text:style-name="T227"><text:a xlink:href="https://github.com/weld" xlink:type="simple">https://github.com/weld</text:a></text:span></text:p>
              </text:list-item>
              <text:list-item>
                <text:p><text:span text:style-name="T227"><text:a xlink:href="https://www.baeldung.com/java-ee-cdi" xlink:type="simple">https://www.baeldung.com/java-ee-cdi</text:a></text:span></text:p>
              </text:list-item>
              <text:list-item>
                <text:p><text:span text:style-name="T227"><text:a xlink:href="https://www.javacodegeeks.com/cdi-tutorials" xlink:type="simple">https://www.javacodegeeks.com/cdi-tutorials</text:a></text:span></text:p>
              </text:list-item>
              <text:list-item>
                <text:p><text:span text:style-name="T227"><text:a xlink:href="https://dzone.com/refcardz/contexts-and-depencency" xlink:type="simple">https://dzone.com/refcardz/contexts-and-depencency</text:a></text:span></text:p>
              </text:list-item>
              <text:list-item>
                <text:p><text:span text:style-name="T227"><text:a xlink:href="http://next-presso.com/" xlink:type="simple">http://next-presso.com/</text:a></text:span></text:p>
              </text:list-item>
              <text:list-item>
                <text:p><text:span text:style-name="T227"><text:a xlink:href="https://javaee.github.io/tutorial/cdi-basic.html" xlink:type="simple">https://javaee.github.io/tutorial/cdi-basic.html</text:a></text:span></text:p>
              </text:list-item>
              <text:list-item>
                <text:p><text:span text:style-name="T227">StackOverflow, Google, practice,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3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If you want more resources on CDI, I highly recommend the CDI specification, it is always updated, at the moment 4.0 is the newest.</text:p>
              <text:p>You can also check the reference implementation which is on github.</text:p>
              <text:p>Baeldung has a good tutorial on CDI.</text:p>
              <text:p>Java Code Geeks as well.</text:p>
              <text:p>DZone has a reference card on CDI.</text:p>
              <text:p>And there is this next-presso website that I have found.</text:p>
              <text:p>And I have also found a random CDI tutorial on github.</text:p>
              <text:p>And as usual StackOverflow, Google, and lots and lots of practice are your friends.</text:p>
            </draw:text-box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ank you!</text:p>
          </draw:text-box>
        </draw:frame>
        <draw:frame presentation:style-name="pr3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4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5">That is the end of my presentation, thank you very much for your attention and patience.</text:p>
              <text:p text:style-name="P5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ystem" style:font-pitch="variable"/>
    <style:font-face style:name="Consolas" svg:font-family="Consolas" style:font-adornments="Italic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family-generic="swiss" style:font-pitch="variable"/>
    <style:font-face style:name="Consolas4" svg:font-family="Consolas" style:font-family-generic="swiss" style:font-pitch="fixed"/>
    <style:font-face style:name="Consolas5" svg:font-family="Consolas"/>
    <style:font-face style:name="Consolas6" svg:font-family="Consolas" style:font-pitch="variable"/>
    <style:font-face style:name="Consolas7" svg:font-family="Consolas" style:font-family-generic="swiss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08T21:31:12.54</meta:creation-date>
    <meta:editing-duration>P2DT18H48M9S</meta:editing-duration>
    <meta:editing-cycles>787</meta:editing-cycles>
    <meta:generator>LibreOffice/7.5.2.2$Windows_X86_64 LibreOffice_project/53bb9681a964705cf672590721dbc85eb4d0c3a2</meta:generator>
    <dc:date>2023-04-03T18:54:48.061000000</dc:date>
    <meta:document-statistic meta:object-count="517"/>
  </office:meta>
</office:document-meta>
</file>